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Lucidasans1" svg:font-family="Lucidasans"/>
    <style:font-face style:name="Times" svg:font-family="Times"/>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4" style:family="table">
      <style:table-properties style:width="15.326cm" table:align="left"/>
    </style:style>
    <style:style style:name="Table4.A" style:family="table-column">
      <style:table-column-properties style:column-width="4.752cm"/>
    </style:style>
    <style:style style:name="Table4.B" style:family="table-column">
      <style:table-column-properties style:column-width="3.344cm"/>
    </style:style>
    <style:style style:name="Table4.C" style:family="table-column">
      <style:table-column-properties style:column-width="3.277cm"/>
    </style:style>
    <style:style style:name="Table4.D" style:family="table-column">
      <style:table-column-properties style:column-width="2.196cm"/>
    </style:style>
    <style:style style:name="Table4.E" style:family="table-column">
      <style:table-column-properties style:column-width="1.757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E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 style:family="table">
      <style:table-properties style:width="4.999cm" table:align="left"/>
    </style:style>
    <style:style style:name="Table2.A" style:family="table-column">
      <style:table-column-properties style:column-width="2.074cm"/>
    </style:style>
    <style:style style:name="Table2.B" style:family="table-column">
      <style:table-column-properties style:column-width="2.925cm"/>
    </style:style>
    <style:style style:name="Table2.A1" style:family="table-cell">
      <style:table-cell-properties style:vertical-align="middle" fo:padding="0.049cm" fo:border="none"/>
    </style:style>
    <style:style style:name="Table3" style:family="table">
      <style:table-properties style:width="6.385cm" table:align="left"/>
    </style:style>
    <style:style style:name="Table3.A" style:family="table-column">
      <style:table-column-properties style:column-width="2.872cm"/>
    </style:style>
    <style:style style:name="Table3.B" style:family="table-column">
      <style:table-column-properties style:column-width="3.514cm"/>
    </style:style>
    <style:style style:name="Table3.A1" style:family="table-cell">
      <style:table-cell-properties style:vertical-align="middle" fo:padding="0.049cm" fo:border="none"/>
    </style:style>
    <style:style style:name="Table1" style:family="table">
      <style:table-properties style:width="12.619cm" table:align="left"/>
    </style:style>
    <style:style style:name="Table1.A" style:family="table-column">
      <style:table-column-properties style:column-width="2.872cm"/>
    </style:style>
    <style:style style:name="Table1.B" style:family="table-column">
      <style:table-column-properties style:column-width="3.941cm"/>
    </style:style>
    <style:style style:name="Table1.C" style:family="table-column">
      <style:table-column-properties style:column-width="5.807cm"/>
    </style:style>
    <style:style style:name="Table1.A1" style:family="table-cell">
      <style:table-cell-properties style:vertical-align="middle" fo:padding="0.049cm" fo:border="none"/>
    </style:style>
    <style:style style:name="Table5" style:family="table">
      <style:table-properties style:width="6.615cm" table:align="left"/>
    </style:style>
    <style:style style:name="Table5.A" style:family="table-column">
      <style:table-column-properties style:column-width="1.577cm"/>
    </style:style>
    <style:style style:name="Table5.B" style:family="table-column">
      <style:table-column-properties style:column-width="2.78cm"/>
    </style:style>
    <style:style style:name="Table5.C" style:family="table-column">
      <style:table-column-properties style:column-width="2.258cm"/>
    </style:style>
    <style:style style:name="Table5.1" style:family="table-row">
      <style:table-row-properties fo:background-color="#0066cc">
        <style:background-image/>
      </style:table-row-properties>
    </style:style>
    <style:style style:name="Table5.A1" style:family="table-cell">
      <style:table-cell-properties style:vertical-align="middle" style:border-line-width="0.002cm 0.088cm 0.002cm" fo:padding="0.132cm" fo:border="0.092cm double #cccccc"/>
    </style:style>
    <style:style style:name="Table5.2" style:family="table-row">
      <style:table-row-properties fo:background-color="#cccccc">
        <style:background-image/>
      </style:table-row-properties>
    </style:style>
    <style:style style:name="Table5.A2" style:family="table-cell">
      <style:table-cell-properties style:vertical-align="middle" style:border-line-width-left="0.002cm 0.088cm 0.002cm" style:border-line-width-bottom="0.002cm 0.088cm 0.002cm" fo:padding="0.132cm" fo:border-left="0.092cm double #cccccc" fo:border-right="none" fo:border-top="none" fo:border-bottom="0.092cm double #cccccc"/>
    </style:style>
    <style:style style:name="Table5.C2" style:family="table-cell">
      <style:table-cell-properties style:vertical-align="middle" style:border-line-width-left="0.002cm 0.088cm 0.002cm" style:border-line-width-right="0.002cm 0.088cm 0.002cm" style:border-line-width-bottom="0.002cm 0.088cm 0.002cm" fo:padding="0.132cm" fo:border-left="0.092cm double #cccccc" fo:border-right="0.092cm double #cccccc" fo:border-top="none" fo:border-bottom="0.092cm double #cccccc"/>
    </style:style>
    <style:style style:name="Table5.3" style:family="table-row">
      <style:table-row-properties fo:background-color="#f7f7f7">
        <style:background-image/>
      </style:table-row-properties>
    </style:style>
    <style:style style:name="Table5.A3" style:family="table-cell">
      <style:table-cell-properties style:vertical-align="middle" fo:background-color="#cccccc" style:border-line-width-left="0.002cm 0.088cm 0.002cm" style:border-line-width-bottom="0.002cm 0.088cm 0.002cm" fo:padding="0.132cm" fo:border-left="0.092cm double #cccccc" fo:border-right="none" fo:border-top="none" fo:border-bottom="0.092cm double #cccccc">
        <style:background-image/>
      </style:table-cell-properties>
    </style:style>
    <style:style style:name="Table6" style:family="table">
      <style:table-properties style:width="6.615cm" table:align="left"/>
    </style:style>
    <style:style style:name="Table6.A" style:family="table-column">
      <style:table-column-properties style:column-width="1.644cm"/>
    </style:style>
    <style:style style:name="Table6.B" style:family="table-column">
      <style:table-column-properties style:column-width="3.69cm"/>
    </style:style>
    <style:style style:name="Table6.C" style:family="table-column">
      <style:table-column-properties style:column-width="1.281cm"/>
    </style:style>
    <style:style style:name="Table6.1" style:family="table-row">
      <style:table-row-properties fo:background-color="#0066cc">
        <style:background-image/>
      </style:table-row-properties>
    </style:style>
    <style:style style:name="Table6.A1" style:family="table-cell">
      <style:table-cell-properties style:vertical-align="middle" style:border-line-width="0.002cm 0.088cm 0.002cm" fo:padding="0.132cm" fo:border="0.092cm double #cccccc"/>
    </style:style>
    <style:style style:name="Table6.2" style:family="table-row">
      <style:table-row-properties fo:background-color="#cccccc">
        <style:background-image/>
      </style:table-row-properties>
    </style:style>
    <style:style style:name="Table6.A2" style:family="table-cell">
      <style:table-cell-properties style:vertical-align="middle" style:border-line-width-left="0.002cm 0.088cm 0.002cm" style:border-line-width-bottom="0.002cm 0.088cm 0.002cm" fo:padding="0.132cm" fo:border-left="0.092cm double #cccccc" fo:border-right="none" fo:border-top="none" fo:border-bottom="0.092cm double #cccccc"/>
    </style:style>
    <style:style style:name="Table6.C2" style:family="table-cell">
      <style:table-cell-properties style:vertical-align="middle" style:border-line-width-left="0.002cm 0.088cm 0.002cm" style:border-line-width-right="0.002cm 0.088cm 0.002cm" style:border-line-width-bottom="0.002cm 0.088cm 0.002cm" fo:padding="0.132cm" fo:border-left="0.092cm double #cccccc" fo:border-right="0.092cm double #cccccc" fo:border-top="none" fo:border-bottom="0.092cm double #cccccc"/>
    </style:style>
    <style:style style:name="Table6.3" style:family="table-row">
      <style:table-row-properties fo:background-color="#f7f7f7">
        <style:background-image/>
      </style:table-row-properties>
    </style:style>
    <style:style style:name="Table6.A3" style:family="table-cell">
      <style:table-cell-properties style:vertical-align="middle" fo:background-color="#cccccc" style:border-line-width-left="0.002cm 0.088cm 0.002cm" style:border-line-width-bottom="0.002cm 0.088cm 0.002cm" fo:padding="0.132cm" fo:border-left="0.092cm double #cccccc" fo:border-right="none" fo:border-top="none" fo:border-bottom="0.092cm double #cccccc">
        <style:background-image/>
      </style:table-cell-properties>
    </style:style>
    <style:style style:name="Table7" style:family="table">
      <style:table-properties style:width="6.615cm" table:align="left"/>
    </style:style>
    <style:style style:name="Table7.A" style:family="table-column">
      <style:table-column-properties style:column-width="2.21cm"/>
    </style:style>
    <style:style style:name="Table7.B" style:family="table-column">
      <style:table-column-properties style:column-width="4.404cm"/>
    </style:style>
    <style:style style:name="Table7.1" style:family="table-row">
      <style:table-row-properties fo:background-color="#0066cc">
        <style:background-image/>
      </style:table-row-properties>
    </style:style>
    <style:style style:name="Table7.A1" style:family="table-cell">
      <style:table-cell-properties style:vertical-align="middle" style:border-line-width="0.002cm 0.088cm 0.002cm" fo:padding="0.132cm" fo:border="0.092cm double #cccccc"/>
    </style:style>
    <style:style style:name="Table7.2" style:family="table-row">
      <style:table-row-properties fo:background-color="#cccccc">
        <style:background-image/>
      </style:table-row-properties>
    </style:style>
    <style:style style:name="Table7.A2" style:family="table-cell">
      <style:table-cell-properties style:vertical-align="middle" style:border-line-width-left="0.002cm 0.088cm 0.002cm" style:border-line-width-bottom="0.002cm 0.088cm 0.002cm" fo:padding="0.132cm" fo:border-left="0.092cm double #cccccc" fo:border-right="none" fo:border-top="none" fo:border-bottom="0.092cm double #cccccc"/>
    </style:style>
    <style:style style:name="Table7.B2" style:family="table-cell">
      <style:table-cell-properties style:vertical-align="middle" style:border-line-width-left="0.002cm 0.088cm 0.002cm" style:border-line-width-right="0.002cm 0.088cm 0.002cm" style:border-line-width-bottom="0.002cm 0.088cm 0.002cm" fo:padding="0.132cm" fo:border-left="0.092cm double #cccccc" fo:border-right="0.092cm double #cccccc" fo:border-top="none" fo:border-bottom="0.092cm double #cccccc"/>
    </style:style>
    <style:style style:name="Table7.3" style:family="table-row">
      <style:table-row-properties fo:background-color="#f7f7f7">
        <style:background-image/>
      </style:table-row-properties>
    </style:style>
    <style:style style:name="Table7.A3" style:family="table-cell">
      <style:table-cell-properties style:vertical-align="middle" fo:background-color="#cccccc" style:border-line-width-left="0.002cm 0.088cm 0.002cm" style:border-line-width-bottom="0.002cm 0.088cm 0.002cm" fo:padding="0.132cm" fo:border-left="0.092cm double #cccccc" fo:border-right="none" fo:border-top="none" fo:border-bottom="0.092cm double #cccccc">
        <style:background-image/>
      </style:table-cell-properties>
    </style:style>
    <style:style style:name="Table8" style:family="table">
      <style:table-properties style:width="10.583cm" table:align="left"/>
    </style:style>
    <style:style style:name="Table8.A" style:family="table-column">
      <style:table-column-properties style:column-width="10.583cm"/>
    </style:style>
    <style:style style:name="Table8.A1" style:family="table-cell">
      <style:table-cell-properties style:vertical-align="middle" fo:background-color="#0066cc" style:border-line-width="0.002cm 0.088cm 0.002cm" fo:padding="0.132cm" fo:border="0.092cm double #cccccc">
        <style:background-image/>
      </style:table-cell-properties>
    </style:style>
    <style:style style:name="Table8.A2" style:family="table-cell">
      <style:table-cell-properties style:vertical-align="middle" fo:background-color="#cccccc" style:border-line-width-left="0.002cm 0.088cm 0.002cm" style:border-line-width-right="0.002cm 0.088cm 0.002cm" style:border-line-width-bottom="0.002cm 0.088cm 0.002cm" fo:padding="0.132cm" fo:border-left="0.092cm double #cccccc" fo:border-right="0.092cm double #cccccc" fo:border-top="none" fo:border-bottom="0.092cm double #cccccc">
        <style:background-image/>
      </style:table-cell-properties>
    </style:style>
    <style:style style:name="Table8.A3" style:family="table-cell">
      <style:table-cell-properties style:vertical-align="middle" fo:background-color="#f7f7f7" style:border-line-width-left="0.002cm 0.088cm 0.002cm" style:border-line-width-right="0.002cm 0.088cm 0.002cm" style:border-line-width-bottom="0.002cm 0.088cm 0.002cm" fo:padding="0.132cm" fo:border-left="0.092cm double #cccccc" fo:border-right="0.092cm double #cccccc" fo:border-top="none" fo:border-bottom="0.092cm double #cccccc">
        <style:background-image/>
      </style:table-cell-properties>
    </style:style>
    <style:style style:name="Table9" style:family="table">
      <style:table-properties style:width="11.91cm" table:align="left"/>
    </style:style>
    <style:style style:name="Table9.A" style:family="table-column">
      <style:table-column-properties style:column-width="1.69cm"/>
    </style:style>
    <style:style style:name="Table9.B" style:family="table-column">
      <style:table-column-properties style:column-width="2.092cm"/>
    </style:style>
    <style:style style:name="Table9.C" style:family="table-column">
      <style:table-column-properties style:column-width="1.976cm"/>
    </style:style>
    <style:style style:name="Table9.D" style:family="table-column">
      <style:table-column-properties style:column-width="2.187cm"/>
    </style:style>
    <style:style style:name="Table9.E" style:family="table-column">
      <style:table-column-properties style:column-width="2.184cm"/>
    </style:style>
    <style:style style:name="Table9.F" style:family="table-column">
      <style:table-column-properties style:column-width="1.782cm"/>
    </style:style>
    <style:style style:name="Table9.1" style:family="table-row">
      <style:table-row-properties fo:background-color="#0066cc">
        <style:background-image/>
      </style:table-row-properties>
    </style:style>
    <style:style style:name="Table9.A1" style:family="table-cell">
      <style:table-cell-properties style:vertical-align="middle" style:border-line-width-left="0.002cm 0.088cm 0.002cm" style:border-line-width-top="0.002cm 0.088cm 0.002cm" style:border-line-width-bottom="0.002cm 0.088cm 0.002cm" fo:padding="0.106cm" fo:border-left="0.092cm double #cccccc" fo:border-right="none" fo:border-top="0.092cm double #cccccc" fo:border-bottom="0.092cm double #cccccc"/>
    </style:style>
    <style:style style:name="Table9.F1" style:family="table-cell">
      <style:table-cell-properties style:vertical-align="middle" style:border-line-width="0.002cm 0.088cm 0.002cm" fo:padding="0.106cm" fo:border="0.092cm double #cccccc"/>
    </style:style>
    <style:style style:name="Table9.2" style:family="table-row">
      <style:table-row-properties fo:background-color="#f7f7f7">
        <style:background-image/>
      </style:table-row-properties>
    </style:style>
    <style:style style:name="Table9.A2" style:family="table-cell">
      <style:table-cell-properties style:vertical-align="middle" fo:background-color="#cccccc" style:border-line-width-left="0.002cm 0.088cm 0.002cm" style:border-line-width-bottom="0.002cm 0.088cm 0.002cm" fo:padding="0.106cm" fo:border-left="0.092cm double #cccccc" fo:border-right="none" fo:border-top="none" fo:border-bottom="0.092cm double #cccccc">
        <style:background-image/>
      </style:table-cell-properties>
    </style:style>
    <style:style style:name="Table9.B2" style:family="table-cell">
      <style:table-cell-properties style:vertical-align="middle" style:border-line-width-left="0.002cm 0.088cm 0.002cm" style:border-line-width-bottom="0.002cm 0.088cm 0.002cm" fo:padding="0.106cm" fo:border-left="0.092cm double #cccccc" fo:border-right="none" fo:border-top="none" fo:border-bottom="0.092cm double #cccccc"/>
    </style:style>
    <style:style style:name="Table9.F2" style:family="table-cell">
      <style:table-cell-properties style:vertical-align="middle" style:border-line-width-left="0.002cm 0.088cm 0.002cm" style:border-line-width-right="0.002cm 0.088cm 0.002cm" style:border-line-width-bottom="0.002cm 0.088cm 0.002cm" fo:padding="0.106cm" fo:border-left="0.092cm double #cccccc" fo:border-right="0.092cm double #cccccc" fo:border-top="none" fo:border-bottom="0.092cm double #cccccc"/>
    </style:style>
    <style:style style:name="Table10" style:family="table">
      <style:table-properties style:width="11.113cm" table:align="left"/>
    </style:style>
    <style:style style:name="Table10.A" style:family="table-column">
      <style:table-column-properties style:column-width="2.194cm"/>
    </style:style>
    <style:style style:name="Table10.B" style:family="table-column">
      <style:table-column-properties style:column-width="2.967cm"/>
    </style:style>
    <style:style style:name="Table10.C" style:family="table-column">
      <style:table-column-properties style:column-width="1.797cm"/>
    </style:style>
    <style:style style:name="Table10.D" style:family="table-column">
      <style:table-column-properties style:column-width="1.868cm"/>
    </style:style>
    <style:style style:name="Table10.E" style:family="table-column">
      <style:table-column-properties style:column-width="2.286cm"/>
    </style:style>
    <style:style style:name="Table10.1" style:family="table-row">
      <style:table-row-properties fo:background-color="#0066cc">
        <style:background-image/>
      </style:table-row-properties>
    </style:style>
    <style:style style:name="Table10.A1" style:family="table-cell">
      <style:table-cell-properties style:vertical-align="middle" style:border-line-width-left="0.002cm 0.088cm 0.002cm" style:border-line-width-top="0.002cm 0.088cm 0.002cm" style:border-line-width-bottom="0.002cm 0.088cm 0.002cm" fo:padding="0.106cm" fo:border-left="0.092cm double #cccccc" fo:border-right="none" fo:border-top="0.092cm double #cccccc" fo:border-bottom="0.092cm double #cccccc"/>
    </style:style>
    <style:style style:name="Table10.E1" style:family="table-cell">
      <style:table-cell-properties style:vertical-align="middle" style:border-line-width="0.002cm 0.088cm 0.002cm" fo:padding="0.106cm" fo:border="0.092cm double #cccccc"/>
    </style:style>
    <style:style style:name="Table10.2" style:family="table-row">
      <style:table-row-properties fo:background-color="#f7f7f7">
        <style:background-image/>
      </style:table-row-properties>
    </style:style>
    <style:style style:name="Table10.A2" style:family="table-cell">
      <style:table-cell-properties style:vertical-align="middle" fo:background-color="#cccccc" style:border-line-width-left="0.002cm 0.088cm 0.002cm" style:border-line-width-bottom="0.002cm 0.088cm 0.002cm" fo:padding="0.106cm" fo:border-left="0.092cm double #cccccc" fo:border-right="none" fo:border-top="none" fo:border-bottom="0.092cm double #cccccc">
        <style:background-image/>
      </style:table-cell-properties>
    </style:style>
    <style:style style:name="Table10.B2" style:family="table-cell">
      <style:table-cell-properties style:vertical-align="middle" style:border-line-width-left="0.002cm 0.088cm 0.002cm" style:border-line-width-bottom="0.002cm 0.088cm 0.002cm" fo:padding="0.106cm" fo:border-left="0.092cm double #cccccc" fo:border-right="none" fo:border-top="none" fo:border-bottom="0.092cm double #cccccc"/>
    </style:style>
    <style:style style:name="Table10.E2" style:family="table-cell">
      <style:table-cell-properties style:vertical-align="middle" style:border-line-width-left="0.002cm 0.088cm 0.002cm" style:border-line-width-right="0.002cm 0.088cm 0.002cm" style:border-line-width-bottom="0.002cm 0.088cm 0.002cm" fo:padding="0.106cm" fo:border-left="0.092cm double #cccccc" fo:border-right="0.092cm double #cccccc" fo:border-top="none" fo:border-bottom="0.092cm double #cccccc"/>
    </style:style>
    <style:style style:name="Table10.5" style:family="table-row">
      <style:table-row-properties fo:background-color="#ffcc99">
        <style:background-image/>
      </style:table-row-properties>
    </style:style>
    <style:style style:name="Table10.C5" style:family="table-cell">
      <style:table-cell-properties style:vertical-align="middle" fo:background-color="#ffcc99" style:border-line-width-left="0.002cm 0.088cm 0.002cm" style:border-line-width-bottom="0.002cm 0.088cm 0.002cm" fo:padding="0.106cm" fo:border-left="0.092cm double #cccccc" fo:border-right="none" fo:border-top="none" fo:border-bottom="0.092cm double #cccccc">
        <style:background-image/>
      </style:table-cell-properties>
    </style:style>
    <style:style style:name="Table11" style:family="table">
      <style:table-properties style:width="11.113cm" table:align="left"/>
    </style:style>
    <style:style style:name="Table11.A" style:family="table-column">
      <style:table-column-properties style:column-width="2.161cm"/>
    </style:style>
    <style:style style:name="Table11.B" style:family="table-column">
      <style:table-column-properties style:column-width="2.875cm"/>
    </style:style>
    <style:style style:name="Table11.C" style:family="table-column">
      <style:table-column-properties style:column-width="3.316cm"/>
    </style:style>
    <style:style style:name="Table11.D" style:family="table-column">
      <style:table-column-properties style:column-width="2.76cm"/>
    </style:style>
    <style:style style:name="Table11.1" style:family="table-row">
      <style:table-row-properties fo:background-color="#0066cc">
        <style:background-image/>
      </style:table-row-properties>
    </style:style>
    <style:style style:name="Table11.A1" style:family="table-cell">
      <style:table-cell-properties style:vertical-align="middle" style:border-line-width-left="0.002cm 0.088cm 0.002cm" style:border-line-width-top="0.002cm 0.088cm 0.002cm" style:border-line-width-bottom="0.002cm 0.088cm 0.002cm" fo:padding="0.132cm" fo:border-left="0.092cm double #cccccc" fo:border-right="none" fo:border-top="0.092cm double #cccccc" fo:border-bottom="0.092cm double #cccccc"/>
    </style:style>
    <style:style style:name="Table11.D1" style:family="table-cell">
      <style:table-cell-properties style:vertical-align="middle" style:border-line-width="0.002cm 0.088cm 0.002cm" fo:padding="0.132cm" fo:border="0.092cm double #cccccc"/>
    </style:style>
    <style:style style:name="Table11.2" style:family="table-row">
      <style:table-row-properties fo:background-color="#f7f7f7">
        <style:background-image/>
      </style:table-row-properties>
    </style:style>
    <style:style style:name="Table11.A2" style:family="table-cell">
      <style:table-cell-properties style:vertical-align="middle" fo:background-color="#cccccc" style:border-line-width-left="0.002cm 0.088cm 0.002cm" style:border-line-width-bottom="0.002cm 0.088cm 0.002cm" fo:padding="0.132cm" fo:border-left="0.092cm double #cccccc" fo:border-right="none" fo:border-top="none" fo:border-bottom="0.092cm double #cccccc">
        <style:background-image/>
      </style:table-cell-properties>
    </style:style>
    <style:style style:name="Table11.B2" style:family="table-cell">
      <style:table-cell-properties style:vertical-align="middle" style:border-line-width-left="0.002cm 0.088cm 0.002cm" style:border-line-width-bottom="0.002cm 0.088cm 0.002cm" fo:padding="0.132cm" fo:border-left="0.092cm double #cccccc" fo:border-right="none" fo:border-top="none" fo:border-bottom="0.092cm double #cccccc"/>
    </style:style>
    <style:style style:name="Table11.D2" style:family="table-cell">
      <style:table-cell-properties style:vertical-align="middle" style:border-line-width-left="0.002cm 0.088cm 0.002cm" style:border-line-width-right="0.002cm 0.088cm 0.002cm" style:border-line-width-bottom="0.002cm 0.088cm 0.002cm" fo:padding="0.132cm" fo:border-left="0.092cm double #cccccc" fo:border-right="0.092cm double #cccccc" fo:border-top="none" fo:border-bottom="0.092cm double #cccccc"/>
    </style:style>
    <style:style style:name="Table11.15" style:family="table-row">
      <style:table-row-properties fo:background-color="#ffcc99">
        <style:background-image/>
      </style:table-row-properties>
    </style:style>
    <style:style style:name="Table12" style:family="table">
      <style:table-properties style:width="11.113cm" table:align="left"/>
    </style:style>
    <style:style style:name="Table12.A" style:family="table-column">
      <style:table-column-properties style:column-width="2.18cm"/>
    </style:style>
    <style:style style:name="Table12.B" style:family="table-column">
      <style:table-column-properties style:column-width="2.965cm"/>
    </style:style>
    <style:style style:name="Table12.C" style:family="table-column">
      <style:table-column-properties style:column-width="1.79cm"/>
    </style:style>
    <style:style style:name="Table12.D" style:family="table-column">
      <style:table-column-properties style:column-width="1.856cm"/>
    </style:style>
    <style:style style:name="Table12.E" style:family="table-column">
      <style:table-column-properties style:column-width="2.321cm"/>
    </style:style>
    <style:style style:name="Table12.1" style:family="table-row">
      <style:table-row-properties fo:background-color="#0066cc">
        <style:background-image/>
      </style:table-row-properties>
    </style:style>
    <style:style style:name="Table12.A1" style:family="table-cell">
      <style:table-cell-properties style:vertical-align="middle" style:border-line-width-left="0.002cm 0.088cm 0.002cm" style:border-line-width-top="0.002cm 0.088cm 0.002cm" style:border-line-width-bottom="0.002cm 0.088cm 0.002cm" fo:padding="0.106cm" fo:border-left="0.092cm double #cccccc" fo:border-right="none" fo:border-top="0.092cm double #cccccc" fo:border-bottom="0.092cm double #cccccc"/>
    </style:style>
    <style:style style:name="Table12.E1" style:family="table-cell">
      <style:table-cell-properties style:vertical-align="middle" style:border-line-width="0.002cm 0.088cm 0.002cm" fo:padding="0.106cm" fo:border="0.092cm double #cccccc"/>
    </style:style>
    <style:style style:name="Table12.2" style:family="table-row">
      <style:table-row-properties fo:background-color="#f7f7f7">
        <style:background-image/>
      </style:table-row-properties>
    </style:style>
    <style:style style:name="Table12.A2" style:family="table-cell">
      <style:table-cell-properties style:vertical-align="middle" fo:background-color="#cccccc" style:border-line-width-left="0.002cm 0.088cm 0.002cm" style:border-line-width-bottom="0.002cm 0.088cm 0.002cm" fo:padding="0.106cm" fo:border-left="0.092cm double #cccccc" fo:border-right="none" fo:border-top="none" fo:border-bottom="0.092cm double #cccccc">
        <style:background-image/>
      </style:table-cell-properties>
    </style:style>
    <style:style style:name="Table12.B2" style:family="table-cell">
      <style:table-cell-properties style:vertical-align="middle" style:border-line-width-left="0.002cm 0.088cm 0.002cm" style:border-line-width-bottom="0.002cm 0.088cm 0.002cm" fo:padding="0.106cm" fo:border-left="0.092cm double #cccccc" fo:border-right="none" fo:border-top="none" fo:border-bottom="0.092cm double #cccccc"/>
    </style:style>
    <style:style style:name="Table12.E2" style:family="table-cell">
      <style:table-cell-properties style:vertical-align="middle" style:border-line-width-left="0.002cm 0.088cm 0.002cm" style:border-line-width-right="0.002cm 0.088cm 0.002cm" style:border-line-width-bottom="0.002cm 0.088cm 0.002cm" fo:padding="0.106cm" fo:border-left="0.092cm double #cccccc" fo:border-right="0.092cm double #cccccc" fo:border-top="none" fo:border-bottom="0.092cm double #cccccc"/>
    </style:style>
    <style:style style:name="Table12.5" style:family="table-row">
      <style:table-row-properties fo:background-color="#ffcc99">
        <style:background-image/>
      </style:table-row-properties>
    </style:style>
    <style:style style:name="Table13" style:family="table">
      <style:table-properties style:width="12.416cm" table:align="left"/>
    </style:style>
    <style:style style:name="Table13.A" style:family="table-column">
      <style:table-column-properties style:column-width="1.976cm"/>
    </style:style>
    <style:style style:name="Table13.B" style:family="table-column">
      <style:table-column-properties style:column-width="1.69cm"/>
    </style:style>
    <style:style style:name="Table13.C" style:family="table-column">
      <style:table-column-properties style:column-width="2.14cm"/>
    </style:style>
    <style:style style:name="Table13.E" style:family="table-column">
      <style:table-column-properties style:column-width="2.822cm"/>
    </style:style>
    <style:style style:name="Table13.F" style:family="table-column">
      <style:table-column-properties style:column-width="2.099cm"/>
    </style:style>
    <style:style style:name="Table13.1" style:family="table-row">
      <style:table-row-properties fo:background-color="#0066cc">
        <style:background-image/>
      </style:table-row-properties>
    </style:style>
    <style:style style:name="Table13.A1" style:family="table-cell">
      <style:table-cell-properties style:vertical-align="middle" style:border-line-width-left="0.002cm 0.088cm 0.002cm" style:border-line-width-top="0.002cm 0.088cm 0.002cm" style:border-line-width-bottom="0.002cm 0.088cm 0.002cm" fo:padding="0.106cm" fo:border-left="0.092cm double #cccccc" fo:border-right="none" fo:border-top="0.092cm double #cccccc" fo:border-bottom="0.092cm double #cccccc"/>
    </style:style>
    <style:style style:name="Table13.F1" style:family="table-cell">
      <style:table-cell-properties style:vertical-align="middle" style:border-line-width="0.002cm 0.088cm 0.002cm" fo:padding="0.106cm" fo:border="0.092cm double #cccccc"/>
    </style:style>
    <style:style style:name="Table13.2" style:family="table-row">
      <style:table-row-properties fo:background-color="#f7f7f7">
        <style:background-image/>
      </style:table-row-properties>
    </style:style>
    <style:style style:name="Table13.A2" style:family="table-cell">
      <style:table-cell-properties style:vertical-align="middle" fo:background-color="#cccccc" style:border-line-width-left="0.002cm 0.088cm 0.002cm" style:border-line-width-bottom="0.002cm 0.088cm 0.002cm" fo:padding="0.106cm" fo:border-left="0.092cm double #cccccc" fo:border-right="none" fo:border-top="none" fo:border-bottom="0.092cm double #cccccc">
        <style:background-image/>
      </style:table-cell-properties>
    </style:style>
    <style:style style:name="Table13.B2" style:family="table-cell">
      <style:table-cell-properties style:vertical-align="middle" style:border-line-width-left="0.002cm 0.088cm 0.002cm" style:border-line-width-bottom="0.002cm 0.088cm 0.002cm" fo:padding="0.106cm" fo:border-left="0.092cm double #cccccc" fo:border-right="none" fo:border-top="none" fo:border-bottom="0.092cm double #cccccc"/>
    </style:style>
    <style:style style:name="Table13.F2" style:family="table-cell">
      <style:table-cell-properties style:vertical-align="middle" style:border-line-width-left="0.002cm 0.088cm 0.002cm" style:border-line-width-right="0.002cm 0.088cm 0.002cm" style:border-line-width-bottom="0.002cm 0.088cm 0.002cm" fo:padding="0.106cm" fo:border-left="0.092cm double #cccccc" fo:border-right="0.092cm double #cccccc" fo:border-top="none" fo:border-bottom="0.092cm double #cccccc"/>
    </style:style>
    <style:style style:name="Table13.5" style:family="table-row">
      <style:table-row-properties fo:background-color="#ffcc99">
        <style:background-image/>
      </style:table-row-properties>
    </style:style>
    <style:style style:name="Table14" style:family="table">
      <style:table-properties style:width="6.615cm" table:align="left"/>
    </style:style>
    <style:style style:name="Table14.A" style:family="table-column">
      <style:table-column-properties style:column-width="3.47cm"/>
    </style:style>
    <style:style style:name="Table14.B" style:family="table-column">
      <style:table-column-properties style:column-width="3.145cm"/>
    </style:style>
    <style:style style:name="Table14.1" style:family="table-row">
      <style:table-row-properties fo:background-color="#0066cc">
        <style:background-image/>
      </style:table-row-properties>
    </style:style>
    <style:style style:name="Table14.A1" style:family="table-cell">
      <style:table-cell-properties style:vertical-align="middle" style:border-line-width-left="0.002cm 0.088cm 0.002cm" style:border-line-width-top="0.002cm 0.088cm 0.002cm" style:border-line-width-bottom="0.002cm 0.088cm 0.002cm" fo:padding="0.132cm" fo:border-left="0.092cm double #cccccc" fo:border-right="none" fo:border-top="0.092cm double #cccccc" fo:border-bottom="0.092cm double #cccccc"/>
    </style:style>
    <style:style style:name="Table14.B1" style:family="table-cell">
      <style:table-cell-properties style:vertical-align="middle" style:border-line-width="0.002cm 0.088cm 0.002cm" fo:padding="0.132cm" fo:border="0.092cm double #cccccc"/>
    </style:style>
    <style:style style:name="Table14.2" style:family="table-row">
      <style:table-row-properties fo:background-color="#ffcc99">
        <style:background-image/>
      </style:table-row-properties>
    </style:style>
    <style:style style:name="Table14.A2" style:family="table-cell">
      <style:table-cell-properties style:vertical-align="middle" style:border-line-width-left="0.002cm 0.088cm 0.002cm" style:border-line-width-bottom="0.002cm 0.088cm 0.002cm" fo:padding="0.132cm" fo:border-left="0.092cm double #cccccc" fo:border-right="none" fo:border-top="none" fo:border-bottom="0.092cm double #cccccc"/>
    </style:style>
    <style:style style:name="Table14.B2" style:family="table-cell">
      <style:table-cell-properties style:vertical-align="middle" style:border-line-width-left="0.002cm 0.088cm 0.002cm" style:border-line-width-right="0.002cm 0.088cm 0.002cm" style:border-line-width-bottom="0.002cm 0.088cm 0.002cm" fo:padding="0.132cm" fo:border-left="0.092cm double #cccccc" fo:border-right="0.092cm double #cccccc" fo:border-top="none" fo:border-bottom="0.092cm double #cccccc"/>
    </style:style>
    <style:style style:name="Table14.12" style:family="table-row">
      <style:table-row-properties fo:background-color="#f7f7f7">
        <style:background-image/>
      </style:table-row-properties>
    </style:style>
    <style:style style:name="Table15" style:family="table">
      <style:table-properties style:width="6.615cm" table:align="left"/>
    </style:style>
    <style:style style:name="Table15.A" style:family="table-column">
      <style:table-column-properties style:column-width="2.35cm"/>
    </style:style>
    <style:style style:name="Table15.B" style:family="table-column">
      <style:table-column-properties style:column-width="4.265cm"/>
    </style:style>
    <style:style style:name="Table15.1" style:family="table-row">
      <style:table-row-properties fo:background-color="#0066cc">
        <style:background-image/>
      </style:table-row-properties>
    </style:style>
    <style:style style:name="Table15.A1" style:family="table-cell">
      <style:table-cell-properties style:vertical-align="middle" style:border-line-width-left="0.002cm 0.088cm 0.002cm" style:border-line-width-top="0.002cm 0.088cm 0.002cm" style:border-line-width-bottom="0.002cm 0.088cm 0.002cm" fo:padding="0.132cm" fo:border-left="0.092cm double #cccccc" fo:border-right="none" fo:border-top="0.092cm double #cccccc" fo:border-bottom="0.092cm double #cccccc"/>
    </style:style>
    <style:style style:name="Table15.B1" style:family="table-cell">
      <style:table-cell-properties style:vertical-align="middle" style:border-line-width="0.002cm 0.088cm 0.002cm" fo:padding="0.132cm" fo:border="0.092cm double #cccccc"/>
    </style:style>
    <style:style style:name="Table15.2" style:family="table-row">
      <style:table-row-properties fo:background-color="#ffcc99">
        <style:background-image/>
      </style:table-row-properties>
    </style:style>
    <style:style style:name="Table15.A2" style:family="table-cell">
      <style:table-cell-properties style:vertical-align="middle" style:border-line-width-left="0.002cm 0.088cm 0.002cm" style:border-line-width-bottom="0.002cm 0.088cm 0.002cm" fo:padding="0.132cm" fo:border-left="0.092cm double #cccccc" fo:border-right="none" fo:border-top="none" fo:border-bottom="0.092cm double #cccccc"/>
    </style:style>
    <style:style style:name="Table15.B2" style:family="table-cell">
      <style:table-cell-properties style:vertical-align="middle" style:border-line-width-left="0.002cm 0.088cm 0.002cm" style:border-line-width-right="0.002cm 0.088cm 0.002cm" style:border-line-width-bottom="0.002cm 0.088cm 0.002cm" fo:padding="0.132cm" fo:border-left="0.092cm double #cccccc" fo:border-right="0.092cm double #cccccc" fo:border-top="none" fo:border-bottom="0.092cm double #cccccc"/>
    </style:style>
    <style:style style:name="Table15.9" style:family="table-row">
      <style:table-row-properties fo:background-color="#f7f7f7">
        <style:background-image/>
      </style:table-row-properties>
    </style:style>
    <style:style style:name="Table16" style:family="table">
      <style:table-properties style:width="6.615cm" table:align="left"/>
    </style:style>
    <style:style style:name="Table16.A" style:family="table-column">
      <style:table-column-properties style:column-width="2.955cm"/>
    </style:style>
    <style:style style:name="Table16.B" style:family="table-column">
      <style:table-column-properties style:column-width="3.66cm"/>
    </style:style>
    <style:style style:name="Table16.1" style:family="table-row">
      <style:table-row-properties fo:background-color="#0066cc">
        <style:background-image/>
      </style:table-row-properties>
    </style:style>
    <style:style style:name="Table16.A1" style:family="table-cell">
      <style:table-cell-properties style:vertical-align="middle" style:border-line-width-left="0.002cm 0.088cm 0.002cm" style:border-line-width-top="0.002cm 0.088cm 0.002cm" style:border-line-width-bottom="0.002cm 0.088cm 0.002cm" fo:padding="0.132cm" fo:border-left="0.092cm double #cccccc" fo:border-right="none" fo:border-top="0.092cm double #cccccc" fo:border-bottom="0.092cm double #cccccc"/>
    </style:style>
    <style:style style:name="Table16.B1" style:family="table-cell">
      <style:table-cell-properties style:vertical-align="middle" style:border-line-width="0.002cm 0.088cm 0.002cm" fo:padding="0.132cm" fo:border="0.092cm double #cccccc"/>
    </style:style>
    <style:style style:name="Table16.2" style:family="table-row">
      <style:table-row-properties fo:background-color="#f7f7f7">
        <style:background-image/>
      </style:table-row-properties>
    </style:style>
    <style:style style:name="Table16.A2" style:family="table-cell">
      <style:table-cell-properties style:vertical-align="middle" style:border-line-width-left="0.002cm 0.088cm 0.002cm" style:border-line-width-bottom="0.002cm 0.088cm 0.002cm" fo:padding="0.132cm" fo:border-left="0.092cm double #cccccc" fo:border-right="none" fo:border-top="none" fo:border-bottom="0.092cm double #cccccc"/>
    </style:style>
    <style:style style:name="Table16.B2" style:family="table-cell">
      <style:table-cell-properties style:vertical-align="middle" style:border-line-width-left="0.002cm 0.088cm 0.002cm" style:border-line-width-right="0.002cm 0.088cm 0.002cm" style:border-line-width-bottom="0.002cm 0.088cm 0.002cm" fo:padding="0.132cm" fo:border-left="0.092cm double #cccccc" fo:border-right="0.092cm double #cccccc" fo:border-top="none" fo:border-bottom="0.092cm double #cccccc"/>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language="en" fo:country="GB"/>
    </style:style>
    <style:style style:name="P4" style:family="paragraph" style:parent-style-name="Text_20_body">
      <style:paragraph-properties fo:text-align="start" style:justify-single-word="false"/>
      <style:text-properties fo:language="en" fo:country="GB"/>
    </style:style>
    <style:style style:name="P5" style:family="paragraph" style:parent-style-name="Text_20_body">
      <style:text-properties fo:language="en" fo:country="GB"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color="#0066cc"/>
    </style:style>
    <style:style style:name="P8" style:family="paragraph" style:parent-style-name="Text_20_body">
      <style:text-properties fo:color="#006699"/>
    </style:style>
    <style:style style:name="P9" style:family="paragraph" style:parent-style-name="Standard">
      <style:text-properties fo:language="en" fo:country="GB"/>
    </style:style>
    <style:style style:name="P10" style:family="paragraph" style:parent-style-name="Standard">
      <style:text-properties fo:font-weight="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start" style:justify-single-word="false" style:text-autospace="none"/>
      <style:text-properties style:font-name="Arial" fo:font-size="12pt" fo:language="en" fo:country="GB"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text-align="start" style:justify-single-word="false" style:text-autospace="none"/>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text-align="start" style:justify-single-word="false" style:text-autospace="none"/>
      <style:text-properties style:font-name="Arial" fo:font-size="10pt" style:font-name-asian="Arial" style:font-size-asian="10pt" style:font-name-complex="Arial" style:font-size-complex="10pt"/>
    </style:style>
    <style:style style:name="P15" style:family="paragraph" style:parent-style-name="Standard">
      <style:paragraph-properties fo:text-align="start" style:justify-single-word="false" style:text-autospace="none"/>
      <style:text-properties style:font-name="Arial" fo:font-size="10pt" fo:font-weight="bold" style:font-name-asian="Arial" style:font-size-asian="10pt" style:font-weight-asian="bold" style:font-name-complex="Arial" style:font-size-complex="10pt" style:font-weight-complex="bold"/>
    </style:style>
    <style:style style:name="P16" style:family="paragraph" style:parent-style-name="Standard">
      <style:paragraph-properties fo:text-align="start" style:justify-single-word="false" style:text-autospace="none"/>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P17" style:family="paragraph" style:parent-style-name="Standard">
      <style:paragraph-properties fo:text-align="start" style:justify-single-word="false" style:text-autospace="none"/>
      <style:text-properties style:font-name="Courier New1" fo:font-size="9pt" style:font-name-asian="Courier New1" style:font-size-asian="9pt" style:font-name-complex="Courier New1" style:font-size-complex="9pt"/>
    </style:style>
    <style:style style:name="P18" style:family="paragraph" style:parent-style-name="Standard">
      <style:paragraph-properties fo:text-align="start" style:justify-single-word="false" style:text-autospace="none"/>
      <style:text-properties style:font-name="Courier New1" fo:font-size="10pt" style:font-name-asian="Courier New1" style:font-size-asian="10pt" style:font-name-complex="Courier New1" style:font-size-complex="10pt"/>
    </style:style>
    <style:style style:name="P19" style:family="paragraph" style:parent-style-name="Standard">
      <style:text-properties style:font-name="Arial1"/>
    </style:style>
    <style:style style:name="P20" style:family="paragraph" style:parent-style-name="Standard">
      <style:text-properties style:font-name="Arial1" fo:font-weight="bold" style:font-weight-asian="bold" style:font-weight-complex="bold"/>
    </style:style>
    <style:style style:name="P21" style:family="paragraph" style:parent-style-name="Text_20_body">
      <style:paragraph-properties fo:margin-top="0cm" fo:margin-bottom="0cm" fo:text-align="center" style:justify-single-word="false"/>
    </style:style>
    <style:style style:name="P22" style:family="paragraph" style:parent-style-name="Text_20_body">
      <style:paragraph-properties fo:margin-top="0cm" fo:margin-bottom="0cm" fo:text-align="start" style:justify-single-word="false"/>
      <style:text-properties fo:font-weight="bold" style:font-weight-asian="bold" style:font-weight-complex="bold"/>
    </style:style>
    <style:style style:name="P23" style:family="paragraph" style:parent-style-name="Preformatted_20_Text">
      <style:paragraph-properties fo:margin-left="1cm" fo:margin-right="0cm" fo:margin-top="0cm" fo:margin-bottom="0.499cm" fo:text-indent="0cm" style:auto-text-indent="false"/>
    </style:style>
    <style:style style:name="P24" style:family="paragraph" style:parent-style-name="List_20_Contents">
      <style:paragraph-properties fo:margin-top="0cm" fo:margin-bottom="0.499cm"/>
    </style:style>
    <style:style style:name="P25" style:family="paragraph" style:parent-style-name="List_20_Heading">
      <style:paragraph-properties fo:margin-top="0cm" fo:margin-bottom="0.499cm"/>
    </style:style>
    <style:style style:name="P26" style:family="paragraph" style:parent-style-name="Table_20_Contents">
      <style:paragraph-properties fo:margin-top="0cm" fo:margin-bottom="0.499cm"/>
    </style:style>
    <style:style style:name="P27" style:family="paragraph" style:parent-style-name="Table_20_Contents">
      <style:paragraph-properties fo:margin-top="0cm" fo:margin-bottom="0.499cm" fo:text-align="end" style:justify-single-word="false"/>
    </style:style>
    <style:style style:name="P28" style:family="paragraph" style:parent-style-name="Table_20_Contents">
      <style:paragraph-properties fo:margin-top="0cm" fo:margin-bottom="0.499cm" fo:text-align="start" style:justify-single-word="false"/>
    </style:style>
    <style:style style:name="P29" style:family="paragraph" style:parent-style-name="Table_20_Contents">
      <style:paragraph-properties fo:margin-top="0cm" fo:margin-bottom="0.499cm"/>
      <style:text-properties fo:color="#0066cc"/>
    </style:style>
    <style:style style:name="P30" style:family="paragraph" style:parent-style-name="Table_20_Contents">
      <style:paragraph-properties fo:margin-top="0cm" fo:margin-bottom="0.499cm"/>
      <style:text-properties fo:color="#ffffff"/>
    </style:style>
    <style:style style:name="P31" style:family="paragraph" style:parent-style-name="Preformatted_20_Text">
      <style:paragraph-properties fo:margin-top="0cm" fo:margin-bottom="0.499cm"/>
    </style:style>
    <style:style style:name="P32" style:family="paragraph" style:parent-style-name="Standard">
      <style:paragraph-properties fo:break-before="page"/>
    </style:style>
    <style:style style:name="P33" style:family="paragraph" style:parent-style-name="Standard">
      <style:paragraph-properties fo:break-before="page"/>
      <style:text-properties fo:language="en" fo:country="GB"/>
    </style:style>
    <style:style style:name="P34" style:family="paragraph" style:parent-style-name="Standard">
      <style:paragraph-properties fo:break-before="page"/>
      <style:text-properties fo:font-weight="bold" style:font-weight-asian="bold" style:font-weight-complex="bold"/>
    </style:style>
    <style:style style:name="P35" style:family="paragraph" style:parent-style-name="Standard">
      <style:paragraph-properties fo:text-align="start" style:justify-single-word="false" fo:break-before="page" style:text-autospace="none"/>
      <style:text-properties style:font-name="Arial" fo:font-size="10pt" style:font-name-asian="Arial" style:font-size-asian="10pt" style:font-name-complex="Arial" style:font-size-complex="10pt"/>
    </style:style>
    <style:style style:name="P36" style:family="paragraph" style:parent-style-name="Text_20_body">
      <style:paragraph-properties fo:text-align="start" style:justify-single-word="false" fo:break-before="page"/>
      <style:text-properties fo:language="en" fo:country="GB"/>
    </style:style>
    <style:style style:name="P37" style:family="paragraph" style:parent-style-name="Heading_20_3">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8" style:family="paragraph" style:parent-style-name="Preformatted_20_Text">
      <style:text-properties style:font-name="Arial1"/>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language="en" fo:country="GB"/>
    </style:style>
    <style:style style:name="T8" style:family="text">
      <style:text-properties fo:language="en" fo:country="GB" fo:font-weight="normal" style:font-weight-asian="normal" style:font-weight-complex="normal"/>
    </style:style>
    <style:style style:name="T9" style:family="text">
      <style:text-properties fo:language="en" fo:country="GB" fo:font-weight="bold" style:font-weight-asian="bold" style:font-weight-complex="bold"/>
    </style:style>
    <style:style style:name="T10" style:family="text">
      <style:text-properties style:font-name="Arial" fo:font-size="12pt" fo:font-weight="bold" style:font-name-asian="Arial" style:font-size-asian="12pt" style:font-weight-asian="bold" style:font-name-complex="Arial" style:font-size-complex="12pt" style:font-weight-complex="bold"/>
    </style:style>
    <style:style style:name="T11" style:family="text">
      <style:text-properties style:font-name="ArialMT" style:font-name-asian="ArialMT" style:font-name-complex="ArialMT"/>
    </style:style>
    <style:style style:name="T12" style:family="text">
      <style:text-properties fo:font-size="16pt" style:font-size-asian="16pt" style:font-size-complex="16pt"/>
    </style:style>
    <style:style style:name="T13" style:family="text">
      <style:text-properties fo:color="#ffffff"/>
    </style:style>
    <style:style style:name="T14" style:family="text">
      <style:text-properties fo:color="#0066cc"/>
    </style:style>
    <style:style style:name="T15" style:family="text">
      <style:text-properties fo:color="#00669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5"/></text:span></text:p>
      <text:p text:style-name="P3"><text:span text:style-name="Strong_20_Emphasis"><text:span text:style-name="T5">5) Consultanto dados em múltiplas tabelas</text:span></text:span><text:span text:style-name="Strong_20_Emphasis"><text:span text:style-name="T1"><text:line-break/></text:span></text:span></text:p>
      <text:p text:style-name="P4"><text:span text:style-name="Strong_20_Emphasis"><text:line-break/></text:span><text:span text:style-name="Strong_20_Emphasis"><text:span text:style-name="T1">5.1) Utilizando Apelidos para as tabelas - 1<text:line-break/>5.2) Cruzando dados entre tabelas distintas - 2<text:line-break/>5.3) Entendendo os Tipos de Join disponíveis - 2<text:line-break/>5.4) Trabalhando com CROSS JOIN - 2<text:line-break/>5.5) Trabalhando com INNER e OUTER JOINs - 4 <text:line-break/>5.6) Trabalhando com NATURAL JOIN - 5</text:span></text:span></text:p>
      <text:p text:style-name="P4"><text:span text:style-name="Strong_20_Emphasis"><text:span text:style-name="T1"/></text:span></text:p>
      <text:p text:style-name="P13">Cláusula JOIN</text:p>
      <text:p text:style-name="P13"/>
      <text:p text:style-name="P14">A cláusula JOIN é empregada para permitir que um mesmo select recupere informações de mais de uma fonte de dados (tabelas, views, etc.). Em geral, as tabelas referenciadas possuem algum tipo de relacionamento entre elas, através de um ou mais campos que <text:span text:style-name="T11">definam a ligação entre uma tabela e a outra</text:span></text:p>
      <text:p text:style-name="P14">(integridade referencial).</text:p>
      <text:p text:style-name="P14"/>
      <text:p text:style-name="P14">Há duas maneiras de implementar um join:</text:p>
      <text:p text:style-name="P14"/>
      <text:p text:style-name="P14">- A primeira é chamada de <text:span text:style-name="T5">non-ANSI </text:span>ou estilo <text:span text:style-name="T4">theta</text:span>, que utiliza a cláusula WHERE para efetuar a junção de tabelas; </text:p>
      <text:p text:style-name="P14">- A segunda é chamada de <text:span text:style-name="T5">ANSI Join, </text:span>e é baseada no uso da cláusula JOIN propriamente dita.</text:p>
      <text:p text:style-name="P15"/>
      <text:p text:style-name="P15">Simples ligação</text:p>
      <text:p text:style-name="P15"/>
      <text:p text:style-name="P14">Um exemplo de JOIN em estilo <text:span text:style-name="T3">ANSI</text:span>:</text:p>
      <text:p text:style-name="P14"/>
      <text:p text:style-name="P17">SELECT p.uname, p.nome, a.qtde</text:p>
      <text:p text:style-name="P17">from PESSOAS p</text:p>
      <text:p text:style-name="P17">CROSS JOIN ACESSOS a;</text:p>
      <text:p text:style-name="Standard"/>
      <text:p text:style-name="P14">Um exemplo de JOIN em estilo <text:span text:style-name="T3">theta</text:span>:</text:p>
      <text:p text:style-name="P14"/>
      <text:p text:style-name="P17">SELECT p.uname, p.nome, a.qtde</text:p>
      <text:p text:style-name="P17">from PESSOAS p, ACESSOS a;</text:p>
      <text:p text:style-name="P14"/>
      <text:p text:style-name="P14">Note que na chamada ANSI utilizamos CROSS JOIN, que é a sintaxe utilizada para recuperar todos os registros das tabelas ligadas, formando um produto cartesiano. É basicamente um INNER JOIN (citado adiante) sem condições.</text:p>
      <text:p text:style-name="P14"/>
      <text:p text:style-name="P15">Tipos de junções </text:p>
      <text:p text:style-name="P16">Inner Joins</text:p>
      <text:p text:style-name="P14"/>
      <text:p text:style-name="P14">Somente as linhas/registros que satisfaçam a ligação determinada pelo JOIN serão recuperados pelo select, sendo assim, os registros que <text:span text:style-name="T5">não </text:span>se enquadram no <text:span text:style-name="T11">relacionamento definido pelo join </text:span><text:span text:style-name="T5">não serão</text:span></text:p>
      <text:p text:style-name="P14"><text:span text:style-name="T5">recuperados</text:span>.</text:p>
      <text:p text:style-name="P14"/>
      <text:p text:style-name="P14"/>
      <text:p text:style-name="P35"/>
      <text:p text:style-name="P15">Um exemplo de INNER JOIN em estilo ANSI:</text:p>
      <text:p text:style-name="P14"/>
      <text:p text:style-name="P18">SELECT p.uname,</text:p>
      <text:p text:style-name="P18">p.nome,</text:p>
      <text:p text:style-name="P18">a.qtde</text:p>
      <text:p text:style-name="P18">from PESSOAS p</text:p>
      <text:p text:style-name="P18">INNER JOIN ACESSOS a on p.uname=a.pessoa order by p.uname;</text:p>
      <text:p text:style-name="P14"/>
      <text:p text:style-name="P15">O mesmo JOIN em estilo theta:</text:p>
      <text:p text:style-name="P14"/>
      <text:p text:style-name="P18">SELECT p.uname,</text:p>
      <text:p text:style-name="P18">p.nome,</text:p>
      <text:p text:style-name="P18">a.qtde</text:p>
      <text:p text:style-name="P18">from PESSOAS p, ACESSOS a <text:span text:style-name="T5">WHERE p.uname = a.pessoa </text:span>order by p.uname;</text:p>
      <text:p text:style-name="P16"/>
      <text:p text:style-name="P16">Left Joins</text:p>
      <text:p text:style-name="P14">Através do uso do <text:span text:style-name="T5">LEFT</text:span>, todos os registros na tabela à esquerda da query serão listados, independente de terem ou não registros relacionados na tabela à direita. Nesse caso, as colunas relacionadas com a tabela da direita voltam nulos (NULL).</text:p>
      <text:p text:style-name="P14"/>
      <text:p text:style-name="P14">Um exemplo de uso LEFT JOIN:</text:p>
      <text:p text:style-name="P17"/>
      <text:p text:style-name="P17">SELECT p.uname,</text:p>
      <text:p text:style-name="P17">p.nome,</text:p>
      <text:p text:style-name="P17">a.pessoa,</text:p>
      <text:p text:style-name="P17">a.qtde</text:p>
      <text:p text:style-name="P17">from PESSOAS p</text:p>
      <text:p text:style-name="P17">LEFT JOIN ACESSOS a on p.uname=a.pessoa order by p.uname;</text:p>
      <text:p text:style-name="P14"/>
      <text:p text:style-name="P14">No exemplo acima, todos os registros da tabela PESSOAS serão listados, independente de terem ou não registros associados na tabela ACESSOS. Caso não existam registros associados na tabela ACESSOS, os campos <text:span text:style-name="T3">a.pessoa </text:span>e <text:span text:style-name="T3">a.qtde </text:span>retornarão NULL.</text:p>
      <text:p text:style-name="P14"/>
      <text:p text:style-name="P16">Right joins</text:p>
      <text:p text:style-name="P14">É o inverso do Left Join, ou seja, todos os registros da tabela à direita serão listados, independente de terem ou não registros relacionados na tabela à esquerda.</text:p>
      <text:p text:style-name="P14"/>
      <text:p text:style-name="P14">Um exemplo de uso RIGHT JOIN:</text:p>
      <text:p text:style-name="P17"/>
      <text:p text:style-name="P17">SELECT p.uname,</text:p>
      <text:p text:style-name="P17">p.nome,</text:p>
      <text:p text:style-name="P17">a.pessoa,</text:p>
      <text:p text:style-name="P17">a.qtde</text:p>
      <text:p text:style-name="P17">from pessoas p</text:p>
      <text:p text:style-name="P17">RIGHT JOIN acessos a on p.uname=a.pessoas order by p.uname;</text:p>
      <text:p text:style-name="P14"/>
      <text:p text:style-name="P14">Ou seja, todos os registros da tabela ACESSOS serão listados, e caso não haja correspondentes na tabela PESSOAS, a query devolve NULL para os campos p.uname e p.nome.</text:p>
      <text:p text:style-name="P12"><text:span text:style-name="Strong_20_Emphasis"><text:span text:style-name="T5"/></text:span></text:p>
      <text:p text:style-name="P12"><text:span text:style-name="Strong_20_Emphasis"><text:span text:style-name="T10"/></text:span></text:p>
      <text:p text:style-name="P4"><text:span text:style-name="Strong_20_Emphasis"><text:span text:style-name="T1">Matematicamente um Join provêm a operação fundamental em algebra relacional.</text:span></text:span></text:p>
      <text:p text:style-name="P4"><text:span text:style-name="Strong_20_Emphasis"><text:span text:style-name="T1"/></text:span></text:p>
      <text:p text:style-name="P4"><text:span text:style-name="Strong_20_Emphasis"><text:span text:style-name="T6">Tipos de junção</text:span></text:span></text:p>
      <text:p text:style-name="P25">Junção cruzada </text:p>
      <text:p text:style-name="P23">T1 CROSS JOIN T2</text:p>
      <text:p text:style-name="P24"><text:soft-page-break/>Para cada combinação de linhas de T1 e T2, a tabela derivada contém uma linha formada por todas as colunas de T1 seguidas por todas as colunas de T2. Se as tabelas possuírem N e M linhas, respectivamente, a tabela juntada terá N * M linhas.</text:p>
      <text:p text:style-name="P24">FROM T1 CROSS JOIN T2 equivale a FROM T1, T2. </text:p>
      <text:p text:style-name="P4"><text:span text:style-name="Strong_20_Emphasis"><text:span text:style-name="T1">As palavras INNER e OUTER são opcionais em todas as formas. INNER é o padrão; LEFT, RIGHT e FULL implicam em junção externa.</text:span></text:span></text:p>
      <text:p text:style-name="Text_20_body">A <text:span text:style-name="T2">condição de junção</text:span> é especificada na cláusula ON ou USING, ou implicitamente pela palavra NATURAL. A condição de junção determina quais linhas das duas tabelas de origem são consideradas "correspondentes", conforme explicado detalhadamente abaixo.</text:p>
      <text:p text:style-name="P4"><text:span text:style-name="Strong_20_Emphasis"><text:span text:style-name="T1">Os tipos possíveis de junção qualificada são:</text:span></text:span></text:p>
      <text:p text:style-name="P25">INNER JOIN </text:p>
      <text:p text:style-name="P24">Para cada linha L1 de T1, a tabela juntada possui uma linha para cada linha de T2 que satisfaz a condição de junção com L1.</text:p>
      <text:p text:style-name="P25">LEFT OUTER JOIN </text:p>
      <text:p text:style-name="P24">Primeiro, é realizada uma junção interna. Depois, para cada linha de T1 que não satisfaz a condição de junção com nenhuma linha de T2, é adicionada uma linha juntada com valores nulos nas colunas de T2. Portanto, a tabela juntada possui, incondicionalmente, no mínimo uma linha para cada linha de T1.</text:p>
      <text:p text:style-name="P25">RIGHT OUTER JOIN </text:p>
      <text:p text:style-name="P24">Primeiro, é realizada uma junção interna. Depois, para cada linha de T2 que não satisfaz a condição de junção com nenhuma linha de T1, é adicionada uma linha juntada com valores nulos nas colunas de T1. É o oposto da junção esquerda: a tabela resultante possui, incondicionalmente, uma linha para cada linha de T2.</text:p>
      <text:p text:style-name="P25">FULL OUTER JOIN </text:p>
      <text:p text:style-name="P24">Primeiro, é realizada uma junção interna. Depois, para cada linha de T1 que não satisfaz a condição de junção com nenhuma linha de T2, é adicionada uma linha juntada com valores nulos nas colunas de T2. Também, para cada linha de T2 que não satisfaz a condição de junção com nenhuma linha de T1, é adicionada uma linha juntada com valores nulos nas colunas de T1.</text:p>
      <text:p text:style-name="P10">Tipos de junção no PostgreSQL, no SQL Server, no Oracle e no DB2</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Tipo de junção</text:p>
            </table:table-cell>
            <table:table-cell table:style-name="Table4.A1" office:value-type="string">
              <text:p text:style-name="Table_20_Heading">PostgreSQL 8.0.0</text:p>
            </table:table-cell>
            <table:table-cell table:style-name="Table4.A1" office:value-type="string">
              <text:p text:style-name="Table_20_Heading">SQL Server 2000</text:p>
            </table:table-cell>
            <table:table-cell table:style-name="Table4.A1" office:value-type="string">
              <text:p text:style-name="Table_20_Heading">Oracle 10g</text:p>
            </table:table-cell>
            <table:table-cell table:style-name="Table4.E1" office:value-type="string">
              <text:p text:style-name="Table_20_Heading">DB2 8.1</text:p>
            </table:table-cell>
          </table:table-row>
        </table:table-header-rows>
        <table:table-row>
          <table:table-cell table:style-name="Table4.A2" office:value-type="string">
            <text:p text:style-name="Table_20_Contents">INNER JOIN O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sim</text:p>
          </table:table-cell>
        </table:table-row>
        <table:table-row>
          <table:table-cell table:style-name="Table4.A2" office:value-type="string">
            <text:p text:style-name="Table_20_Contents">LEFT OUTER JOIN O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sim</text:p>
          </table:table-cell>
        </table:table-row>
        <table:table-row>
          <table:table-cell table:style-name="Table4.A2" office:value-type="string">
            <text:p text:style-name="Table_20_Contents">RIGHT OUTER JOIN O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sim</text:p>
          </table:table-cell>
        </table:table-row>
        <table:table-row>
          <table:table-cell table:style-name="Table4.A2" office:value-type="string">
            <text:p text:style-name="Table_20_Contents">FULL OUTER JOIN O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sim</text:p>
          </table:table-cell>
        </table:table-row>
        <text:soft-page-break/>
        <table:table-row>
          <table:table-cell table:style-name="Table4.A2" office:value-type="string">
            <text:p text:style-name="Table_20_Contents">INNER JOIN USING</text:p>
          </table:table-cell>
          <table:table-cell table:style-name="Table4.A2" office:value-type="string">
            <text:p text:style-name="Table_20_Contents">sim</text:p>
          </table:table-cell>
          <table:table-cell table:style-name="Table4.A2" office:value-type="string">
            <text:p text:style-name="Table_20_Contents">não</text:p>
          </table:table-cell>
          <table:table-cell table:style-name="Table4.A2" office:value-type="string">
            <text:p text:style-name="Table_20_Contents">sim</text:p>
          </table:table-cell>
          <table:table-cell table:style-name="Table4.E2" office:value-type="string">
            <text:p text:style-name="Table_20_Contents">não</text:p>
          </table:table-cell>
        </table:table-row>
        <table:table-row>
          <table:table-cell table:style-name="Table4.A2" office:value-type="string">
            <text:p text:style-name="Table_20_Contents">CROSS JOIN</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A2" office:value-type="string">
            <text:p text:style-name="Table_20_Contents">sim</text:p>
          </table:table-cell>
          <table:table-cell table:style-name="Table4.E2" office:value-type="string">
            <text:p text:style-name="Table_20_Contents">não</text:p>
          </table:table-cell>
        </table:table-row>
        <table:table-row>
          <table:table-cell table:style-name="Table4.A2" office:value-type="string">
            <text:p text:style-name="Table_20_Contents">NATURAL JOIN</text:p>
          </table:table-cell>
          <table:table-cell table:style-name="Table4.A2" office:value-type="string">
            <text:p text:style-name="Table_20_Contents">sim</text:p>
          </table:table-cell>
          <table:table-cell table:style-name="Table4.A2" office:value-type="string">
            <text:p text:style-name="Table_20_Contents">não</text:p>
          </table:table-cell>
          <table:table-cell table:style-name="Table4.A2" office:value-type="string">
            <text:p text:style-name="Table_20_Contents">sim</text:p>
          </table:table-cell>
          <table:table-cell table:style-name="Table4.E2" office:value-type="string">
            <text:p text:style-name="Table_20_Contents">não</text:p>
          </table:table-cell>
        </table:table-row>
      </table:table>
      <text:h text:style-name="P37" text:outline-level="3" text:is-list-header="true">Cláusula JOIN</text:h>
      <text:p text:style-name="P13"/>
      <text:p text:style-name="P14">A cláusula JOIN é empregada para permitir que um mesmo select recupere informações de mais de uma fonte de dados (tabelas, views, etc.). Em geral, as tabelas referenciadas possuem algum tipo de relacionamento entre elas, através de um ou mais campos que <text:span text:style-name="T11">definam a ligação entre uma tabela e a outra</text:span></text:p>
      <text:p text:style-name="P14">(integridade referencial).</text:p>
      <text:p text:style-name="P14"/>
      <text:p text:style-name="P14">Há duas maneiras de implementar um join:</text:p>
      <text:p text:style-name="P14"/>
      <text:p text:style-name="P14">- A primeira é chamada de <text:span text:style-name="T5">non-ANSI </text:span>ou estilo <text:span text:style-name="T4">theta</text:span>, que utiliza a cláusula WHERE para efetuar a junção de tabelas; </text:p>
      <text:p text:style-name="P14">- A segunda é chamada de <text:span text:style-name="T5">ANSI Join, </text:span>e é baseada no uso da cláusula JOIN propriamente dita.</text:p>
      <text:p text:style-name="P15"/>
      <text:p text:style-name="P15">Simples ligação</text:p>
      <text:p text:style-name="P15"/>
      <text:p text:style-name="P14">Um exemplo de JOIN em estilo <text:span text:style-name="T3">ANSI</text:span>:</text:p>
      <text:p text:style-name="P14"/>
      <text:p text:style-name="P17">SELECT p.uname, p.nome, a.qtde</text:p>
      <text:p text:style-name="P17">from PESSOAS p</text:p>
      <text:p text:style-name="P17">CROSS JOIN ACESSOS a;</text:p>
      <text:p text:style-name="Standard"/>
      <text:p text:style-name="P14">Um exemplo de JOIN em estilo <text:span text:style-name="T3">theta</text:span>:</text:p>
      <text:p text:style-name="P14"/>
      <text:p text:style-name="P17">SELECT p.uname, p.nome, a.qtde</text:p>
      <text:p text:style-name="P17">from PESSOAS p, ACESSOS a;</text:p>
      <text:p text:style-name="P14"/>
      <text:p text:style-name="P14">Note que na chamada ANSI utilizamos CROSS JOIN, que é a sintaxe utilizada para recuperar todos os registros das tabelas ligadas, formando um produto cartesiano. É basicamente um INNER JOIN (citado adiante) sem condições.</text:p>
      <text:p text:style-name="P14"/>
      <text:p text:style-name="P15">Tipos de junções </text:p>
      <text:p text:style-name="P16">Inner Joins</text:p>
      <text:p text:style-name="P14"/>
      <text:p text:style-name="P14">Somente as linhas/registros que satisfaçam a ligação determinada pelo JOIN serão recuperados pelo select, sendo assim, os registros que <text:span text:style-name="T5">não </text:span>se enquadram no <text:span text:style-name="T11">relacionamento definido pelo join </text:span><text:span text:style-name="T5">não serão</text:span></text:p>
      <text:p text:style-name="P14"><text:span text:style-name="T5">recuperados</text:span>.</text:p>
      <text:p text:style-name="P14"/>
      <text:p text:style-name="P14"/>
      <text:p text:style-name="P15">Um exemplo de INNER JOIN em estilo ANSI:</text:p>
      <text:p text:style-name="P14"/>
      <text:p text:style-name="P18">SELECT p.uname,</text:p>
      <text:p text:style-name="P18">p.nome,</text:p>
      <text:p text:style-name="P18">a.qtde</text:p>
      <text:p text:style-name="P18">from PESSOAS p</text:p>
      <text:p text:style-name="P18"><text:span text:style-name="T1">INNER JOIN ACESSOS a on p.uname=a.pessoa </text:span>order by p.uname;</text:p>
      <text:p text:style-name="P14"/>
      <text:p text:style-name="P15">O mesmo JOIN em estilo theta:</text:p>
      <text:p text:style-name="P14"/>
      <text:p text:style-name="P18">SELECT p.uname,</text:p>
      <text:p text:style-name="P18">p.nome,</text:p>
      <text:p text:style-name="P18"><text:soft-page-break/>a.qtde</text:p>
      <text:p text:style-name="P18">from PESSOAS p, ACESSOS a <text:span text:style-name="T5">WHERE p.uname = a.pessoa </text:span>order by p.uname;</text:p>
      <text:p text:style-name="P16"/>
      <text:p text:style-name="P16">Left Joins</text:p>
      <text:p text:style-name="P14">Através do uso do <text:span text:style-name="T5">LEFT</text:span>, todos os registros na tabela à esquerda da query serão listados, independente de terem ou não registros relacionados na tabela à direita. Nesse caso, as colunas relacionadas com a tabela da direita voltam nulos (NULL).</text:p>
      <text:p text:style-name="P14"/>
      <text:p text:style-name="P14">Um exemplo de uso LEFT JOIN:</text:p>
      <text:p text:style-name="P17"/>
      <text:p text:style-name="P17">SELECT p.uname,</text:p>
      <text:p text:style-name="P17">p.nome,</text:p>
      <text:p text:style-name="P17">a.pessoa,</text:p>
      <text:p text:style-name="P17">a.qtde</text:p>
      <text:p text:style-name="P17">from PESSOAS p</text:p>
      <text:p text:style-name="P17"><text:span text:style-name="T1">LEFT JOIN ACESSOS a on p.uname=a.pessoa </text:span>order by p.uname;</text:p>
      <text:p text:style-name="P14"/>
      <text:p text:style-name="P14">No exemplo acima, todos os registros da tabela PESSOAS serão listados, independente de terem ou não registros associados na tabela ACESSOS. Caso não existam registros associados na tabela ACESSOS, os campos <text:span text:style-name="T3">a.pessoa </text:span>e <text:span text:style-name="T3">a.qtde </text:span>retornarão NULL.</text:p>
      <text:p text:style-name="P14"/>
      <text:p text:style-name="P16">Right joins</text:p>
      <text:p text:style-name="P14">É o inverso do Left Join, ou seja, todos os registros da tabela à direita serão listados, independente de terem ou não registros relacionados na tabela à esquerda.</text:p>
      <text:p text:style-name="P14"/>
      <text:p text:style-name="P14">Um exemplo de uso RIGHT JOIN:</text:p>
      <text:p text:style-name="P17"/>
      <text:p text:style-name="P17">SELECT p.uname,</text:p>
      <text:p text:style-name="P17">p.nome,</text:p>
      <text:p text:style-name="P17">a.pessoa,</text:p>
      <text:p text:style-name="P17">a.qtde</text:p>
      <text:p text:style-name="P17">from pessoas p</text:p>
      <text:p text:style-name="P17"><text:span text:style-name="T1">RIGHT JOIN acessos a on p.uname=a.pessoas </text:span>order by p.uname;</text:p>
      <text:p text:style-name="P14"/>
      <text:p text:style-name="P14">Ou seja, todos os registros da tabela ACESSOS serão listados, e caso não haja correspondentes na tabela PESSOAS, a query devolve NULL para os campos p.uname e p.nome.</text:p>
      <text:p text:style-name="P12"><text:span text:style-name="Strong_20_Emphasis"><text:span text:style-name="T10"/></text:span></text:p>
      <text:p text:style-name="P4"><text:span text:style-name="Strong_20_Emphasis"><text:span text:style-name="T5">5.1) Utilizando Apelidos para as tabelas </text:span></text:span></text:p>
      <text:p text:style-name="P4"><text:span text:style-name="Strong_20_Emphasis"><text:span text:style-name="T1"/></text:span></text:p>
      <text:p text:style-name="P4"><text:span text:style-name="Strong_20_Emphasis"><text:span text:style-name="T1">Quando realizamos consultas em várias tabelas fica menor a consulta se adotarmos apelidos para as tabelas. </text:span></text:span></text:p>
      <text:p text:style-name="P4"><text:span text:style-name="Strong_20_Emphasis"><text:span text:style-name="T1">Por exemplo: vamos realizar uma consulta que envolve as tabelas: alunos e notas, então podemos usar os apelidos: a e n. Mas isso é algo opcional.</text:span></text:span></text:p>
      <text:p text:style-name="Standard"><text:span text:style-name="Strong_20_Emphasis"><text:span text:style-name="T7"/></text:span></text:p>
      <text:p text:style-name="Standard"><text:span text:style-name="Strong_20_Emphasis"><text:span text:style-name="T8">\c dml</text:span></text:span></text:p>
      <text:p text:style-name="Standard"><text:span text:style-name="Strong_20_Emphasis"><text:span text:style-name="T8">create table alunos(codaluno int, nome varchar(45));</text:span></text:span></text:p>
      <text:p text:style-name="Standard"><text:span text:style-name="Strong_20_Emphasis"><text:span text:style-name="T8">create table notas(codaluno int, nota1 numeric(4,2));</text:span></text:span></text:p>
      <text:p text:style-name="Standard"><text:span text:style-name="Strong_20_Emphasis"><text:span text:style-name="T7"/></text:span></text:p>
      <text:p text:style-name="Standard"><text:span text:style-name="Strong_20_Emphasis"><text:span text:style-name="T8">insert into alunos(codaluno, nome) values (1, 'João Pereira Brito');</text:span></text:span></text:p>
      <text:p text:style-name="Standard"><text:span text:style-name="Strong_20_Emphasis"><text:span text:style-name="T8">insert into alunos(codaluno, nome) values (2, 'Roberto Pereira Brito');</text:span></text:span></text:p>
      <text:p text:style-name="Standard"><text:span text:style-name="Strong_20_Emphasis"><text:span text:style-name="T8">insert into alunos(codaluno, nome) values (3, 'Manoel Pereira Brito');</text:span></text:span></text:p>
      <text:p text:style-name="Standard"><text:span text:style-name="Strong_20_Emphasis"><text:span text:style-name="T8">insert into alunos(codaluno, nome) values (4, 'Pedro Pereira Brito');</text:span></text:span></text:p>
      <text:p text:style-name="Standard"><text:span text:style-name="Strong_20_Emphasis"><text:span text:style-name="T8">insert into alunos(codaluno, nome) values (5, 'Francisco Pereira Brito');</text:span></text:span></text:p>
      <text:p text:style-name="Standard"><text:span text:style-name="Strong_20_Emphasis"><text:span text:style-name="T7"/></text:span></text:p>
      <text:p text:style-name="Standard"><text:soft-page-break/><text:span text:style-name="Strong_20_Emphasis"><text:span text:style-name="T8">insert into notas (codaluno, nota1) values (1, 7);</text:span></text:span></text:p>
      <text:p text:style-name="Standard"><text:span text:style-name="Strong_20_Emphasis"><text:span text:style-name="T8">insert into notas (codaluno, nota1) values (2, 5);</text:span></text:span></text:p>
      <text:p text:style-name="Standard"><text:span text:style-name="Strong_20_Emphasis"><text:span text:style-name="T8">insert into notas (codaluno, nota1) values (3, 8);</text:span></text:span></text:p>
      <text:p text:style-name="Standard"><text:span text:style-name="Strong_20_Emphasis"><text:span text:style-name="T8">insert into notas (codaluno, nota1) values (4, 6);</text:span></text:span></text:p>
      <text:p text:style-name="Standard"><text:span text:style-name="Strong_20_Emphasis"><text:span text:style-name="T8">insert into notas (codaluno, nota1) values (5, 9);</text:span></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Quero trazer alunos e notas:</text:span></text:span></text:p>
      <text:p text:style-name="Standard"><text:span text:style-name="Strong_20_Emphasis"><text:span text:style-name="T7"><text:line-break/></text:span></text:span><text:span text:style-name="Strong_20_Emphasis"><text:span text:style-name="T8">SELECT a.nome, n.nota1</text:span></text:span></text:p>
      <text:p text:style-name="Standard"><text:span text:style-name="Strong_20_Emphasis"><text:span text:style-name="T8">FROM alunos a </text:span></text:span></text:p>
      <text:p text:style-name="Standard"><text:span text:style-name="Strong_20_Emphasis"><text:span text:style-name="T8">INNER JOIN notas n ON a.codaluno = n.codaluno order by nota1;<text:line-break/></text:span></text:span></text:p>
      <text:p text:style-name="Standard"><text:span text:style-name="Strong_20_Emphasis"><text:span text:style-name="T8"/></text:span></text:p>
      <text:p text:style-name="P4"><text:span text:style-name="Strong_20_Emphasis"><text:span text:style-name="T5">5.2) Cruzando dados entre tabelas distintas</text:span></text:span></text:p>
      <text:p text:style-name="P4"><text:span text:style-name="Strong_20_Emphasis"><text:span text:style-name="T1"/></text:span></text:p>
      <text:p text:style-name="Standard">SELECT a.nome, n.nota1</text:p>
      <text:p text:style-name="Standard">FROM alunos a, notas n </text:p>
      <text:p text:style-name="Standard">WHERE a.codaluno = n.codaluno order by nota1;</text:p>
      <text:p text:style-name="Standard"/>
      <text:p text:style-name="P6">As junções SQL são utilizadas quando precisamos selecionar dados de duas ou mais tabelas.</text:p>
      <text:p text:style-name="Standard">Existem as junções com estilo non-ANSI ou theta (junção com WHERE sem usar explicitamente a cláusula JOIN)</text:p>
      <text:p text:style-name="Standard"/>
      <text:p text:style-name="P9"><text:span text:style-name="Strong_20_Emphasis"><text:span text:style-name="T5"/></text:span></text:p>
      <text:p text:style-name="P4"><text:span text:style-name="Strong_20_Emphasis"><text:span text:style-name="T5"/></text:span></text:p>
      <text:p text:style-name="P36"><text:span text:style-name="Strong_20_Emphasis"><text:span text:style-name="T5"/></text:span></text:p>
      <text:p text:style-name="P4"><text:span text:style-name="Strong_20_Emphasis"><text:span text:style-name="T5">5.3) Entendendo os Tipos de Join disponíveis</text:span></text:span></text:p>
      <text:p text:style-name="Standard"/>
      <text:p text:style-name="Standard">As junções ANSI join (com JOIN explícito). </text:p>
      <text:p text:style-name="Standard">As junções ANSI podem ser de dois tipos, as INNER e as OUTER, que se subdividem em </text:p>
      <text:p text:style-name="Standard">INNER, OUTER, LEFT e RIGHT. </text:p>
      <text:p text:style-name="Standard">A padrão é a INNER JOIN. INNER JOIN pode ser escrito com apenas JOIN.</text:p>
      <text:p text:style-name="Standard"/>
      <text:p text:style-name="P11">Tipos de Junção Suportados pelo PostgreSQL:</text:p>
      <text:p text:style-name="Standard"/>
      <text:p text:style-name="Standard">INNER JOIN:</text:p>
      <text:p text:style-name="Standard"><text:tab/>- NATURAL JOIN</text:p>
      <text:p text:style-name="Standard"><text:tab/>- CROSS JOIN</text:p>
      <text:p text:style-name="Standard"/>
      <text:p text:style-name="Standard">OUTER JOIN</text:p>
      <text:p text:style-name="Standard"><text:tab/>- LEFT JOIN</text:p>
      <text:p text:style-name="Standard"><text:tab/>- RIGHT JOIN</text:p>
      <text:p text:style-name="Standard"><text:tab/>- FULL JOIN</text:p>
      <text:p text:style-name="P9"><text:span text:style-name="Strong_20_Emphasis"><text:span text:style-name="T5"/></text:span></text:p>
      <text:p text:style-name="P4"><text:span text:style-name="Strong_20_Emphasis"><text:span text:style-name="T5">5.4) Trabalhando com CROSS JOIN </text:span></text:span></text:p>
      <text:p text:style-name="Standard"/>
      <text:p text:style-name="Standard">Chamado também de cartesiano Join ou produto. Um cross join retorna o produto cartesiano do conjunto de registros das duas tabelas da junção.</text:p>
      <text:p text:style-name="Standard"/>
      <text:p text:style-name="Standard">Se A e B são dois conjuntos então cross join será AxB.</text:p>
      <text:p text:style-name="Standard"/>
      <text:p text:style-name="P11"/>
      <text:p text:style-name="P11">Cross Join Explícito:</text:p>
      <text:p text:style-name="Standard"/>
      <text:p text:style-name="Standard">SELECT *</text:p>
      <text:p text:style-name="Standard">FROM funcionarios CROSS JOIN departamentos;</text:p>
      <text:p text:style-name="Standard"/>
      <text:p text:style-name="P11">Cross Join Implícito:</text:p>
      <text:p text:style-name="Standard"/>
      <text:p text:style-name="Standard">SELECT *</text:p>
      <text:p text:style-name="Standard">FROM funcionarios, departamentos;</text:p>
      <text:p text:style-name="Standard"/>
      <text:p text:style-name="P11">Outros Exemplos:</text:p>
      <text:p text:style-name="Standard"/>
      <text:p text:style-name="Standard">SELECT p.maricula, p.senha, d.departamento FROM pessoal p CROSS JOIN departamento d;<text:line-break/></text:p>
      <text:p text:style-name="P11"/>
      <text:p text:style-name="P11"/>
      <text:p text:style-name="P34"/>
      <text:p text:style-name="Standard"><text:span text:style-name="T5">INNER JOIN</text:span> - Onde todos os registros que satisfazem à condição serão retornados.<text:line-break/><text:line-break/><text:span text:style-name="T5">Exemplo:</text:span><text:line-break/>SELECT p.siape, p.nome, l.lotacao<text:line-break/>FROM pessoal p INNER JOIN lotacoes l<text:line-break/>ON p.siape = l.siape ORDER BY p.siape;<text:line-break/><text:line-break/><text:span text:style-name="T5">Exemplo no estilo theta (non-ANSI):</text:span></text:p>
      <text:p text:style-name="Standard"><text:line-break/>SELECT p.matricula, p.nome, d.departamento<text:line-break/>FROM pessoal p, departamento d<text:line-break/>WHERE p.matricula = d.matricula ORDER BY p.matricula;</text:p>
      <text:p text:style-name="Standard"><text:line-break/></text:p>
      <text:p text:style-name="P11">OUTER JOIN que se divide em LEFT OUTER JOIN e RIGHT OUTER JOIN</text:p>
      <text:p text:style-name="Standard"/>
      <text:p text:style-name="Standard"><text:span text:style-name="T5">LEFT OUTER JOIN</text:span> ou simplesmente LEFT JOIN - Somente os registros da tabela da esquerda (left) serão retornados, tendo ou não registros relacionados na tabela da direita.</text:p>
      <text:p text:style-name="Standard"/>
      <text:p text:style-name="Standard">Primeiro, é realizada uma junção interna. Depois, para cada linha de T1 que não satisfaz a condição de junção com nenhuma linha de T2, é adicionada uma linha juntada com valores nulos nas colunas de T2. Portanto, a tabela juntada possui, incondicionalmente, no mínimo uma linha para cada linha de T1.</text:p>
      <text:p text:style-name="Standard"/>
      <text:p text:style-name="Standard">A tabela à esquerda do operador de junção exibirá cada um dos seus registros, enquanto que a da direita exibirá somente seus registros que tenham correspondentes aos da tabela da esquerda.<text:line-break/>Para os registros da direita que não tenham correspondentes na esquerda serão colocados valores NULL.</text:p>
      <text:p text:style-name="Standard"/>
      <text:p text:style-name="Standard"><text:span text:style-name="T5">Exemplo (voltar todos somente de pessoal):</text:span><text:line-break/></text:p>
      <text:p text:style-name="Standard">SELECT p.matricula, p.nome, d.departamentos<text:line-break/>FROM pessoal p LEFT JOIN departamentos d<text:line-break/>ON p.siape = d.matricula ORDER BY p.matricula ;</text:p>
      <text:p text:style-name="Standard"/>
      <text:p text:style-name="Standard">Veja que pessoal fica à esquerda em “FROM pessoal p LEFT JOIN departamentos d”.</text:p>
      <text:p text:style-name="Standard"/>
      <text:p text:style-name="P11"/>
      <text:p text:style-name="Standard"><text:span text:style-name="T5">RIGHT OUTER JOIN</text:span><text:line-break/></text:p>
      <text:p text:style-name="Standard">Inverso do LEFT, este retorna todos os registros somente da tabela da direita (right).<text:line-break/>Primeiro, é realizada uma junção interna. Depois, para cada linha de T2 que não satisfaz a condição de junção com nenhuma linha de T1, é adicionada uma linha juntada com valores nulos nas colunas de T1. É o oposto da junção esquerda: a tabela resultante possui, incondicionalmente, uma linha para cada linha de T2.</text:p>
      <text:p text:style-name="Standard"/>
      <text:p text:style-name="P11"/>
      <text:p text:style-name="P34"/>
      <text:p text:style-name="P11">Exemplo (retornar somente os registros de lotacoes):</text:p>
      <text:p text:style-name="Standard"/>
      <text:p text:style-name="Standard">SELECT p.matricula, p.nome, d.departamentos<text:line-break/>FROM pessoal p RIGHT JOIN departamentos d<text:line-break/>ON p.siape = d.matricula ORDER BY p.nome;</text:p>
      <text:p text:style-name="Standard"/>
      <text:p text:style-name="P11"/>
      <text:p text:style-name="Standard"><text:span text:style-name="T5">FULL OUTER JOIN</text:span><text:line-break/>Primeiro, é realizada uma junção interna. Depois, para cada linha de T1 que não satisfaz a condição de junção com nenhuma linha de T2, é adicionada uma linha juntada com valores nulos nas colunas de T2. Também, para cada linha de T2 que não satisfaz a condição de junção com nenhuma linha de T1, é adicionada uma linha juntada com valores nulos nas colunas de T1.</text:p>
      <text:p text:style-name="Standard">E também as:<text:line-break/></text:p>
      <text:p text:style-name="P4"><text:span text:style-name="Strong_20_Emphasis"><text:span text:style-name="T1"/></text:span></text:p>
      <text:p text:style-name="P4"><text:span text:style-name="Strong_20_Emphasis"><text:span text:style-name="T5">5.5) Trabalhando com INNER e OUTER JOINs </text:span></text:span></text:p>
      <text:p text:style-name="P11"/>
      <text:p text:style-name="P11">INNER JOIN</text:p>
      <text:p text:style-name="Standard"/>
      <text:p text:style-name="Standard">Um exemplo de um inner join !<text:line-break/>Vamos supor a seguinte estrutura de tabelas:<text:line-break/>Temos as tabelas alunos, notas e frequencias<text:line-break/>Alunos Notas Frequencias<text:line-break/><text:line-break/>CodAluno CodNotas CodFrequencia <text:line-break/>Nome CodAluno CodAluno <text:line-break/>Endereco Nota1 Freq1 <text:line-break/>Fone Nota2 Freq2 <text:line-break/><text:line-break/>Para você selecionar vamos supor:<text:line-break/><text:line-break/>O nome do aluno com a nota 1 e frequencia 1; o SELECT seria assim:<text:line-break/><text:line-break/></text:p>
      <text:p text:style-name="Standard"/>
      <text:p text:style-name="Standard">SELECT A.Nome, N.Nota1, F.Freq1<text:line-break/>FROM Alunos A<text:line-break/>INNER JOIN Notas N ON A.CodAluno = N.CodAluno<text:line-break/>INNER JOIN Frequencias F ON A.CodAluno = F.CodAluno<text:line-break/><text:line-break/>Isso buscaria de TODOS os Alunos sem excessão, o Nome, Nota1 e Freq1.<text:line-break/>Agora se vc quisesse trazer de um determinado aluno, bastaria você acrescentar a seguinte linha:<text:line-break/>WHERE A.CodAluno = ???? </text:p>
      <text:p text:style-name="P9"><text:span text:style-name="Strong_20_Emphasis"><text:span text:style-name="T1"/></text:span></text:p>
      <text:p text:style-name="P4"><text:span text:style-name="Strong_20_Emphasis"><text:span text:style-name="T5"/></text:span></text:p>
      <text:p text:style-name="P36"><text:span text:style-name="Strong_20_Emphasis"><text:span text:style-name="T5"/></text:span></text:p>
      <text:p text:style-name="P4"><text:span text:style-name="Strong_20_Emphasis"><text:span text:style-name="T5">5.6) Trabalhando com NATURAL JOIN </text:span></text:span></text:p>
      <text:p text:style-name="P9"><text:span text:style-name="Strong_20_Emphasis"><text:span text:style-name="T1"/></text:span></text:p>
      <text:p text:style-name="P9"><text:span text:style-name="Strong_20_Emphasis"><text:span text:style-name="T1">É uma especialização do Equi-Join e NATURAL é uma forma abreviada de USING. Comparam-se ambas as tabelas do join e o resultado conterá somente uma coluna de cada par de colunas de mesmo nome.</text:span></text:span></text:p>
      <text:p text:style-name="P9"><text:span text:style-name="Strong_20_Emphasis"><text:span text:style-name="T1"/></text:span></text:p>
      <text:p text:style-name="P9"><text:span text:style-name="Strong_20_Emphasis"><text:span text:style-name="T1">Exemplo:</text:span></text:span></text:p>
      <text:p text:style-name="P9"><text:span text:style-name="Strong_20_Emphasis"><text:span text:style-name="T1"/></text:span></text:p>
      <text:p text:style-name="P9"><text:span text:style-name="Strong_20_Emphasis"><text:span text:style-name="T1">Tendo como base as duas tabelas:</text:span></text:span></text:p>
      <text:p text:style-name="P9"><text:span text:style-name="Strong_20_Emphasis"><text:span text:style-name="T1"/></text:span></text:p>
      <text:p text:style-name="P5">Employee</text:p>
      <table:table table:name="Table2" table:style-name="Table2">
        <table:table-column table:style-name="Table2.A"/>
        <table:table-column table:style-name="Table2.B"/>
        <table:table-row>
          <table:table-cell table:style-name="Table2.A1" office:value-type="string">
            <text:p text:style-name="Table_20_Heading">LastName</text:p>
          </table:table-cell>
          <table:table-cell table:style-name="Table2.A1" office:value-type="string">
            <text:p text:style-name="Table_20_Heading">DepartmentID</text:p>
          </table:table-cell>
        </table:table-row>
        <table:table-row>
          <table:table-cell table:style-name="Table2.A1" office:value-type="string">
            <text:p text:style-name="Table_20_Contents">Rafferty</text:p>
          </table:table-cell>
          <table:table-cell table:style-name="Table2.A1" office:value-type="string">
            <text:p text:style-name="Table_20_Contents">31</text:p>
          </table:table-cell>
        </table:table-row>
        <table:table-row>
          <table:table-cell table:style-name="Table2.A1" office:value-type="string">
            <text:p text:style-name="Table_20_Contents">Jones</text:p>
          </table:table-cell>
          <table:table-cell table:style-name="Table2.A1" office:value-type="string">
            <text:p text:style-name="Table_20_Contents">33</text:p>
          </table:table-cell>
        </table:table-row>
        <table:table-row>
          <table:table-cell table:style-name="Table2.A1" office:value-type="string">
            <text:p text:style-name="Table_20_Contents">Steinberg</text:p>
          </table:table-cell>
          <table:table-cell table:style-name="Table2.A1" office:value-type="string">
            <text:p text:style-name="Table_20_Contents">33</text:p>
          </table:table-cell>
        </table:table-row>
        <table:table-row>
          <table:table-cell table:style-name="Table2.A1" office:value-type="string">
            <text:p text:style-name="Table_20_Contents">Robinson</text:p>
          </table:table-cell>
          <table:table-cell table:style-name="Table2.A1" office:value-type="string">
            <text:p text:style-name="Table_20_Contents">34</text:p>
          </table:table-cell>
        </table:table-row>
        <table:table-row>
          <table:table-cell table:style-name="Table2.A1" office:value-type="string">
            <text:p text:style-name="Table_20_Contents">Smith</text:p>
          </table:table-cell>
          <table:table-cell table:style-name="Table2.A1" office:value-type="string">
            <text:p text:style-name="Table_20_Contents">34</text:p>
          </table:table-cell>
        </table:table-row>
        <table:table-row>
          <table:table-cell table:style-name="Table2.A1" office:value-type="string">
            <text:p text:style-name="Table_20_Contents">Jasper</text:p>
          </table:table-cell>
          <table:table-cell table:style-name="Table2.A1" office:value-type="string">
            <text:p text:style-name="Table_20_Contents">36</text:p>
          </table:table-cell>
        </table:table-row>
      </table:table>
      <text:p text:style-name="P21"/>
      <text:p text:style-name="P22">Department</text:p>
      <text:p text:style-name="P21"/>
      <table:table table:name="Table3" table:style-name="Table3">
        <table:table-column table:style-name="Table3.A"/>
        <table:table-column table:style-name="Table3.B"/>
        <table:table-row>
          <table:table-cell table:style-name="Table3.A1" office:value-type="string">
            <text:p text:style-name="Table_20_Heading">DepartmentID</text:p>
          </table:table-cell>
          <table:table-cell table:style-name="Table3.A1" office:value-type="string">
            <text:p text:style-name="Table_20_Heading">DepartmentName</text:p>
          </table:table-cell>
        </table:table-row>
        <table:table-row>
          <table:table-cell table:style-name="Table3.A1" office:value-type="string">
            <text:p text:style-name="Table_20_Contents">31</text:p>
          </table:table-cell>
          <table:table-cell table:style-name="Table3.A1" office:value-type="string">
            <text:p text:style-name="Table_20_Contents">Sales</text:p>
          </table:table-cell>
        </table:table-row>
        <table:table-row>
          <table:table-cell table:style-name="Table3.A1" office:value-type="string">
            <text:p text:style-name="Table_20_Contents">33</text:p>
          </table:table-cell>
          <table:table-cell table:style-name="Table3.A1" office:value-type="string">
            <text:p text:style-name="Table_20_Contents">Engineering</text:p>
          </table:table-cell>
        </table:table-row>
        <table:table-row>
          <table:table-cell table:style-name="Table3.A1" office:value-type="string">
            <text:p text:style-name="Table_20_Contents">34</text:p>
          </table:table-cell>
          <table:table-cell table:style-name="Table3.A1" office:value-type="string">
            <text:p text:style-name="Table_20_Contents">Clerical</text:p>
          </table:table-cell>
        </table:table-row>
        <table:table-row>
          <table:table-cell table:style-name="Table3.A1" office:value-type="string">
            <text:p text:style-name="Table_20_Contents">35</text:p>
          </table:table-cell>
          <table:table-cell table:style-name="Table3.A1" office:value-type="string">
            <text:p text:style-name="Table_20_Contents">Marketing</text:p>
          </table:table-cell>
        </table:table-row>
      </table:table>
      <text:p text:style-name="Text_20_body"><text:span text:style-name="Strong_20_Emphasis"><text:span text:style-name="T1"/></text:span></text:p>
      <text:p text:style-name="Standard">SELECT *</text:p>
      <text:p text:style-name="Preformatted_20_Text">FROM employee NATURAL JOIN department;</text:p>
      <text:p text:style-name="Text_20_body"/>
      <text:p text:style-name="Text_20_body">Somente um campo DepartmentID aparece na tabela resultante.</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DepartmentID</text:p>
          </table:table-cell>
          <table:table-cell table:style-name="Table1.A1" office:value-type="string">
            <text:p text:style-name="Table_20_Heading">Employee.LastName</text:p>
          </table:table-cell>
          <table:table-cell table:style-name="Table1.A1" office:value-type="string">
            <text:p text:style-name="Table_20_Heading">Department.DepartmentName</text:p>
          </table:table-cell>
        </table:table-row>
        <table:table-row>
          <table:table-cell table:style-name="Table1.A1" office:value-type="string">
            <text:p text:style-name="Table_20_Contents">34</text:p>
          </table:table-cell>
          <table:table-cell table:style-name="Table1.A1" office:value-type="string">
            <text:p text:style-name="Table_20_Contents">Smith</text:p>
          </table:table-cell>
          <table:table-cell table:style-name="Table1.A1" office:value-type="string">
            <text:p text:style-name="Table_20_Contents">Clerical</text:p>
          </table:table-cell>
        </table:table-row>
        <table:table-row>
          <table:table-cell table:style-name="Table1.A1" office:value-type="string">
            <text:p text:style-name="Table_20_Contents">33</text:p>
          </table:table-cell>
          <table:table-cell table:style-name="Table1.A1" office:value-type="string">
            <text:p text:style-name="Table_20_Contents">Jones</text:p>
          </table:table-cell>
          <table:table-cell table:style-name="Table1.A1" office:value-type="string">
            <text:p text:style-name="Table_20_Contents">Engineering</text:p>
          </table:table-cell>
        </table:table-row>
        <table:table-row>
          <table:table-cell table:style-name="Table1.A1" office:value-type="string">
            <text:p text:style-name="Table_20_Contents">34</text:p>
          </table:table-cell>
          <table:table-cell table:style-name="Table1.A1" office:value-type="string">
            <text:p text:style-name="Table_20_Contents">Robinson</text:p>
          </table:table-cell>
          <table:table-cell table:style-name="Table1.A1" office:value-type="string">
            <text:p text:style-name="Table_20_Contents">Clerical</text:p>
          </table:table-cell>
        </table:table-row>
        <table:table-row>
          <table:table-cell table:style-name="Table1.A1" office:value-type="string">
            <text:p text:style-name="Table_20_Contents">33</text:p>
          </table:table-cell>
          <table:table-cell table:style-name="Table1.A1" office:value-type="string">
            <text:p text:style-name="Table_20_Contents">Steinberg</text:p>
          </table:table-cell>
          <table:table-cell table:style-name="Table1.A1" office:value-type="string">
            <text:p text:style-name="Table_20_Contents">Engineering</text:p>
          </table:table-cell>
        </table:table-row>
        <table:table-row>
          <table:table-cell table:style-name="Table1.A1" office:value-type="string">
            <text:p text:style-name="Table_20_Contents">31</text:p>
          </table:table-cell>
          <table:table-cell table:style-name="Table1.A1" office:value-type="string">
            <text:p text:style-name="Table_20_Contents">Rafferty</text:p>
          </table:table-cell>
          <table:table-cell table:style-name="Table1.A1" office:value-type="string">
            <text:p text:style-name="Table_20_Contents">Sales</text:p>
          </table:table-cell>
        </table:table-row>
      </table:table>
      <text:p text:style-name="P9"><text:span text:style-name="Strong_20_Emphasis"><text:span text:style-name="T1"/></text:span></text:p>
      <text:p text:style-name="P9"><text:span text:style-name="Strong_20_Emphasis"><text:span text:style-name="T1"/></text:span></text:p>
      <text:p text:style-name="P9"><text:span text:style-name="Strong_20_Emphasis"><text:span text:style-name="T1"/></text:span></text:p>
      <text:p text:style-name="P9"><text:span text:style-name="Strong_20_Emphasis"><text:span text:style-name="T5"/></text:span></text:p>
      <text:p text:style-name="P33"><text:span text:style-name="Strong_20_Emphasis"><text:span text:style-name="T5"/></text:span></text:p>
      <text:p text:style-name="P9"><text:span text:style-name="Strong_20_Emphasis"><text:span text:style-name="T5">Mais informações em:</text:span></text:span><text:span text:style-name="Strong_20_Emphasis"><text:span text:style-name="T1"> <text:line-break/></text:span></text:span><text:a xlink:type="simple" xlink:href="http://www.w3schools.com/sql/sql_join.asp"><text:span text:style-name="Strong_20_Emphasis"><text:span text:style-name="T1">http://www.w3schools.com/sql/sql_join.asp</text:span></text:span></text:a><text:span text:style-name="Strong_20_Emphasis"><text:span text:style-name="T1"> <text:line-break/></text:span></text:span><text:a xlink:type="simple" xlink:href="http://en.wikipedia.org/wiki/Join_(SQL"><text:span text:style-name="Strong_20_Emphasis"><text:span text:style-name="T1">http://en.wikipedia.org/wiki/Join_(SQL</text:span></text:span></text:a><text:span text:style-name="Strong_20_Emphasis"><text:span text:style-name="T1">)<text:line-break/></text:span></text:span><text:a xlink:type="simple" xlink:href="http://www.postgresql.org/docs/8.2/static/tutorial-join.html"><text:span text:style-name="Strong_20_Emphasis"><text:span text:style-name="T1">http://www.postgresql.org/docs/8.2/static/tutorial-join.html</text:span></text:span></text:a></text:p>
      <text:p text:style-name="P9"><text:a xlink:type="simple" xlink:href="http://www.postgresql.org/docs/current/static/queries-table-expressions.html"><text:span text:style-name="Strong_20_Emphasis"><text:span text:style-name="T1">http://www.postgresql.org/docs/current/static/queries-table-expressions.html</text:span></text:span></text:a><text:span text:style-name="Strong_20_Emphasis"><text:span text:style-name="T1"> <text:line-break/></text:span></text:span><text:a xlink:type="simple" xlink:href="http://pgdocptbr.sourceforge.net/pg80/tutorial-join.html"><text:span text:style-name="Strong_20_Emphasis"><text:span text:style-name="T1">http://pgdocptbr.sourceforge.net/pg80/tutorial-join.html</text:span></text:span></text:a></text:p>
      <text:p text:style-name="P9"><text:a xlink:type="simple" xlink:href="http://pgdocptbr.sourceforge.net/pg80/queries-table-expressions.html"><text:span text:style-name="Strong_20_Emphasis"><text:span text:style-name="T1">http://pgdocptbr.sourceforge.net/pg80/queries-table-expressions.html</text:span></text:span></text:a></text:p>
      <text:p text:style-name="P9"><text:span text:style-name="Strong_20_Emphasis"><text:span text:style-name="T1"/></text:span></text:p>
      <text:p text:style-name="P9"><text:span text:style-name="Strong_20_Emphasis"><text:span text:style-name="T1"/></text:span></text:p>
      <text:p text:style-name="P9"><text:span text:style-name="Strong_20_Emphasis"><text:span text:style-name="T1"/></text:span></text:p>
      <text:p text:style-name="P33"><text:span text:style-name="Strong_20_Emphasis"><text:span text:style-name="T1"/></text:span></text:p>
      <text:h text:style-name="Heading_20_1" text:outline-level="1" text:is-list-header="true"><text:span text:style-name="T12">Consultas com JOINS </text:span>- <text:span text:style-name="T12">Thiago Caserta</text:span></text:h>
      <text:p text:style-name="Text_20_body"><text:span text:style-name="T5">Obs.</text:span>: Faça os devidos ajustes, já que este artigo foi feito para o SQL Server.</text:p>
      <text:p text:style-name="Text_20_body">Quando comecei na área de TI, sempre me deparava com situações no SQL em que precisava pegar campos de outras tabelas não vinculadas diretamente com a que estamos manipulando, e sentia certa dificuldade em amarrar as tabelas pelas suas respectivas chaves, fossem elas código, id, usuário, etc.</text:p>
      <text:p text:style-name="Text_20_body">Bem, algo que é de extrema ajuda nesses casos são os nossos amigos JOINs (<text:span text:style-name="Strong_20_Emphasis">LEFT JOIN, RIGHT JOIN, INNER JOIN e FULL JOIN</text:span>).</text:p>
      <text:p text:style-name="Text_20_body">Hoje percebo que muitos daqueles que estão começando na área de TI sentem o mesmo.</text:p>
      <text:p text:style-name="Text_20_body">Junções, tradução de JOINs, são utilizadas em duas cláusulas específicas: <text:span text:style-name="Strong_20_Emphasis">FROM</text:span> e <text:span text:style-name="Strong_20_Emphasis">WHERE</text:span>, eu particularmente prefiro usar na cláusula <text:span text:style-name="Strong_20_Emphasis">FROM</text:span>, por questões de desempenho e organização.</text:p>
      <text:p text:style-name="Text_20_body">Neste artigo vamos analisar algumas consultas possíveis com essas poderosas cláusulas. Então: Let s JOIN!</text:p>
      <text:p text:style-name="Text_20_body">A princípio vamos entender o primeiro <text:span text:style-name="Strong_20_Emphasis">JOIN</text:span> mencionado, o <text:span text:style-name="Strong_20_Emphasis">LEFT JOIN</text:span>.</text:p>
      <text:p text:style-name="Text_20_body">Como podemos observar, e a própria sintaxe indica, essa cláusula trabalha com os dados da tabela "Esqueda" como sendo os dados principais, ou seja, de acordo com o exemplo abaixo, o <text:span text:style-name="Strong_20_Emphasis">LEFT JOIN</text:span> mostrará o que esta na Tabela1 (esquerda), podendo trabalhar também com qualquer outro dado da Tabela2 com a mesma chave encontrada na Tabela1.</text:p>
      <text:p text:style-name="Text_20_body">Os dados principais que estaremos trabalhando serão os da Tabela1, já que esta, como já mencionado, é a nossa tabela " Esquerda ".</text:p>
      <text:p text:style-name="Text_20_body"><text:span text:style-name="User_20_Entry">SELECT Tab1.* FROM Tabela1 Tab1</text:span></text:p>
      <text:p text:style-name="Text_20_body"><text:span text:style-name="User_20_Entry">LEFT JOIN Tabela2 Tab2 ON Tab1.Cod = Tab2.Cod</text:span> </text:p>
      <text:p text:style-name="Text_20_body">Podemos fazer a mesma amarração junto à cláusula <text:span text:style-name="Strong_20_Emphasis">WHERE</text:span> assim como no exemplo abaixo onde estamos pegando os mesmos valores do exemplo acima.</text:p>
      <text:p text:style-name="Text_20_body"><text:span text:style-name="User_20_Entry">SELECT Tab1.* FROM Tabela1 Tab1, Tabela2 Tab2</text:span></text:p>
      <text:p text:style-name="Text_20_body"><text:span text:style-name="User_20_Entry">WHERE Tab1.Cod *= Tab2.Cod</text:span> </text:p>
      <text:p text:style-name="Text_20_body">Nesse exemplo os sinais " *= " indicam a condição LEFT JOIN.</text:p>
      <text:p text:style-name="Text_20_body">Partiremos agora para o irmão mais próximo do LEFT JOIN, o RIGHT JOIN.</text:p>
      <text:p text:style-name="Text_20_body">O <text:span text:style-name="Strong_20_Emphasis">RIGHT JOIN</text:span> retorna o que estiver na Tabela1 e Tabela2 com a mesma chave, e sendo o inverso do <text:span text:style-name="Strong_20_Emphasis">LEFT JOIN</text:span> a tabela principal se torna a tabela da " Direita ", ou seja a Tabela2.</text:p>
      <text:p text:style-name="Text_20_body"><text:span text:style-name="User_20_Entry">SELECT Tab2.* FROM @Tabela1 Tab1</text:span></text:p>
      <text:p text:style-name="Text_20_body"><text:span text:style-name="User_20_Entry">RIGHT JOIN @Tabela2 T2 ON Tab1.Cod = Tab2.Cod</text:span> </text:p>
      <text:p text:style-name="Text_20_body">Do mesmo modo que podemos utilizar o <text:span text:style-name="Strong_20_Emphasis">LEFT JOIN</text:span> na cláusula <text:span text:style-name="Strong_20_Emphasis">WHERE</text:span> podemos fazer assim também com o <text:span text:style-name="Strong_20_Emphasis">RIGHT JOIN.</text:span> </text:p>
      <text:p text:style-name="Text_20_body"><text:span text:style-name="User_20_Entry">SELECT Tab2.* FROM @Tabela1 Tab1, @Tabela2 Tab2</text:span></text:p>
      <text:p text:style-name="Text_20_body"><text:span text:style-name="User_20_Entry">WHERE T1.Cod =* T2.Cod</text:span> </text:p>
      <text:p text:style-name="Text_20_body"><text:soft-page-break/>Observe que o sinal no <text:span text:style-name="Strong_20_Emphasis">RIGHT JOIN</text:span> é diferente do <text:span text:style-name="Strong_20_Emphasis">LEFT JOIN</text:span>, de "Asterisco ="mudamos para"= asterísco ".</text:p>
      <text:p text:style-name="Text_20_body">Alteramos o asterisco da esquerda para a direita, o que se torna uma ajuda para não confundirmos as cláusulas. </text:p>
      <text:p text:style-name="Text_20_body"><text:span text:style-name="Strong_20_Emphasis">LEFT JOIN </text:span>- Asterisco à esquerda;</text:p>
      <text:p text:style-name="Text_20_body"><text:span text:style-name="Strong_20_Emphasis">RIGHT JOIN</text:span> - Asterisco à direita. </text:p>
      <text:p text:style-name="Text_20_body">Desse ponto partiremos para os dois últimos <text:span text:style-name="Strong_20_Emphasis">JOINS</text:span>, o <text:span text:style-name="Strong_20_Emphasis">INNER JOIN</text:span> e o <text:span text:style-name="Strong_20_Emphasis">FULL JOIN.</text:span></text:p>
      <text:p text:style-name="Text_20_body">O <text:span text:style-name="Strong_20_Emphasis">INNER JOIN </text:span>nos retorna apenas o que esta na Tabela1 e Tabela2 com a mesma chave. </text:p>
      <text:p text:style-name="Text_20_body">Exemplo:</text:p>
      <text:p text:style-name="Text_20_body"><text:span text:style-name="User_20_Entry">SELECT * FROM @Tabela1 T1</text:span></text:p>
      <text:p text:style-name="Text_20_body"><text:span text:style-name="User_20_Entry">INNER JOIN @Tabela2 T2 ON T1.Cod = T2.Cod</text:span> </text:p>
      <text:p text:style-name="Text_20_body">Assim como o <text:span text:style-name="Strong_20_Emphasis">LEFT JOIN</text:span> e o <text:span text:style-name="Strong_20_Emphasis">RIGHT JOIN</text:span>, podemos da mesma forma fazer essa amarração junto à cláusula <text:span text:style-name="Strong_20_Emphasis">WHERE</text:span>, como segue o exemplo:</text:p>
      <text:p text:style-name="Text_20_body"><text:span text:style-name="User_20_Entry">SELECT * from @Tabela T1, @Tabela2 T2</text:span></text:p>
      <text:p text:style-name="Text_20_body"><text:span text:style-name="User_20_Entry">WHERE T1.Cod = T2.Cod</text:span> </text:p>
      <text:p text:style-name="Text_20_body">Nesse exemplo o sinal " <text:span text:style-name="Strong_20_Emphasis">=</text:span> " indica a função <text:span text:style-name="Strong_20_Emphasis">INNER JOIN.</text:span></text:p>
      <text:p text:style-name="Text_20_body">Já O <text:span text:style-name="Strong_20_Emphasis">FULL JOIN</text:span> retorna o que estiver na Tabela1 e Tabela2 levando em conta o seu significado FULL, ou seja, completo. Portanto o <text:span text:style-name="Strong_20_Emphasis">FULL JOIN</text:span> retorna tudo o que há nas Tabelas selecionadas</text:p>
      <text:p text:style-name="Text_20_body"><text:span text:style-name="User_20_Entry">SELECT * FROM @Tabela1 T1</text:span></text:p>
      <text:p text:style-name="Text_20_body"><text:span text:style-name="User_20_Entry">FULL JOIN @Tabela2 T2 ON T1.Cod = T2.Cod</text:span> </text:p>
      <text:p text:style-name="Text_20_body">Bem, essas são as 4 cláusulas mais utilizadas para fazermos amarrações entre tabelas ou pegarmos valores relacionados. Com certeza é de grande ajuda para todos os que fazem uso de banco de dados independentemente de qual seja.</text:p>
      <text:p text:style-name="Text_20_body">Em anexo está um <text:a xlink:type="simple" xlink:href="http://www.imasters.com.br/undefined">exemplo</text:a> de todas as cláusulas tratadas aqui, porém com banco e tabelas reais.</text:p>
      <text:p text:style-name="Text_20_body">Este exemplo foi baseado no <text:span text:style-name="Strong_20_Emphasis">Microsoft SQL Server</text:span>. As sintaxes das consultas não irão mudar, porém para àqueles que forem executar os exemplos em outros bancos terão de modificar os scripts de criação das tabelas. </text:p>
      <text:p text:style-name="Text_20_body">Espero que esta matéria tenha sido de grande ajuda para àqueles que estão começando ou sentem dificuldades nesse assunto.</text:p>
      <text:p text:style-name="Standard"/>
      <text:p text:style-name="P32"/>
      <text:h text:style-name="Heading_20_2" text:outline-level="2" text:is-list-header="true">Junção entre tabelas no PostgreSQL - Daniel Oslei </text:h>
      <text:section text:style-name="Sect1" text:name="strConteudo">
        <text:p text:style-name="Text_20_body">A compreensão da real utilidade da junção de tabelas no estudo de banco de dados, e de que forma isto é feito, é um obstáculo para muitos estudantes. A dúvida mais constante a cerca do assunto é com o comando SQL conhecido como JOIN. Já recebi vários e-mails contendo dúvidas relacionadas a utilização correta dos JOINs. Por isso, o objetivo de hoje é esclarecer com uma seqüência de exemplos os tipos de junções de tabelas possíveis no PostgreSQL.</text:p>
        <text:p text:style-name="Text_20_body">Para os nossos exemplos utilizaremos uma estrutura de três tabelas simples com alguns dados inseridos. O diagrama abaixo representa o relacionamento entre as tabelas:</text:p>
        <text:p text:style-name="Text_20_body"><draw:frame draw:style-name="fr1" draw:name="graphics1" text:anchor-type="as-char" svg:width="10.583cm" svg:height="10.583cm" draw:z-index="0"><draw:image xlink:href="http://conteudo.imasters.com.br/2867/entrel.jpg" xlink:type="simple" xlink:show="embed" xlink:actuate="onLoad"/></draw:frame></text:p>
        <text:p text:style-name="P6">Vamos partir para o povoamento das tabelas, em que serão inseridos alguns poucos dados, apenas para a efetuação de nossas consultas:</text:p>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6"><text:span text:style-name="Strong_20_Emphasis"><text:span text:style-name="T13">Tabela cidade </text:span></text:span></text:p>
            </table:table-cell>
            <table:covered-table-cell/>
            <table:covered-table-cell/>
          </table:table-row>
          <table:table-row table:style-name="Table5.2">
            <table:table-cell table:style-name="Table5.A2" office:value-type="string">
              <text:p text:style-name="P26"><text:span text:style-name="Strong_20_Emphasis">codigo</text:span></text:p>
            </table:table-cell>
            <table:table-cell table:style-name="Table5.A2" office:value-type="string">
              <text:p text:style-name="P26"><text:span text:style-name="Strong_20_Emphasis">cidade</text:span></text:p>
            </table:table-cell>
            <table:table-cell table:style-name="Table5.C2" office:value-type="string">
              <text:p text:style-name="P26"><text:span text:style-name="Strong_20_Emphasis">subregiao</text:span></text:p>
            </table:table-cell>
          </table:table-row>
          <table:table-row table:style-name="Table5.3">
            <table:table-cell table:style-name="Table5.A3" office:value-type="string">
              <text:p text:style-name="P27">1</text:p>
            </table:table-cell>
            <table:table-cell table:style-name="Table5.A2" office:value-type="string">
              <text:p text:style-name="P28">Curitiba</text:p>
            </table:table-cell>
            <table:table-cell table:style-name="Table5.C2" office:value-type="string">
              <text:p text:style-name="P27">1</text:p>
            </table:table-cell>
          </table:table-row>
          <table:table-row table:style-name="Table5.3">
            <table:table-cell table:style-name="Table5.A3" office:value-type="string">
              <text:p text:style-name="P27">2</text:p>
            </table:table-cell>
            <table:table-cell table:style-name="Table5.A2" office:value-type="string">
              <text:p text:style-name="P28">Sao Paulo</text:p>
            </table:table-cell>
            <table:table-cell table:style-name="Table5.C2" office:value-type="string">
              <text:p text:style-name="P27">2</text:p>
            </table:table-cell>
          </table:table-row>
          <text:soft-page-break/>
          <table:table-row table:style-name="Table5.3">
            <table:table-cell table:style-name="Table5.A3" office:value-type="string">
              <text:p text:style-name="P27">3</text:p>
            </table:table-cell>
            <table:table-cell table:style-name="Table5.A2" office:value-type="string">
              <text:p text:style-name="P28">Guarulhos</text:p>
            </table:table-cell>
            <table:table-cell table:style-name="Table5.C2" office:value-type="string">
              <text:p text:style-name="P27">2</text:p>
            </table:table-cell>
          </table:table-row>
          <table:table-row table:style-name="Table5.3">
            <table:table-cell table:style-name="Table5.A3" office:value-type="string">
              <text:p text:style-name="P27">4</text:p>
            </table:table-cell>
            <table:table-cell table:style-name="Table5.A2" office:value-type="string">
              <text:p text:style-name="P28">Buenos Aires</text:p>
            </table:table-cell>
            <table:table-cell table:style-name="Table5.C2" office:value-type="string">
              <text:p text:style-name="P27">4</text:p>
            </table:table-cell>
          </table:table-row>
          <table:table-row table:style-name="Table5.3">
            <table:table-cell table:style-name="Table5.A3" office:value-type="string">
              <text:p text:style-name="P27">5</text:p>
            </table:table-cell>
            <table:table-cell table:style-name="Table5.A2" office:value-type="string">
              <text:p text:style-name="P28">La Plata</text:p>
            </table:table-cell>
            <table:table-cell table:style-name="Table5.C2" office:value-type="string">
              <text:p text:style-name="P27">4</text:p>
            </table:table-cell>
          </table:table-row>
          <table:table-row table:style-name="Table5.3">
            <table:table-cell table:style-name="Table5.A3" office:value-type="string">
              <text:p text:style-name="P27">6</text:p>
            </table:table-cell>
            <table:table-cell table:style-name="Table5.A2" office:value-type="string">
              <text:p text:style-name="P28">Cordoba</text:p>
            </table:table-cell>
            <table:table-cell table:style-name="Table5.C2" office:value-type="string">
              <text:p text:style-name="P27">5</text:p>
            </table:table-cell>
          </table:table-row>
          <table:table-row table:style-name="Table5.3">
            <table:table-cell table:style-name="Table5.A3" office:value-type="string">
              <text:p text:style-name="P27">7</text:p>
            </table:table-cell>
            <table:table-cell table:style-name="Table5.A2" office:value-type="string">
              <text:p text:style-name="P28">Los Angeles</text:p>
            </table:table-cell>
            <table:table-cell table:style-name="Table5.C2" office:value-type="string">
              <text:p text:style-name="P27">6</text:p>
            </table:table-cell>
          </table:table-row>
          <table:table-row table:style-name="Table5.3">
            <table:table-cell table:style-name="Table5.A3" office:value-type="string">
              <text:p text:style-name="P27">8</text:p>
            </table:table-cell>
            <table:table-cell table:style-name="Table5.A2" office:value-type="string">
              <text:p text:style-name="P28">San Francisco</text:p>
            </table:table-cell>
            <table:table-cell table:style-name="Table5.C2" office:value-type="string">
              <text:p text:style-name="P27">6</text:p>
            </table:table-cell>
          </table:table-row>
          <table:table-row table:style-name="Table5.3">
            <table:table-cell table:style-name="Table5.A3" office:value-type="string">
              <text:p text:style-name="P27">9</text:p>
            </table:table-cell>
            <table:table-cell table:style-name="Table5.A2" office:value-type="string">
              <text:p text:style-name="P28">Orlando</text:p>
            </table:table-cell>
            <table:table-cell table:style-name="Table5.C2" office:value-type="string">
              <text:p text:style-name="P27">7</text:p>
            </table:table-cell>
          </table:table-row>
          <table:table-row table:style-name="Table5.3">
            <table:table-cell table:style-name="Table5.A3" office:value-type="string">
              <text:p text:style-name="P27">10</text:p>
            </table:table-cell>
            <table:table-cell table:style-name="Table5.A2" office:value-type="string">
              <text:p text:style-name="P28">Miami</text:p>
            </table:table-cell>
            <table:table-cell table:style-name="Table5.C2" office:value-type="string">
              <text:p text:style-name="P27">7</text:p>
            </table:table-cell>
          </table:table-row>
          <table:table-row table:style-name="Table5.3">
            <table:table-cell table:style-name="Table5.A3" office:value-type="string">
              <text:p text:style-name="P27">11</text:p>
            </table:table-cell>
            <table:table-cell table:style-name="Table5.A2" office:value-type="string">
              <text:p text:style-name="P28">Siena</text:p>
            </table:table-cell>
            <table:table-cell table:style-name="Table5.C2" office:value-type="string">
              <text:p text:style-name="P27">8</text:p>
            </table:table-cell>
          </table:table-row>
          <table:table-row table:style-name="Table5.3">
            <table:table-cell table:style-name="Table5.A3" office:value-type="string">
              <text:p text:style-name="P27">12</text:p>
            </table:table-cell>
            <table:table-cell table:style-name="Table5.A2" office:value-type="string">
              <text:p text:style-name="P28">Florenca</text:p>
            </table:table-cell>
            <table:table-cell table:style-name="Table5.C2" office:value-type="string">
              <text:p text:style-name="P27">8</text:p>
            </table:table-cell>
          </table:table-row>
          <table:table-row table:style-name="Table5.3">
            <table:table-cell table:style-name="Table5.A3" office:value-type="string">
              <text:p text:style-name="P27">13</text:p>
            </table:table-cell>
            <table:table-cell table:style-name="Table5.A2" office:value-type="string">
              <text:p text:style-name="P28">Milao</text:p>
            </table:table-cell>
            <table:table-cell table:style-name="Table5.C2" office:value-type="string">
              <text:p text:style-name="P27">9</text:p>
            </table:table-cell>
          </table:table-row>
          <table:table-row table:style-name="Table5.3">
            <table:table-cell table:style-name="Table5.A3" office:value-type="string">
              <text:p text:style-name="P27">14</text:p>
            </table:table-cell>
            <table:table-cell table:style-name="Table5.A2" office:value-type="string">
              <text:p text:style-name="P28">Yokohama</text:p>
            </table:table-cell>
            <table:table-cell table:style-name="Table5.C2" office:value-type="string">
              <text:p text:style-name="P27">Null</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26"><text:span text:style-name="Strong_20_Emphasis"><text:span text:style-name="T13">Tabela subregiao</text:span></text:span> </text:p>
            </table:table-cell>
            <table:covered-table-cell/>
            <table:covered-table-cell/>
          </table:table-row>
          <table:table-row table:style-name="Table6.2">
            <table:table-cell table:style-name="Table6.A2" office:value-type="string">
              <text:p text:style-name="P26"><text:span text:style-name="Strong_20_Emphasis">codigo</text:span></text:p>
            </table:table-cell>
            <table:table-cell table:style-name="Table6.A2" office:value-type="string">
              <text:p text:style-name="P26"><text:span text:style-name="Strong_20_Emphasis">subregiao</text:span></text:p>
            </table:table-cell>
            <table:table-cell table:style-name="Table6.C2" office:value-type="string">
              <text:p text:style-name="P26"><text:span text:style-name="Strong_20_Emphasis">pais</text:span></text:p>
            </table:table-cell>
          </table:table-row>
          <table:table-row table:style-name="Table6.3">
            <table:table-cell table:style-name="Table6.A3" office:value-type="string">
              <text:p text:style-name="P27">1</text:p>
            </table:table-cell>
            <table:table-cell table:style-name="Table6.A2" office:value-type="string">
              <text:p text:style-name="P28">Parana</text:p>
            </table:table-cell>
            <table:table-cell table:style-name="Table6.C2" office:value-type="string">
              <text:p text:style-name="P27">1</text:p>
            </table:table-cell>
          </table:table-row>
          <table:table-row table:style-name="Table6.3">
            <table:table-cell table:style-name="Table6.A3" office:value-type="string">
              <text:p text:style-name="P27">2</text:p>
            </table:table-cell>
            <table:table-cell table:style-name="Table6.A2" office:value-type="string">
              <text:p text:style-name="P28">Sao Paulo</text:p>
            </table:table-cell>
            <table:table-cell table:style-name="Table6.C2" office:value-type="string">
              <text:p text:style-name="P27">1</text:p>
            </table:table-cell>
          </table:table-row>
          <table:table-row table:style-name="Table6.3">
            <table:table-cell table:style-name="Table6.A3" office:value-type="string">
              <text:p text:style-name="P27">3</text:p>
            </table:table-cell>
            <table:table-cell table:style-name="Table6.A2" office:value-type="string">
              <text:p text:style-name="P28">Rio Grande do Sul</text:p>
            </table:table-cell>
            <table:table-cell table:style-name="Table6.C2" office:value-type="string">
              <text:p text:style-name="P27">1</text:p>
            </table:table-cell>
          </table:table-row>
          <text:soft-page-break/>
          <table:table-row table:style-name="Table6.3">
            <table:table-cell table:style-name="Table6.A3" office:value-type="string">
              <text:p text:style-name="P27">4</text:p>
            </table:table-cell>
            <table:table-cell table:style-name="Table6.A2" office:value-type="string">
              <text:p text:style-name="P28">Buenos Aires</text:p>
            </table:table-cell>
            <table:table-cell table:style-name="Table6.C2" office:value-type="string">
              <text:p text:style-name="P27">2</text:p>
            </table:table-cell>
          </table:table-row>
          <table:table-row table:style-name="Table6.3">
            <table:table-cell table:style-name="Table6.A3" office:value-type="string">
              <text:p text:style-name="P27">5</text:p>
            </table:table-cell>
            <table:table-cell table:style-name="Table6.A2" office:value-type="string">
              <text:p text:style-name="P28">Cordoba</text:p>
            </table:table-cell>
            <table:table-cell table:style-name="Table6.C2" office:value-type="string">
              <text:p text:style-name="P27">2</text:p>
            </table:table-cell>
          </table:table-row>
          <table:table-row table:style-name="Table6.3">
            <table:table-cell table:style-name="Table6.A3" office:value-type="string">
              <text:p text:style-name="P27">6</text:p>
            </table:table-cell>
            <table:table-cell table:style-name="Table6.A2" office:value-type="string">
              <text:p text:style-name="P28">California</text:p>
            </table:table-cell>
            <table:table-cell table:style-name="Table6.C2" office:value-type="string">
              <text:p text:style-name="P27">3</text:p>
            </table:table-cell>
          </table:table-row>
          <table:table-row table:style-name="Table6.3">
            <table:table-cell table:style-name="Table6.A3" office:value-type="string">
              <text:p text:style-name="P27">7</text:p>
            </table:table-cell>
            <table:table-cell table:style-name="Table6.A2" office:value-type="string">
              <text:p text:style-name="P28">Florida</text:p>
            </table:table-cell>
            <table:table-cell table:style-name="Table6.C2" office:value-type="string">
              <text:p text:style-name="P27">3</text:p>
            </table:table-cell>
          </table:table-row>
          <table:table-row table:style-name="Table6.3">
            <table:table-cell table:style-name="Table6.A3" office:value-type="string">
              <text:p text:style-name="P27">8</text:p>
            </table:table-cell>
            <table:table-cell table:style-name="Table6.A2" office:value-type="string">
              <text:p text:style-name="P28">Toscana</text:p>
            </table:table-cell>
            <table:table-cell table:style-name="Table6.C2" office:value-type="string">
              <text:p text:style-name="P27">4</text:p>
            </table:table-cell>
          </table:table-row>
          <table:table-row table:style-name="Table6.3">
            <table:table-cell table:style-name="Table6.A3" office:value-type="string">
              <text:p text:style-name="P27">9</text:p>
            </table:table-cell>
            <table:table-cell table:style-name="Table6.A2" office:value-type="string">
              <text:p text:style-name="P28">Lombardia</text:p>
            </table:table-cell>
            <table:table-cell table:style-name="Table6.C2" office:value-type="string">
              <text:p text:style-name="P27">4</text:p>
            </table:table-cell>
          </table:table-row>
          <table:table-row table:style-name="Table6.3">
            <table:table-cell table:style-name="Table6.A3" office:value-type="string">
              <text:p text:style-name="P27">10</text:p>
            </table:table-cell>
            <table:table-cell table:style-name="Table6.A2" office:value-type="string">
              <text:p text:style-name="P28">Aquitania</text:p>
            </table:table-cell>
            <table:table-cell table:style-name="Table6.C2" office:value-type="string">
              <text:p text:style-name="P27">5</text:p>
            </table:table-cell>
          </table:table-row>
          <table:table-row table:style-name="Table6.3">
            <table:table-cell table:style-name="Table6.A3" office:value-type="string">
              <text:p text:style-name="P27">11</text:p>
            </table:table-cell>
            <table:table-cell table:style-name="Table6.A2" office:value-type="string">
              <text:p text:style-name="P28">Borgonha</text:p>
            </table:table-cell>
            <table:table-cell table:style-name="Table6.C2" office:value-type="string">
              <text:p text:style-name="P27">5</text:p>
            </table:table-cell>
          </table:table-row>
          <table:table-row table:style-name="Table6.3">
            <table:table-cell table:style-name="Table6.A3" office:value-type="string">
              <text:p text:style-name="P27">12</text:p>
            </table:table-cell>
            <table:table-cell table:style-name="Table6.A2" office:value-type="string">
              <text:p text:style-name="P28">Calabria</text:p>
            </table:table-cell>
            <table:table-cell table:style-name="Table6.C2" office:value-type="string">
              <text:p text:style-name="P27">5</text:p>
            </table:table-cell>
          </table:table-row>
          <table:table-row table:style-name="Table6.3">
            <table:table-cell table:style-name="Table6.A3" office:value-type="string">
              <text:p text:style-name="P27">13</text:p>
            </table:table-cell>
            <table:table-cell table:style-name="Table6.A2" office:value-type="string">
              <text:p text:style-name="P28">Massachussetts</text:p>
            </table:table-cell>
            <table:table-cell table:style-name="Table6.C2" office:value-type="string">
              <text:p text:style-name="P27">3</text:p>
            </table:table-cell>
          </table:table-row>
          <table:table-row table:style-name="Table6.3">
            <table:table-cell table:style-name="Table6.A3" office:value-type="string">
              <text:p text:style-name="P27">14</text:p>
            </table:table-cell>
            <table:table-cell table:style-name="Table6.A2" office:value-type="string">
              <text:p text:style-name="P28">Chiapas</text:p>
            </table:table-cell>
            <table:table-cell table:style-name="Table6.C2" office:value-type="string">
              <text:p text:style-name="P27">Null</text:p>
            </table:table-cell>
          </table:table-row>
        </table:table>
        <table:table table:name="Table7" table:style-name="Table7">
          <table:table-column table:style-name="Table7.A"/>
          <table:table-column table:style-name="Table7.B"/>
          <table:table-row table:style-name="Table7.1">
            <table:table-cell table:style-name="Table7.A1" table:number-columns-spanned="2" office:value-type="string">
              <text:p text:style-name="P26"><text:span text:style-name="Strong_20_Emphasis"><text:span text:style-name="T13">Tabela País </text:span></text:span></text:p>
            </table:table-cell>
            <table:covered-table-cell/>
          </table:table-row>
          <table:table-row table:style-name="Table7.2">
            <table:table-cell table:style-name="Table7.A2" office:value-type="string">
              <text:p text:style-name="P26"><text:span text:style-name="Strong_20_Emphasis">codigo</text:span></text:p>
            </table:table-cell>
            <table:table-cell table:style-name="Table7.B2" office:value-type="string">
              <text:p text:style-name="P26"><text:span text:style-name="Strong_20_Emphasis">pais</text:span></text:p>
            </table:table-cell>
          </table:table-row>
          <table:table-row table:style-name="Table7.3">
            <table:table-cell table:style-name="Table7.A3" office:value-type="string">
              <text:p text:style-name="P27">1</text:p>
            </table:table-cell>
            <table:table-cell table:style-name="Table7.B2" office:value-type="string">
              <text:p text:style-name="P28">Brasil</text:p>
            </table:table-cell>
          </table:table-row>
          <table:table-row table:style-name="Table7.3">
            <table:table-cell table:style-name="Table7.A3" office:value-type="string">
              <text:p text:style-name="P27">2</text:p>
            </table:table-cell>
            <table:table-cell table:style-name="Table7.B2" office:value-type="string">
              <text:p text:style-name="P28">Argentina</text:p>
            </table:table-cell>
          </table:table-row>
          <table:table-row table:style-name="Table7.3">
            <table:table-cell table:style-name="Table7.A3" office:value-type="string">
              <text:p text:style-name="P27">3</text:p>
            </table:table-cell>
            <table:table-cell table:style-name="Table7.B2" office:value-type="string">
              <text:p text:style-name="P28">Estados Unidos</text:p>
            </table:table-cell>
          </table:table-row>
          <table:table-row table:style-name="Table7.3">
            <table:table-cell table:style-name="Table7.A3" office:value-type="string">
              <text:p text:style-name="P27">4</text:p>
            </table:table-cell>
            <table:table-cell table:style-name="Table7.B2" office:value-type="string">
              <text:p text:style-name="P28">Italia</text:p>
            </table:table-cell>
          </table:table-row>
          <text:soft-page-break/>
          <table:table-row table:style-name="Table7.3">
            <table:table-cell table:style-name="Table7.A3" office:value-type="string">
              <text:p text:style-name="P27">5</text:p>
            </table:table-cell>
            <table:table-cell table:style-name="Table7.B2" office:value-type="string">
              <text:p text:style-name="P28">Franca</text:p>
            </table:table-cell>
          </table:table-row>
          <table:table-row table:style-name="Table7.3">
            <table:table-cell table:style-name="Table7.A3" office:value-type="string">
              <text:p text:style-name="P27">6</text:p>
            </table:table-cell>
            <table:table-cell table:style-name="Table7.B2" office:value-type="string">
              <text:p text:style-name="P28">Noruega</text:p>
            </table:table-cell>
          </table:table-row>
        </table:table>
        <table:table table:name="Table8" table:style-name="Table8">
          <table:table-column table:style-name="Table8.A"/>
          <table:table-row>
            <table:table-cell table:style-name="Table8.A1" office:value-type="string">
              <text:p text:style-name="P26"><text:span text:style-name="Strong_20_Emphasis"><text:span text:style-name="T13">Script SQL para criação das tabelas </text:span></text:span></text:p>
            </table:table-cell>
          </table:table-row>
          <table:table-row>
            <table:table-cell table:style-name="Table8.A2" office:value-type="string">
              <text:p text:style-name="P26"><text:span text:style-name="Strong_20_Emphasis">Tabela cidade </text:span></text:p>
            </table:table-cell>
          </table:table-row>
          <table:table-row>
            <table:table-cell table:style-name="Table8.A3" office:value-type="string">
              <text:p text:style-name="P29">CREATE TABLE "public"."cidade" (<text:line-break/>"codigo_cidade" SERIAL, <text:line-break/>"nome_cidade" VARCHAR(50), <text:line-break/>"codigo_subregiao" INTEGER, <text:line-break/>CONSTRAINT "cidade_pkey" PRIMARY KEY("codigo_cidade")<text:line-break/>) WITH OIDS;</text:p>
            </table:table-cell>
          </table:table-row>
          <table:table-row>
            <table:table-cell table:style-name="Table8.A2" office:value-type="string">
              <text:p text:style-name="P26"><text:span text:style-name="Strong_20_Emphasis">Tabela subregiao </text:span></text:p>
            </table:table-cell>
          </table:table-row>
          <table:table-row>
            <table:table-cell table:style-name="Table8.A3" office:value-type="string">
              <text:p text:style-name="P29">CREATE TABLE "public"."subregiao" (<text:line-break/>"codigo_subregiao" SERIAL, <text:line-break/>"nome_subregiao" VARCHAR(50), <text:line-break/>"codigo_pais" INTEGER, <text:line-break/>CONSTRAINT "subregiao_pkey" PRIMARY KEY("codigo_subregiao")<text:line-break/>) WITH OIDS;</text:p>
            </table:table-cell>
          </table:table-row>
          <table:table-row>
            <table:table-cell table:style-name="Table8.A2" office:value-type="string">
              <text:p text:style-name="P26"><text:span text:style-name="Strong_20_Emphasis">Tabela país</text:span></text:p>
            </table:table-cell>
          </table:table-row>
          <table:table-row>
            <table:table-cell table:style-name="Table8.A3" office:value-type="string">
              <text:p text:style-name="P29">CREATE TABLE "public"."pais" (<text:line-break/>"codigo_pais" SERIAL, <text:line-break/>"nome_pais" VARCHAR(50), <text:line-break/>CONSTRAINT "pais_pkey" PRIMARY KEY("codigo_pais")<text:line-break/>) WITH OIDS;</text:p>
            </table:table-cell>
          </table:table-row>
          <table:table-row>
            <table:table-cell table:style-name="Table8.A2" office:value-type="string">
              <text:p text:style-name="P26"><text:span text:style-name="Strong_20_Emphasis">Inserção de dados </text:span></text:p>
            </table:table-cell>
          </table:table-row>
          <table:table-row>
            <table:table-cell table:style-name="Table8.A3" office:value-type="string">
              <text:p text:style-name="P29">INSERT INTO pais (nome_pais) VALUES ('Brasil');<text:line-break/>INSERT INTO pais (nome_pais) VALUES ('Argentina');<text:line-break/>INSERT INTO pais (nome_pais) VALUES ('Estados <text:soft-page-break/>Unidos');<text:line-break/>INSERT INTO pais (nome_pais) VALUES ('Italia');<text:line-break/>INSERT INTO pais (nome_pais) VALUES ('Franca');<text:line-break/>INSERT INTO pais (nome_pais) VALUES ('Noruega');</text:p>
              <text:p text:style-name="P29">INSERT INTO subregiao ( nome_subregiao, codigo_pais) VALUES ( 'Parana', 1);<text:line-break/>INSERT INTO subregiao ( nome_subregiao, codigo_pais) VALUES ( 'Sao Paulo', 1);<text:line-break/>INSERT INTO subregiao ( nome_subregiao, codigo_pais) VALUES ( 'Rio Grande do Sul', 1);<text:line-break/>INSERT INTO subregiao ( nome_subregiao, codigo_pais) VALUES ( 'Buenos Aires', 2);<text:line-break/>INSERT INTO subregiao ( nome_subregiao, codigo_pais) VALUES ( 'Cordoba', 2);<text:line-break/>INSERT INTO subregiao ( nome_subregiao, codigo_pais) VALUES ( 'California', 3);<text:line-break/>INSERT INTO subregiao ( nome_subregiao, codigo_pais) VALUES ( 'Florida', 3);<text:line-break/>INSERT INTO subregiao ( nome_subregiao, codigo_pais) VALUES ( 'Toscana', 4);<text:line-break/>INSERT INTO subregiao ( nome_subregiao, codigo_pais) VALUES ( 'Lombardia', 4);<text:line-break/>INSERT INTO subregiao ( nome_subregiao, codigo_pais) VALUES ( 'Aquitania', 5);<text:line-break/>INSERT INTO subregiao ( nome_subregiao, codigo_pais) VALUES ( 'Borgonha', 5);<text:line-break/>INSERT INTO subregiao ( nome_subregiao, codigo_pais) VALUES ( 'Calabria', 5);<text:line-break/>INSERT INTO subregiao ( nome_subregiao, codigo_pais) VALUES ( 'Massachussetts', 3);<text:line-break/>INSERT INTO subregiao ( nome_subregiao, codigo_pais) VALUES ( 'Chiapas', NULL);</text:p>
              <text:p text:style-name="P29">INSERT INTO cidade (nome_cidade, codigo_subregiao) VALUES ('Curitiba', 1);<text:line-break/>INSERT INTO cidade (nome_cidade, codigo_subregiao) VALUES ('Sao Paulo', 2);<text:line-break/>INSERT INTO cidade (nome_cidade, codigo_subregiao) VALUES ('Guarulhos', 2);<text:line-break/>INSERT INTO cidade (nome_cidade, codigo_subregiao) VALUES ('Buenos Aires', 4);<text:line-break/>INSERT INTO cidade (nome_cidade, codigo_subregiao) VALUES ('La Plata', 4);<text:line-break/>INSERT INTO cidade (nome_cidade, codigo_subregiao) VALUES ('Cordoba', 5);<text:line-break/>INSERT INTO cidade (nome_cidade, codigo_subregiao) <text:soft-page-break/>VALUES ('Los Angeles', 6);<text:line-break/>INSERT INTO cidade (nome_cidade, codigo_subregiao) VALUES ('San Francisco', 6);<text:line-break/>INSERT INTO cidade (nome_cidade, codigo_subregiao) VALUES ('Orlando', 7);<text:line-break/>INSERT INTO cidade (nome_cidade, codigo_subregiao) VALUES ('Miami', 7);<text:line-break/>INSERT INTO cidade (nome_cidade, codigo_subregiao) VALUES ('Siena', 8);<text:line-break/>INSERT INTO cidade (nome_cidade, codigo_subregiao) VALUES ('Florenca', 8);<text:line-break/>INSERT INTO cidade (nome_cidade, codigo_subregiao) VALUES ('Milao', 9);<text:line-break/>INSERT INTO cidade (nome_cidade, codigo_subregiao) VALUES ('Yokohama', NULL);</text:p>
            </table:table-cell>
          </table:table-row>
        </table:table>
        <text:p text:style-name="P6">A junção de tabelas ocasiona uma tabela derivada de outras duas tabelas (reais ou derivadas), de acordo com as regras do tipo de junção. No PostgreSQL as junções são classificadas como sendo qualificadas ou cruzadas.</text:p>
        <text:p text:style-name="P6"><text:span text:style-name="Strong_20_Emphasis">Junções cruzadas</text:span></text:p>
        <text:p text:style-name="Text_20_body"><text:span text:style-name="T14">SELECT * FROM Tabela1 CROSS JOIN Tabela2</text:span><text:line-break/><text:line-break/>Cada linha de Tabela1 irá combinar-se com todas as linhas de Tabelas2. Para cada combinação de linhas de Tabela1 e Tabela2, a tabela derivada conterá uma linha com todas as colunas de Tabela1 seguidas por todas as colunas de Tabela2. O número de linhas retornadas por esta consulta sempre será o número de linhas de Tabela1 multiplicado pelo número de linha de Tabela2. Por exemplo, se Tabela1 possuir 20 linhas e Tabela2 possuir 10 linhas, será retornado 200 linhas. A consulta SELECT * FROM cidade CROSS JOIN subregiao de nosso exemplo retornará 196 linhas. </text:p>
        <text:p text:style-name="Text_20_body">É óbvio que destas 196 linhas retornadas a maioria pode ser considerada inútil, portanto, devemos selecionar os nossos dados através de condições para nossa consulta. Essas condições são adicionadas através de cláusula WHERE.</text:p>
        <text:p text:style-name="P7">SELECT * FROM cidade CROSS JOIN subregiao WHERE cidade.subregiao = subregiao.codigo</text:p>
        <text:p text:style-name="Text_20_body">Como é perceptível, o uso de CROSS JOIN permite a junção de apenas duas tabelas. No entanto, nosso exemplo precisa juntar três tabelas, para isso, teremos que primeiro unir duas tabelas, para que o resultado desta junção seja utilizado com a terceira tabela.</text:p>
        <text:p text:style-name="P7">SELECT * FROM cidade CROSS JOIN (subregiao CROSS JOIN pais).</text:p>
        <text:p text:style-name="Text_20_body">Utilizar <text:span text:style-name="T14">SELECT * FROM cidade CROSS JOIN subregiao</text:span> equivale a utilizar <text:span text:style-name="T14">SELECT * FROM cidade, subregiao</text:span>, tanto uma como outra retornará as mesmas 196 linhas e utilizar <text:span text:style-name="T14">SELECT * FROM cidade CROSS JOIN (subregiao CROSS JOIN pais)</text:span> equivale a <text:span text:style-name="T14">SELECT * FROM cidade, subregiao</text:span>, pais, ambas retornarão as mesmas 1176 linhas.</text:p>
        <text:p text:style-name="Text_20_body"><text:span text:style-name="Strong_20_Emphasis"><text:span text:style-name="T15">Junções Qualificadas</text:span></text:span></text:p>
        <text:p text:style-name="Text_20_body">As junções qualificadas trazem um pouquinho mais de complexidade e são divididas em junções internas e externas. Na utilização de junção qualificada, se não for especificado como junção interna <text:soft-page-break/>ou externa, por padrão o PostgreSQL considera como sendo interna.</text:p>
        <text:p text:style-name="Text_20_body"><text:span text:style-name="Strong_20_Emphasis">Junções internas</text:span></text:p>
        <text:p text:style-name="Text_20_body">A utilização da cláusula INNER é o que caracteriza o comando para uma junção interna, porém, ele não é obrigatório. Pode parecer à primeira vista que as junções internas se equiparam com as junções cruzadas vistas anteriormente, até por que as duas consultas a seguir são equivalentes:</text:p>
        <text:p text:style-name="P7">SELECT * FROM cidade CROSS JOIN subregiao</text:p>
        <text:p text:style-name="P7">SELECT * FROM cidade INNER JOIN subregiao ON TRUE</text:p>
        <text:p text:style-name="Text_20_body">Mas nas junções internas é sempre obrigatória a especificação de condição de junção, ou seja, quais linhas de uma tabela têm alguma ligação com a linha de outra tabela. Para isso podemos utilizar uma das cláusulas ON ou USING ou utilizar a palavra NATURAL no nosso comando.</text:p>
        <text:p text:style-name="Text_20_body">A cláusula ON é o mais comumente utilizado por se assemelhar com a cláusula WHERE, ou seja, um par de linhas de Tabela1 e Tabela2 são correspondentes, se a expressão da cláusula ON produz um resultado verdade (<text:span text:style-name="Emphasis">true</text:span>) para este par de linhas.</text:p>
        <text:p text:style-name="P7">SELECT * FROM cidade INNER JOIN subregiao ON<text:line-break/>cidade.codigo_subregiao = subregiao.codigo_subregiao</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0">codigo_<text:line-break/>cidade</text:p>
            </table:table-cell>
            <table:table-cell table:style-name="Table9.A1" office:value-type="string">
              <text:p text:style-name="P30">nome_<text:line-break/>cidade</text:p>
            </table:table-cell>
            <table:table-cell table:style-name="Table9.A1" office:value-type="string">
              <text:p text:style-name="P30">codigo_<text:line-break/>subregiao</text:p>
            </table:table-cell>
            <table:table-cell table:style-name="Table9.A1" office:value-type="string">
              <text:p text:style-name="P30">codigo_<text:line-break/>subregiao_1</text:p>
            </table:table-cell>
            <table:table-cell table:style-name="Table9.A1" office:value-type="string">
              <text:p text:style-name="P30">nome_subregiao</text:p>
            </table:table-cell>
            <table:table-cell table:style-name="Table9.F1" office:value-type="string">
              <text:p text:style-name="P30">codigo_<text:line-break/>pais</text:p>
            </table:table-cell>
          </table:table-row>
          <table:table-row table:style-name="Table9.2">
            <table:table-cell table:style-name="Table9.A2" office:value-type="string">
              <text:p text:style-name="P27">1</text:p>
            </table:table-cell>
            <table:table-cell table:style-name="Table9.B2" office:value-type="string">
              <text:p text:style-name="P28">Curitiba</text:p>
            </table:table-cell>
            <table:table-cell table:style-name="Table9.B2" office:value-type="string">
              <text:p text:style-name="P27">1</text:p>
            </table:table-cell>
            <table:table-cell table:style-name="Table9.B2" office:value-type="string">
              <text:p text:style-name="P27">1</text:p>
            </table:table-cell>
            <table:table-cell table:style-name="Table9.B2" office:value-type="string">
              <text:p text:style-name="P28">Parana</text:p>
            </table:table-cell>
            <table:table-cell table:style-name="Table9.F2" office:value-type="string">
              <text:p text:style-name="P27">1</text:p>
            </table:table-cell>
          </table:table-row>
          <table:table-row table:style-name="Table9.2">
            <table:table-cell table:style-name="Table9.A2" office:value-type="string">
              <text:p text:style-name="P27">2</text:p>
            </table:table-cell>
            <table:table-cell table:style-name="Table9.B2" office:value-type="string">
              <text:p text:style-name="P28">Sao Paulo</text:p>
            </table:table-cell>
            <table:table-cell table:style-name="Table9.B2" office:value-type="string">
              <text:p text:style-name="P27">2</text:p>
            </table:table-cell>
            <table:table-cell table:style-name="Table9.B2" office:value-type="string">
              <text:p text:style-name="P27">2</text:p>
            </table:table-cell>
            <table:table-cell table:style-name="Table9.B2" office:value-type="string">
              <text:p text:style-name="P28">Sao Paulo</text:p>
            </table:table-cell>
            <table:table-cell table:style-name="Table9.F2" office:value-type="string">
              <text:p text:style-name="P27">1</text:p>
            </table:table-cell>
          </table:table-row>
          <table:table-row table:style-name="Table9.2">
            <table:table-cell table:style-name="Table9.A2" office:value-type="string">
              <text:p text:style-name="P27">3</text:p>
            </table:table-cell>
            <table:table-cell table:style-name="Table9.B2" office:value-type="string">
              <text:p text:style-name="P28">Guarulhos</text:p>
            </table:table-cell>
            <table:table-cell table:style-name="Table9.B2" office:value-type="string">
              <text:p text:style-name="P27">2</text:p>
            </table:table-cell>
            <table:table-cell table:style-name="Table9.B2" office:value-type="string">
              <text:p text:style-name="P27">2</text:p>
            </table:table-cell>
            <table:table-cell table:style-name="Table9.B2" office:value-type="string">
              <text:p text:style-name="P28">Sao Paulo</text:p>
            </table:table-cell>
            <table:table-cell table:style-name="Table9.F2" office:value-type="string">
              <text:p text:style-name="P27">1</text:p>
            </table:table-cell>
          </table:table-row>
          <table:table-row table:style-name="Table9.2">
            <table:table-cell table:style-name="Table9.A2" office:value-type="string">
              <text:p text:style-name="P27">4</text:p>
            </table:table-cell>
            <table:table-cell table:style-name="Table9.B2" office:value-type="string">
              <text:p text:style-name="P28">Buenos Aires</text:p>
            </table:table-cell>
            <table:table-cell table:style-name="Table9.B2" office:value-type="string">
              <text:p text:style-name="P27">4</text:p>
            </table:table-cell>
            <table:table-cell table:style-name="Table9.B2" office:value-type="string">
              <text:p text:style-name="P27">4</text:p>
            </table:table-cell>
            <table:table-cell table:style-name="Table9.B2" office:value-type="string">
              <text:p text:style-name="P28">Buenos Aires</text:p>
            </table:table-cell>
            <table:table-cell table:style-name="Table9.F2" office:value-type="string">
              <text:p text:style-name="P27">2</text:p>
            </table:table-cell>
          </table:table-row>
          <table:table-row table:style-name="Table9.2">
            <table:table-cell table:style-name="Table9.A2" office:value-type="string">
              <text:p text:style-name="P27">5</text:p>
            </table:table-cell>
            <table:table-cell table:style-name="Table9.B2" office:value-type="string">
              <text:p text:style-name="P28">La Plata</text:p>
            </table:table-cell>
            <table:table-cell table:style-name="Table9.B2" office:value-type="string">
              <text:p text:style-name="P27">4</text:p>
            </table:table-cell>
            <table:table-cell table:style-name="Table9.B2" office:value-type="string">
              <text:p text:style-name="P27">4</text:p>
            </table:table-cell>
            <table:table-cell table:style-name="Table9.B2" office:value-type="string">
              <text:p text:style-name="P28">Buenos Aires</text:p>
            </table:table-cell>
            <table:table-cell table:style-name="Table9.F2" office:value-type="string">
              <text:p text:style-name="P27">2</text:p>
            </table:table-cell>
          </table:table-row>
          <table:table-row table:style-name="Table9.2">
            <table:table-cell table:style-name="Table9.A2" office:value-type="string">
              <text:p text:style-name="P27">6</text:p>
            </table:table-cell>
            <table:table-cell table:style-name="Table9.B2" office:value-type="string">
              <text:p text:style-name="P28">Cordoba</text:p>
            </table:table-cell>
            <table:table-cell table:style-name="Table9.B2" office:value-type="string">
              <text:p text:style-name="P27">5</text:p>
            </table:table-cell>
            <table:table-cell table:style-name="Table9.B2" office:value-type="string">
              <text:p text:style-name="P27">5</text:p>
            </table:table-cell>
            <table:table-cell table:style-name="Table9.B2" office:value-type="string">
              <text:p text:style-name="P28">Cordoba</text:p>
            </table:table-cell>
            <table:table-cell table:style-name="Table9.F2" office:value-type="string">
              <text:p text:style-name="P27">2</text:p>
            </table:table-cell>
          </table:table-row>
          <table:table-row table:style-name="Table9.2">
            <table:table-cell table:style-name="Table9.A2" office:value-type="string">
              <text:p text:style-name="P27">8</text:p>
            </table:table-cell>
            <table:table-cell table:style-name="Table9.B2" office:value-type="string">
              <text:p text:style-name="P28">San Francisco</text:p>
            </table:table-cell>
            <table:table-cell table:style-name="Table9.B2" office:value-type="string">
              <text:p text:style-name="P27">6</text:p>
            </table:table-cell>
            <table:table-cell table:style-name="Table9.B2" office:value-type="string">
              <text:p text:style-name="P27">6</text:p>
            </table:table-cell>
            <table:table-cell table:style-name="Table9.B2" office:value-type="string">
              <text:p text:style-name="P28">California</text:p>
            </table:table-cell>
            <table:table-cell table:style-name="Table9.F2" office:value-type="string">
              <text:p text:style-name="P27">3</text:p>
            </table:table-cell>
          </table:table-row>
          <table:table-row table:style-name="Table9.2">
            <table:table-cell table:style-name="Table9.A2" office:value-type="string">
              <text:p text:style-name="P27">7</text:p>
            </table:table-cell>
            <table:table-cell table:style-name="Table9.B2" office:value-type="string">
              <text:p text:style-name="P28">Los Angeles</text:p>
            </table:table-cell>
            <table:table-cell table:style-name="Table9.B2" office:value-type="string">
              <text:p text:style-name="P27">6</text:p>
            </table:table-cell>
            <table:table-cell table:style-name="Table9.B2" office:value-type="string">
              <text:p text:style-name="P27">6</text:p>
            </table:table-cell>
            <table:table-cell table:style-name="Table9.B2" office:value-type="string">
              <text:p text:style-name="P28">California</text:p>
            </table:table-cell>
            <table:table-cell table:style-name="Table9.F2" office:value-type="string">
              <text:p text:style-name="P27">3</text:p>
            </table:table-cell>
          </table:table-row>
          <text:soft-page-break/>
          <table:table-row table:style-name="Table9.2">
            <table:table-cell table:style-name="Table9.A2" office:value-type="string">
              <text:p text:style-name="P27">9</text:p>
            </table:table-cell>
            <table:table-cell table:style-name="Table9.B2" office:value-type="string">
              <text:p text:style-name="P28">Orlando</text:p>
            </table:table-cell>
            <table:table-cell table:style-name="Table9.B2" office:value-type="string">
              <text:p text:style-name="P27">7</text:p>
            </table:table-cell>
            <table:table-cell table:style-name="Table9.B2" office:value-type="string">
              <text:p text:style-name="P27">7</text:p>
            </table:table-cell>
            <table:table-cell table:style-name="Table9.B2" office:value-type="string">
              <text:p text:style-name="P28">Florida</text:p>
            </table:table-cell>
            <table:table-cell table:style-name="Table9.F2" office:value-type="string">
              <text:p text:style-name="P27">3</text:p>
            </table:table-cell>
          </table:table-row>
          <table:table-row table:style-name="Table9.2">
            <table:table-cell table:style-name="Table9.A2" office:value-type="string">
              <text:p text:style-name="P27">10</text:p>
            </table:table-cell>
            <table:table-cell table:style-name="Table9.B2" office:value-type="string">
              <text:p text:style-name="P28">Miami</text:p>
            </table:table-cell>
            <table:table-cell table:style-name="Table9.B2" office:value-type="string">
              <text:p text:style-name="P27">7</text:p>
            </table:table-cell>
            <table:table-cell table:style-name="Table9.B2" office:value-type="string">
              <text:p text:style-name="P27">7</text:p>
            </table:table-cell>
            <table:table-cell table:style-name="Table9.B2" office:value-type="string">
              <text:p text:style-name="P28">Florida</text:p>
            </table:table-cell>
            <table:table-cell table:style-name="Table9.F2" office:value-type="string">
              <text:p text:style-name="P27">3</text:p>
            </table:table-cell>
          </table:table-row>
          <table:table-row table:style-name="Table9.2">
            <table:table-cell table:style-name="Table9.A2" office:value-type="string">
              <text:p text:style-name="P27">11</text:p>
            </table:table-cell>
            <table:table-cell table:style-name="Table9.B2" office:value-type="string">
              <text:p text:style-name="P28">Siena</text:p>
            </table:table-cell>
            <table:table-cell table:style-name="Table9.B2" office:value-type="string">
              <text:p text:style-name="P27">8</text:p>
            </table:table-cell>
            <table:table-cell table:style-name="Table9.B2" office:value-type="string">
              <text:p text:style-name="P27">8</text:p>
            </table:table-cell>
            <table:table-cell table:style-name="Table9.B2" office:value-type="string">
              <text:p text:style-name="P28">Toscana</text:p>
            </table:table-cell>
            <table:table-cell table:style-name="Table9.F2" office:value-type="string">
              <text:p text:style-name="P27">4</text:p>
            </table:table-cell>
          </table:table-row>
          <table:table-row table:style-name="Table9.2">
            <table:table-cell table:style-name="Table9.A2" office:value-type="string">
              <text:p text:style-name="P27">12</text:p>
            </table:table-cell>
            <table:table-cell table:style-name="Table9.B2" office:value-type="string">
              <text:p text:style-name="P28">Florenca</text:p>
            </table:table-cell>
            <table:table-cell table:style-name="Table9.B2" office:value-type="string">
              <text:p text:style-name="P27">8</text:p>
            </table:table-cell>
            <table:table-cell table:style-name="Table9.B2" office:value-type="string">
              <text:p text:style-name="P27">8</text:p>
            </table:table-cell>
            <table:table-cell table:style-name="Table9.B2" office:value-type="string">
              <text:p text:style-name="P28">Toscana</text:p>
            </table:table-cell>
            <table:table-cell table:style-name="Table9.F2" office:value-type="string">
              <text:p text:style-name="P27">4</text:p>
            </table:table-cell>
          </table:table-row>
          <table:table-row table:style-name="Table9.2">
            <table:table-cell table:style-name="Table9.A2" office:value-type="string">
              <text:p text:style-name="P27">13</text:p>
            </table:table-cell>
            <table:table-cell table:style-name="Table9.B2" office:value-type="string">
              <text:p text:style-name="P28">Milao</text:p>
            </table:table-cell>
            <table:table-cell table:style-name="Table9.B2" office:value-type="string">
              <text:p text:style-name="P27">9</text:p>
            </table:table-cell>
            <table:table-cell table:style-name="Table9.B2" office:value-type="string">
              <text:p text:style-name="P27">9</text:p>
            </table:table-cell>
            <table:table-cell table:style-name="Table9.B2" office:value-type="string">
              <text:p text:style-name="P28">Lombardia</text:p>
            </table:table-cell>
            <table:table-cell table:style-name="Table9.F2" office:value-type="string">
              <text:p text:style-name="P27">4</text:p>
            </table:table-cell>
          </table:table-row>
        </table:table>
        <text:p text:style-name="Text_20_body">A cláusula USING traz alguma semelhança com o ON, por também retornar um valor verdadeiro ou falso para aquele conjunto de linhas, no entanto, ele é uma forma mais rápida e abreviada de criação da consulta. Passando um nome de coluna, a execução desta consulta irá procurar nas tabelas a coluna especificada e comparar as duas. Por exemplo, t1 INNER JOIN t2 USING (a, b, c) equivale a t1 INNER JOIN t2 ON (t1.a = t2.a AND t1.b = t2.b AND t1.c = t2.c). Portanto, a consulta anterior equivale à consulta abaixo:</text:p>
        <text:p text:style-name="P7">SELECT * FROM subregiao INNER JOIN cidade USING<text:line-break/>(codigo_subregiao)</text:p>
        <text:p text:style-name="Text_20_body">Para facilitar mais, existe a utilização de NATURAL, que nada mais é abreviação de USING. Com NATURAL, a consulta encontrará todas as colunas que tem nomes iguais nas duas tabelas e fará a comparação de igualdade. O exemplo de USING acima equivale ao seguinte:</text:p>
        <text:p text:style-name="P7">SELECT * FROM subregiao NATURAL INNER JOIN cidade</text:p>
        <text:p text:style-name="Text_20_body">Mas cuidado com a utilização de NATURAL, pois, ele vai comparar todas as colunas com nomes iguais, o que pode trazer resultados inesperados quando houver duas colunas com o mesmo nome e estas não tenham nenhuma relação.</text:p>
        <text:p text:style-name="Text_20_body"><text:span text:style-name="Strong_20_Emphasis">Junções Externas</text:span></text:p>
        <text:p text:style-name="Text_20_body">Para representar uma junção externa utiliza-se a cláusula OUTER, no entanto, ela não é obrigatória. O que caracteriza realmente as junções externas são as cláusulas LEFT, RIGHT e FULL. As cláusulas ON, USING e NATURAL valem da mesma forma nas junções internas e externas.</text:p>
        <text:p text:style-name="Text_20_body"><text:span text:style-name="T15">LEFT OUTER JOIN</text:span><text:line-break/><text:line-break/>Primeiro, uma junção interna é realizada. Depois, para cada linha de T1 que não satisfaz a condição de junção com nenhuma linha de T2, uma linha juntada é adicionada com valores nulos nas colunas de T2. Portanto, a tabela juntada possui, incondicionalmente, no mínimo uma linha para cada linha de<text:line-break/>T1.</text:p>
        <text:p text:style-name="P7">SELECT * FROM subregiao LEFT OUTER JOIN cidade USING (codigo_subregiao)</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30">codigo_subregiao</text:p>
            </table:table-cell>
            <table:table-cell table:style-name="Table10.A1" office:value-type="string">
              <text:p text:style-name="P30">nome_subregiao</text:p>
            </table:table-cell>
            <table:table-cell table:style-name="Table10.A1" office:value-type="string">
              <text:p text:style-name="P30">codigo_pais</text:p>
            </table:table-cell>
            <table:table-cell table:style-name="Table10.A1" office:value-type="string">
              <text:p text:style-name="P30">codigo_cidade</text:p>
            </table:table-cell>
            <table:table-cell table:style-name="Table10.E1" office:value-type="string">
              <text:p text:style-name="P30">nome_cidade</text:p>
            </table:table-cell>
          </table:table-row>
          <text:soft-page-break/>
          <table:table-row table:style-name="Table10.2">
            <table:table-cell table:style-name="Table10.A2" office:value-type="string">
              <text:p text:style-name="P27">1</text:p>
            </table:table-cell>
            <table:table-cell table:style-name="Table10.B2" office:value-type="string">
              <text:p text:style-name="P28">Parana</text:p>
            </table:table-cell>
            <table:table-cell table:style-name="Table10.B2" office:value-type="string">
              <text:p text:style-name="P27">1</text:p>
            </table:table-cell>
            <table:table-cell table:style-name="Table10.B2" office:value-type="string">
              <text:p text:style-name="P27">1</text:p>
            </table:table-cell>
            <table:table-cell table:style-name="Table10.E2" office:value-type="string">
              <text:p text:style-name="P28">Curitiba</text:p>
            </table:table-cell>
          </table:table-row>
          <table:table-row table:style-name="Table10.2">
            <table:table-cell table:style-name="Table10.A2" office:value-type="string">
              <text:p text:style-name="P27">2</text:p>
            </table:table-cell>
            <table:table-cell table:style-name="Table10.B2" office:value-type="string">
              <text:p text:style-name="P28">Sao Paulo</text:p>
            </table:table-cell>
            <table:table-cell table:style-name="Table10.B2" office:value-type="string">
              <text:p text:style-name="P27">1</text:p>
            </table:table-cell>
            <table:table-cell table:style-name="Table10.B2" office:value-type="string">
              <text:p text:style-name="P27">2</text:p>
            </table:table-cell>
            <table:table-cell table:style-name="Table10.E2" office:value-type="string">
              <text:p text:style-name="P28">Sao Paulo</text:p>
            </table:table-cell>
          </table:table-row>
          <table:table-row table:style-name="Table10.2">
            <table:table-cell table:style-name="Table10.A2" office:value-type="string">
              <text:p text:style-name="P27">2</text:p>
            </table:table-cell>
            <table:table-cell table:style-name="Table10.B2" office:value-type="string">
              <text:p text:style-name="P28">Sao Paulo</text:p>
            </table:table-cell>
            <table:table-cell table:style-name="Table10.B2" office:value-type="string">
              <text:p text:style-name="P27">1</text:p>
            </table:table-cell>
            <table:table-cell table:style-name="Table10.B2" office:value-type="string">
              <text:p text:style-name="P27">3</text:p>
            </table:table-cell>
            <table:table-cell table:style-name="Table10.E2" office:value-type="string">
              <text:p text:style-name="P28">Guarulhos</text:p>
            </table:table-cell>
          </table:table-row>
          <table:table-row table:style-name="Table10.5">
            <table:table-cell table:style-name="Table10.B2" office:value-type="string">
              <text:p text:style-name="P27">3</text:p>
            </table:table-cell>
            <table:table-cell table:style-name="Table10.B2" office:value-type="string">
              <text:p text:style-name="P28">Rio G. do Sul</text:p>
            </table:table-cell>
            <table:table-cell table:style-name="Table10.C5" office:value-type="string">
              <text:p text:style-name="P27">1</text:p>
            </table:table-cell>
            <table:table-cell table:style-name="Table10.B2" office:value-type="string">
              <text:p text:style-name="P27">Null</text:p>
            </table:table-cell>
            <table:table-cell table:style-name="Table10.E2" office:value-type="string">
              <text:p text:style-name="P28">Null</text:p>
            </table:table-cell>
          </table:table-row>
          <table:table-row table:style-name="Table10.2">
            <table:table-cell table:style-name="Table10.A2" office:value-type="string">
              <text:p text:style-name="P27">4</text:p>
            </table:table-cell>
            <table:table-cell table:style-name="Table10.B2" office:value-type="string">
              <text:p text:style-name="P28">Buenos Aires</text:p>
            </table:table-cell>
            <table:table-cell table:style-name="Table10.B2" office:value-type="string">
              <text:p text:style-name="P27">2</text:p>
            </table:table-cell>
            <table:table-cell table:style-name="Table10.B2" office:value-type="string">
              <text:p text:style-name="P27">4</text:p>
            </table:table-cell>
            <table:table-cell table:style-name="Table10.E2" office:value-type="string">
              <text:p text:style-name="P28">Buenos Aires</text:p>
            </table:table-cell>
          </table:table-row>
          <table:table-row table:style-name="Table10.2">
            <table:table-cell table:style-name="Table10.A2" office:value-type="string">
              <text:p text:style-name="P27">4</text:p>
            </table:table-cell>
            <table:table-cell table:style-name="Table10.B2" office:value-type="string">
              <text:p text:style-name="P28">Buenos Aires</text:p>
            </table:table-cell>
            <table:table-cell table:style-name="Table10.B2" office:value-type="string">
              <text:p text:style-name="P27">2</text:p>
            </table:table-cell>
            <table:table-cell table:style-name="Table10.B2" office:value-type="string">
              <text:p text:style-name="P27">5</text:p>
            </table:table-cell>
            <table:table-cell table:style-name="Table10.E2" office:value-type="string">
              <text:p text:style-name="P28">La Plata</text:p>
            </table:table-cell>
          </table:table-row>
          <table:table-row table:style-name="Table10.2">
            <table:table-cell table:style-name="Table10.A2" office:value-type="string">
              <text:p text:style-name="P27">5</text:p>
            </table:table-cell>
            <table:table-cell table:style-name="Table10.B2" office:value-type="string">
              <text:p text:style-name="P28">Cordoba</text:p>
            </table:table-cell>
            <table:table-cell table:style-name="Table10.B2" office:value-type="string">
              <text:p text:style-name="P27">2</text:p>
            </table:table-cell>
            <table:table-cell table:style-name="Table10.B2" office:value-type="string">
              <text:p text:style-name="P27">6</text:p>
            </table:table-cell>
            <table:table-cell table:style-name="Table10.E2" office:value-type="string">
              <text:p text:style-name="P28">Cordoba</text:p>
            </table:table-cell>
          </table:table-row>
          <table:table-row table:style-name="Table10.2">
            <table:table-cell table:style-name="Table10.A2" office:value-type="string">
              <text:p text:style-name="P27">6</text:p>
            </table:table-cell>
            <table:table-cell table:style-name="Table10.B2" office:value-type="string">
              <text:p text:style-name="P28">California</text:p>
            </table:table-cell>
            <table:table-cell table:style-name="Table10.B2" office:value-type="string">
              <text:p text:style-name="P27">3</text:p>
            </table:table-cell>
            <table:table-cell table:style-name="Table10.B2" office:value-type="string">
              <text:p text:style-name="P27">7</text:p>
            </table:table-cell>
            <table:table-cell table:style-name="Table10.E2" office:value-type="string">
              <text:p text:style-name="P28">Los Angeles</text:p>
            </table:table-cell>
          </table:table-row>
          <table:table-row table:style-name="Table10.2">
            <table:table-cell table:style-name="Table10.A2" office:value-type="string">
              <text:p text:style-name="P27">6</text:p>
            </table:table-cell>
            <table:table-cell table:style-name="Table10.B2" office:value-type="string">
              <text:p text:style-name="P28">California</text:p>
            </table:table-cell>
            <table:table-cell table:style-name="Table10.B2" office:value-type="string">
              <text:p text:style-name="P27">3</text:p>
            </table:table-cell>
            <table:table-cell table:style-name="Table10.B2" office:value-type="string">
              <text:p text:style-name="P27">8</text:p>
            </table:table-cell>
            <table:table-cell table:style-name="Table10.E2" office:value-type="string">
              <text:p text:style-name="P28">San Francisco</text:p>
            </table:table-cell>
          </table:table-row>
          <table:table-row table:style-name="Table10.2">
            <table:table-cell table:style-name="Table10.A2" office:value-type="string">
              <text:p text:style-name="P27">7</text:p>
            </table:table-cell>
            <table:table-cell table:style-name="Table10.B2" office:value-type="string">
              <text:p text:style-name="P28">Florida</text:p>
            </table:table-cell>
            <table:table-cell table:style-name="Table10.B2" office:value-type="string">
              <text:p text:style-name="P27">3</text:p>
            </table:table-cell>
            <table:table-cell table:style-name="Table10.B2" office:value-type="string">
              <text:p text:style-name="P27">9</text:p>
            </table:table-cell>
            <table:table-cell table:style-name="Table10.E2" office:value-type="string">
              <text:p text:style-name="P28">Orlando</text:p>
            </table:table-cell>
          </table:table-row>
          <table:table-row table:style-name="Table10.2">
            <table:table-cell table:style-name="Table10.A2" office:value-type="string">
              <text:p text:style-name="P27">7</text:p>
            </table:table-cell>
            <table:table-cell table:style-name="Table10.B2" office:value-type="string">
              <text:p text:style-name="P28">Florida</text:p>
            </table:table-cell>
            <table:table-cell table:style-name="Table10.B2" office:value-type="string">
              <text:p text:style-name="P27">3</text:p>
            </table:table-cell>
            <table:table-cell table:style-name="Table10.B2" office:value-type="string">
              <text:p text:style-name="P27">10</text:p>
            </table:table-cell>
            <table:table-cell table:style-name="Table10.E2" office:value-type="string">
              <text:p text:style-name="P28">Miami</text:p>
            </table:table-cell>
          </table:table-row>
          <table:table-row table:style-name="Table10.2">
            <table:table-cell table:style-name="Table10.A2" office:value-type="string">
              <text:p text:style-name="P27">8</text:p>
            </table:table-cell>
            <table:table-cell table:style-name="Table10.B2" office:value-type="string">
              <text:p text:style-name="P28">Toscana</text:p>
            </table:table-cell>
            <table:table-cell table:style-name="Table10.B2" office:value-type="string">
              <text:p text:style-name="P27">4</text:p>
            </table:table-cell>
            <table:table-cell table:style-name="Table10.B2" office:value-type="string">
              <text:p text:style-name="P27">11</text:p>
            </table:table-cell>
            <table:table-cell table:style-name="Table10.E2" office:value-type="string">
              <text:p text:style-name="P28">Siena</text:p>
            </table:table-cell>
          </table:table-row>
          <table:table-row table:style-name="Table10.2">
            <table:table-cell table:style-name="Table10.A2" office:value-type="string">
              <text:p text:style-name="P27">8</text:p>
            </table:table-cell>
            <table:table-cell table:style-name="Table10.B2" office:value-type="string">
              <text:p text:style-name="P28">Toscana</text:p>
            </table:table-cell>
            <table:table-cell table:style-name="Table10.B2" office:value-type="string">
              <text:p text:style-name="P27">4</text:p>
            </table:table-cell>
            <table:table-cell table:style-name="Table10.B2" office:value-type="string">
              <text:p text:style-name="P27">12</text:p>
            </table:table-cell>
            <table:table-cell table:style-name="Table10.E2" office:value-type="string">
              <text:p text:style-name="P28">Florenca</text:p>
            </table:table-cell>
          </table:table-row>
          <table:table-row table:style-name="Table10.2">
            <table:table-cell table:style-name="Table10.A2" office:value-type="string">
              <text:p text:style-name="P27">9</text:p>
            </table:table-cell>
            <table:table-cell table:style-name="Table10.B2" office:value-type="string">
              <text:p text:style-name="P28">Lombardia</text:p>
            </table:table-cell>
            <table:table-cell table:style-name="Table10.B2" office:value-type="string">
              <text:p text:style-name="P27">4</text:p>
            </table:table-cell>
            <table:table-cell table:style-name="Table10.B2" office:value-type="string">
              <text:p text:style-name="P27">13</text:p>
            </table:table-cell>
            <table:table-cell table:style-name="Table10.E2" office:value-type="string">
              <text:p text:style-name="P28">Milao</text:p>
            </table:table-cell>
          </table:table-row>
          <table:table-row table:style-name="Table10.5">
            <table:table-cell table:style-name="Table10.B2" office:value-type="string">
              <text:p text:style-name="P27">10</text:p>
            </table:table-cell>
            <table:table-cell table:style-name="Table10.B2" office:value-type="string">
              <text:p text:style-name="P28">Aquitania</text:p>
            </table:table-cell>
            <table:table-cell table:style-name="Table10.B2" office:value-type="string">
              <text:p text:style-name="P27">5</text:p>
            </table:table-cell>
            <table:table-cell table:style-name="Table10.B2" office:value-type="string">
              <text:p text:style-name="P27">Null</text:p>
            </table:table-cell>
            <table:table-cell table:style-name="Table10.E2" office:value-type="string">
              <text:p text:style-name="P28">Null</text:p>
            </table:table-cell>
          </table:table-row>
          <table:table-row table:style-name="Table10.5">
            <table:table-cell table:style-name="Table10.B2" office:value-type="string">
              <text:p text:style-name="P27">11</text:p>
            </table:table-cell>
            <table:table-cell table:style-name="Table10.B2" office:value-type="string">
              <text:p text:style-name="P28">Borgonha</text:p>
            </table:table-cell>
            <table:table-cell table:style-name="Table10.B2" office:value-type="string">
              <text:p text:style-name="P27">5</text:p>
            </table:table-cell>
            <table:table-cell table:style-name="Table10.B2" office:value-type="string">
              <text:p text:style-name="P27">Null</text:p>
            </table:table-cell>
            <table:table-cell table:style-name="Table10.E2" office:value-type="string">
              <text:p text:style-name="P28">Null</text:p>
            </table:table-cell>
          </table:table-row>
          <table:table-row table:style-name="Table10.5">
            <table:table-cell table:style-name="Table10.B2" office:value-type="string">
              <text:p text:style-name="P27">12</text:p>
            </table:table-cell>
            <table:table-cell table:style-name="Table10.B2" office:value-type="string">
              <text:p text:style-name="P28">Calabria</text:p>
            </table:table-cell>
            <table:table-cell table:style-name="Table10.B2" office:value-type="string">
              <text:p text:style-name="P27">5</text:p>
            </table:table-cell>
            <table:table-cell table:style-name="Table10.B2" office:value-type="string">
              <text:p text:style-name="P27">Null</text:p>
            </table:table-cell>
            <table:table-cell table:style-name="Table10.E2" office:value-type="string">
              <text:p text:style-name="P28">Null</text:p>
            </table:table-cell>
          </table:table-row>
          <text:soft-page-break/>
          <table:table-row table:style-name="Table10.5">
            <table:table-cell table:style-name="Table10.B2" office:value-type="string">
              <text:p text:style-name="P27">13</text:p>
            </table:table-cell>
            <table:table-cell table:style-name="Table10.B2" office:value-type="string">
              <text:p text:style-name="P28">Massachussetts</text:p>
            </table:table-cell>
            <table:table-cell table:style-name="Table10.B2" office:value-type="string">
              <text:p text:style-name="P27">3</text:p>
            </table:table-cell>
            <table:table-cell table:style-name="Table10.B2" office:value-type="string">
              <text:p text:style-name="P27">Null</text:p>
            </table:table-cell>
            <table:table-cell table:style-name="Table10.E2" office:value-type="string">
              <text:p text:style-name="P28">Null</text:p>
            </table:table-cell>
          </table:table-row>
        </table:table>
        <text:p text:style-name="Text_20_body">Reparem nas linhas destacas acima. As sub-regiões Rio Grande do Sul, Aquitania, Borgonha, Calabria e Massachussets não possuem nenhuma cidade registrada. Em uma consulta normal eles seriam ignorados. Com o uso de LEFT todos as linhas das tabelas da esquerda que não possuem correspondentes na tabela da direita são acrescidas no resultado da consulta.</text:p>
        <text:p text:style-name="P8">RIGHT OUTER JOIN</text:p>
        <text:p text:style-name="Text_20_body">Primeiro, uma junção interna é realizada. Depois, para cada linha de T2 que não satisfaz a condição de junção com nenhuma linha de T1, uma linha juntada é adicionada com valores nulos nas colunas de T1. É o oposto da junção esquerda: a tabela resultante possui, incondicionalmente, uma linha para cada linha de T2.</text:p>
        <text:p text:style-name="P7">SELECT * FROM subregiao RIGHT OUTER JOIN pais USING (codigo_pai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0">codigo_pais</text:p>
            </table:table-cell>
            <table:table-cell table:style-name="Table11.A1" office:value-type="string">
              <text:p text:style-name="P30">codigo_subregiao</text:p>
            </table:table-cell>
            <table:table-cell table:style-name="Table11.A1" office:value-type="string">
              <text:p text:style-name="P30">nome_subregiao</text:p>
            </table:table-cell>
            <table:table-cell table:style-name="Table11.D1" office:value-type="string">
              <text:p text:style-name="P30">nome_cidade</text:p>
            </table:table-cell>
          </table:table-row>
          <table:table-row table:style-name="Table11.2">
            <table:table-cell table:style-name="Table11.A2" office:value-type="string">
              <text:p text:style-name="P27">1</text:p>
            </table:table-cell>
            <table:table-cell table:style-name="Table11.B2" office:value-type="string">
              <text:p text:style-name="P27">2</text:p>
            </table:table-cell>
            <table:table-cell table:style-name="Table11.B2" office:value-type="string">
              <text:p text:style-name="P28">Sao Paulo</text:p>
            </table:table-cell>
            <table:table-cell table:style-name="Table11.D2" office:value-type="string">
              <text:p text:style-name="P28">Brasil</text:p>
            </table:table-cell>
          </table:table-row>
          <table:table-row table:style-name="Table11.2">
            <table:table-cell table:style-name="Table11.A2" office:value-type="string">
              <text:p text:style-name="P27">1</text:p>
            </table:table-cell>
            <table:table-cell table:style-name="Table11.B2" office:value-type="string">
              <text:p text:style-name="P27">3</text:p>
            </table:table-cell>
            <table:table-cell table:style-name="Table11.B2" office:value-type="string">
              <text:p text:style-name="P28">Rio Grande do Sul</text:p>
            </table:table-cell>
            <table:table-cell table:style-name="Table11.D2" office:value-type="string">
              <text:p text:style-name="P28">Brasil</text:p>
            </table:table-cell>
          </table:table-row>
          <table:table-row table:style-name="Table11.2">
            <table:table-cell table:style-name="Table11.A2" office:value-type="string">
              <text:p text:style-name="P27">1</text:p>
            </table:table-cell>
            <table:table-cell table:style-name="Table11.B2" office:value-type="string">
              <text:p text:style-name="P27">1</text:p>
            </table:table-cell>
            <table:table-cell table:style-name="Table11.B2" office:value-type="string">
              <text:p text:style-name="P28">Parana</text:p>
            </table:table-cell>
            <table:table-cell table:style-name="Table11.D2" office:value-type="string">
              <text:p text:style-name="P28">Brasil</text:p>
            </table:table-cell>
          </table:table-row>
          <table:table-row table:style-name="Table11.2">
            <table:table-cell table:style-name="Table11.A2" office:value-type="string">
              <text:p text:style-name="P27">2</text:p>
            </table:table-cell>
            <table:table-cell table:style-name="Table11.B2" office:value-type="string">
              <text:p text:style-name="P27">4</text:p>
            </table:table-cell>
            <table:table-cell table:style-name="Table11.B2" office:value-type="string">
              <text:p text:style-name="P28">Buenos Aires</text:p>
            </table:table-cell>
            <table:table-cell table:style-name="Table11.D2" office:value-type="string">
              <text:p text:style-name="P28">Argentina</text:p>
            </table:table-cell>
          </table:table-row>
          <table:table-row table:style-name="Table11.2">
            <table:table-cell table:style-name="Table11.A2" office:value-type="string">
              <text:p text:style-name="P27">2</text:p>
            </table:table-cell>
            <table:table-cell table:style-name="Table11.B2" office:value-type="string">
              <text:p text:style-name="P27">5</text:p>
            </table:table-cell>
            <table:table-cell table:style-name="Table11.B2" office:value-type="string">
              <text:p text:style-name="P28">Cordoba</text:p>
            </table:table-cell>
            <table:table-cell table:style-name="Table11.D2" office:value-type="string">
              <text:p text:style-name="P28">Argentina</text:p>
            </table:table-cell>
          </table:table-row>
          <table:table-row table:style-name="Table11.2">
            <table:table-cell table:style-name="Table11.A2" office:value-type="string">
              <text:p text:style-name="P27">3</text:p>
            </table:table-cell>
            <table:table-cell table:style-name="Table11.B2" office:value-type="string">
              <text:p text:style-name="P27">13</text:p>
            </table:table-cell>
            <table:table-cell table:style-name="Table11.B2" office:value-type="string">
              <text:p text:style-name="P28">Massachussetts</text:p>
            </table:table-cell>
            <table:table-cell table:style-name="Table11.D2" office:value-type="string">
              <text:p text:style-name="P28">Estados Unidos</text:p>
            </table:table-cell>
          </table:table-row>
          <table:table-row table:style-name="Table11.2">
            <table:table-cell table:style-name="Table11.A2" office:value-type="string">
              <text:p text:style-name="P27">3</text:p>
            </table:table-cell>
            <table:table-cell table:style-name="Table11.B2" office:value-type="string">
              <text:p text:style-name="P27">6</text:p>
            </table:table-cell>
            <table:table-cell table:style-name="Table11.B2" office:value-type="string">
              <text:p text:style-name="P28">California</text:p>
            </table:table-cell>
            <table:table-cell table:style-name="Table11.D2" office:value-type="string">
              <text:p text:style-name="P28">Estados Unidos</text:p>
            </table:table-cell>
          </table:table-row>
          <table:table-row table:style-name="Table11.2">
            <table:table-cell table:style-name="Table11.A2" office:value-type="string">
              <text:p text:style-name="P27">3</text:p>
            </table:table-cell>
            <table:table-cell table:style-name="Table11.B2" office:value-type="string">
              <text:p text:style-name="P27">7</text:p>
            </table:table-cell>
            <table:table-cell table:style-name="Table11.B2" office:value-type="string">
              <text:p text:style-name="P28">Florida</text:p>
            </table:table-cell>
            <table:table-cell table:style-name="Table11.D2" office:value-type="string">
              <text:p text:style-name="P28">Estados Unidos</text:p>
            </table:table-cell>
          </table:table-row>
          <table:table-row table:style-name="Table11.2">
            <table:table-cell table:style-name="Table11.A2" office:value-type="string">
              <text:p text:style-name="P27">4</text:p>
            </table:table-cell>
            <table:table-cell table:style-name="Table11.B2" office:value-type="string">
              <text:p text:style-name="P27">9</text:p>
            </table:table-cell>
            <table:table-cell table:style-name="Table11.B2" office:value-type="string">
              <text:p text:style-name="P28">Lombardia</text:p>
            </table:table-cell>
            <table:table-cell table:style-name="Table11.D2" office:value-type="string">
              <text:p text:style-name="P28">Italia</text:p>
            </table:table-cell>
          </table:table-row>
          <text:soft-page-break/>
          <table:table-row table:style-name="Table11.2">
            <table:table-cell table:style-name="Table11.A2" office:value-type="string">
              <text:p text:style-name="P27">4</text:p>
            </table:table-cell>
            <table:table-cell table:style-name="Table11.B2" office:value-type="string">
              <text:p text:style-name="P27">8</text:p>
            </table:table-cell>
            <table:table-cell table:style-name="Table11.B2" office:value-type="string">
              <text:p text:style-name="P28">Toscana</text:p>
            </table:table-cell>
            <table:table-cell table:style-name="Table11.D2" office:value-type="string">
              <text:p text:style-name="P28">Italia</text:p>
            </table:table-cell>
          </table:table-row>
          <table:table-row table:style-name="Table11.2">
            <table:table-cell table:style-name="Table11.A2" office:value-type="string">
              <text:p text:style-name="P27">5</text:p>
            </table:table-cell>
            <table:table-cell table:style-name="Table11.B2" office:value-type="string">
              <text:p text:style-name="P27">10</text:p>
            </table:table-cell>
            <table:table-cell table:style-name="Table11.B2" office:value-type="string">
              <text:p text:style-name="P28">Aquitania</text:p>
            </table:table-cell>
            <table:table-cell table:style-name="Table11.D2" office:value-type="string">
              <text:p text:style-name="P28">Franca</text:p>
            </table:table-cell>
          </table:table-row>
          <table:table-row table:style-name="Table11.2">
            <table:table-cell table:style-name="Table11.A2" office:value-type="string">
              <text:p text:style-name="P27">5</text:p>
            </table:table-cell>
            <table:table-cell table:style-name="Table11.B2" office:value-type="string">
              <text:p text:style-name="P27">11</text:p>
            </table:table-cell>
            <table:table-cell table:style-name="Table11.B2" office:value-type="string">
              <text:p text:style-name="P28">Borgonha</text:p>
            </table:table-cell>
            <table:table-cell table:style-name="Table11.D2" office:value-type="string">
              <text:p text:style-name="P28">Franca</text:p>
            </table:table-cell>
          </table:table-row>
          <table:table-row table:style-name="Table11.2">
            <table:table-cell table:style-name="Table11.A2" office:value-type="string">
              <text:p text:style-name="P27">5</text:p>
            </table:table-cell>
            <table:table-cell table:style-name="Table11.B2" office:value-type="string">
              <text:p text:style-name="P27">12</text:p>
            </table:table-cell>
            <table:table-cell table:style-name="Table11.B2" office:value-type="string">
              <text:p text:style-name="P28">Calabria</text:p>
            </table:table-cell>
            <table:table-cell table:style-name="Table11.D2" office:value-type="string">
              <text:p text:style-name="P28">Franca</text:p>
            </table:table-cell>
          </table:table-row>
          <table:table-row table:style-name="Table11.15">
            <table:table-cell table:style-name="Table11.B2" office:value-type="string">
              <text:p text:style-name="P27">6</text:p>
            </table:table-cell>
            <table:table-cell table:style-name="Table11.B2" office:value-type="string">
              <text:p text:style-name="P27">Null</text:p>
            </table:table-cell>
            <table:table-cell table:style-name="Table11.B2" office:value-type="string">
              <text:p text:style-name="P28">Null</text:p>
            </table:table-cell>
            <table:table-cell table:style-name="Table11.D2" office:value-type="string">
              <text:p text:style-name="P28">Noruega</text:p>
            </table:table-cell>
          </table:table-row>
        </table:table>
        <text:p text:style-name="Text_20_body">Basicamente, a diferença entre RIGHT e LEFT está na escolha da tabela em que os elementos que não possuem correspondentes serão escolhidos para ser acrescidos no resultado da consulta. Neste exemplo, Noruega não tem nenhuma sub-região cadastrada, mas mesmo assim ele entra no resultado final.</text:p>
        <text:p text:style-name="Text_20_body">Continuaremos na próxima matéria, publicada ainda hoje, iniciando com o FULL OUTER JOIN.</text:p>
      </text:section>
      <text:p text:style-name="Standard"/>
      <text:p text:style-name="Standard"/>
      <text:p text:style-name="P32"/>
      <text:h text:style-name="Heading_20_1" text:outline-level="1" text:is-list-header="true">Junção entre tabelas no PostgreSQL - Parte 02</text:h>
      <text:p text:style-name="Text_20_body">Continuaremos falando sobre a compreensão da real utilidade da junção de tabelas no estudo de banco de dados. Para acessar a primeira parte da matéria, publicada hoje também, acesse o link <text:a xlink:type="simple" xlink:href="http://www.imasters.com.br/artigo.php?cn=2867&amp;cc=23" office:target-frame-name="_blank" xlink:show="new">http://www.imasters.com.br/artigo.php?cn=2867&amp;cc=23</text:a></text:p>
      <text:p text:style-name="P8">FULL OUTER JOIN</text:p>
      <text:p text:style-name="Text_20_body">Primeiro, uma junção interna é realizada. Depois, para cada linha de T1 que não satisfaz a condição de junção com nenhuma linha de T2, uma linha juntada é adicionada com valores nulos nas colunas de T2. Também, para cada linha de T2 que não satisfaz a condição de junção com nenhuma linha de T1, uma linha juntada com valores nulos nas colunas de T1 é adicionada.</text:p>
      <text:p text:style-name="P7">SELECT * FROM subregiao FULL OUTER JOIN cidade USING (codigo_subregiao)</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0">codigo_subregiao</text:p>
          </table:table-cell>
          <table:table-cell table:style-name="Table12.A1" office:value-type="string">
            <text:p text:style-name="P30">nome_subregiao</text:p>
          </table:table-cell>
          <table:table-cell table:style-name="Table12.A1" office:value-type="string">
            <text:p text:style-name="P30">codigo_pais</text:p>
          </table:table-cell>
          <table:table-cell table:style-name="Table12.A1" office:value-type="string">
            <text:p text:style-name="P30">codigo_cidade</text:p>
          </table:table-cell>
          <table:table-cell table:style-name="Table12.E1" office:value-type="string">
            <text:p text:style-name="P30">nome_cidade</text:p>
          </table:table-cell>
        </table:table-row>
        <table:table-row table:style-name="Table12.2">
          <table:table-cell table:style-name="Table12.A2" office:value-type="string">
            <text:p text:style-name="P27">1</text:p>
          </table:table-cell>
          <table:table-cell table:style-name="Table12.B2" office:value-type="string">
            <text:p text:style-name="P28">Parana</text:p>
          </table:table-cell>
          <table:table-cell table:style-name="Table12.B2" office:value-type="string">
            <text:p text:style-name="P27">1</text:p>
          </table:table-cell>
          <table:table-cell table:style-name="Table12.B2" office:value-type="string">
            <text:p text:style-name="P27">1</text:p>
          </table:table-cell>
          <table:table-cell table:style-name="Table12.E2" office:value-type="string">
            <text:p text:style-name="P28">Curitiba</text:p>
          </table:table-cell>
        </table:table-row>
        <table:table-row table:style-name="Table12.2">
          <table:table-cell table:style-name="Table12.A2" office:value-type="string">
            <text:p text:style-name="P27">2</text:p>
          </table:table-cell>
          <table:table-cell table:style-name="Table12.B2" office:value-type="string">
            <text:p text:style-name="P28">Sao Paulo</text:p>
          </table:table-cell>
          <table:table-cell table:style-name="Table12.B2" office:value-type="string">
            <text:p text:style-name="P27">1</text:p>
          </table:table-cell>
          <table:table-cell table:style-name="Table12.B2" office:value-type="string">
            <text:p text:style-name="P27">2</text:p>
          </table:table-cell>
          <table:table-cell table:style-name="Table12.E2" office:value-type="string">
            <text:p text:style-name="P28">Sao Paulo</text:p>
          </table:table-cell>
        </table:table-row>
        <table:table-row table:style-name="Table12.2">
          <table:table-cell table:style-name="Table12.A2" office:value-type="string">
            <text:p text:style-name="P27">2</text:p>
          </table:table-cell>
          <table:table-cell table:style-name="Table12.B2" office:value-type="string">
            <text:p text:style-name="P28">Sao Paulo</text:p>
          </table:table-cell>
          <table:table-cell table:style-name="Table12.B2" office:value-type="string">
            <text:p text:style-name="P27">1</text:p>
          </table:table-cell>
          <table:table-cell table:style-name="Table12.B2" office:value-type="string">
            <text:p text:style-name="P27">3</text:p>
          </table:table-cell>
          <table:table-cell table:style-name="Table12.E2" office:value-type="string">
            <text:p text:style-name="P28">Guarulhos</text:p>
          </table:table-cell>
        </table:table-row>
        <table:table-row table:style-name="Table12.5">
          <table:table-cell table:style-name="Table12.B2" office:value-type="string">
            <text:p text:style-name="P27">3</text:p>
          </table:table-cell>
          <table:table-cell table:style-name="Table12.B2" office:value-type="string">
            <text:p text:style-name="P28">Rio G. do Sul</text:p>
          </table:table-cell>
          <table:table-cell table:style-name="Table12.B2" office:value-type="string">
            <text:p text:style-name="P27">1</text:p>
          </table:table-cell>
          <table:table-cell table:style-name="Table12.B2" office:value-type="string">
            <text:p text:style-name="P27">Null</text:p>
          </table:table-cell>
          <table:table-cell table:style-name="Table12.E2" office:value-type="string">
            <text:p text:style-name="P28">Null</text:p>
          </table:table-cell>
        </table:table-row>
        <table:table-row table:style-name="Table12.2">
          <table:table-cell table:style-name="Table12.A2" office:value-type="string">
            <text:p text:style-name="P27">4</text:p>
          </table:table-cell>
          <table:table-cell table:style-name="Table12.B2" office:value-type="string">
            <text:p text:style-name="P28">Buenos Aires</text:p>
          </table:table-cell>
          <table:table-cell table:style-name="Table12.B2" office:value-type="string">
            <text:p text:style-name="P27">2</text:p>
          </table:table-cell>
          <table:table-cell table:style-name="Table12.B2" office:value-type="string">
            <text:p text:style-name="P27">4</text:p>
          </table:table-cell>
          <table:table-cell table:style-name="Table12.E2" office:value-type="string">
            <text:p text:style-name="P28">Buenos Aires</text:p>
          </table:table-cell>
        </table:table-row>
        <table:table-row table:style-name="Table12.2">
          <table:table-cell table:style-name="Table12.A2" office:value-type="string">
            <text:p text:style-name="P27">4</text:p>
          </table:table-cell>
          <table:table-cell table:style-name="Table12.B2" office:value-type="string">
            <text:p text:style-name="P28">Buenos Aires</text:p>
          </table:table-cell>
          <table:table-cell table:style-name="Table12.B2" office:value-type="string">
            <text:p text:style-name="P27">2</text:p>
          </table:table-cell>
          <table:table-cell table:style-name="Table12.B2" office:value-type="string">
            <text:p text:style-name="P27">5</text:p>
          </table:table-cell>
          <table:table-cell table:style-name="Table12.E2" office:value-type="string">
            <text:p text:style-name="P28">La Plata</text:p>
          </table:table-cell>
        </table:table-row>
        <table:table-row table:style-name="Table12.2">
          <table:table-cell table:style-name="Table12.A2" office:value-type="string">
            <text:p text:style-name="P27">5</text:p>
          </table:table-cell>
          <table:table-cell table:style-name="Table12.B2" office:value-type="string">
            <text:p text:style-name="P28">Cordoba</text:p>
          </table:table-cell>
          <table:table-cell table:style-name="Table12.B2" office:value-type="string">
            <text:p text:style-name="P27">2</text:p>
          </table:table-cell>
          <table:table-cell table:style-name="Table12.B2" office:value-type="string">
            <text:p text:style-name="P27">6</text:p>
          </table:table-cell>
          <table:table-cell table:style-name="Table12.E2" office:value-type="string">
            <text:p text:style-name="P28">Cordoba</text:p>
          </table:table-cell>
        </table:table-row>
        <table:table-row table:style-name="Table12.2">
          <table:table-cell table:style-name="Table12.A2" office:value-type="string">
            <text:p text:style-name="P27">6</text:p>
          </table:table-cell>
          <table:table-cell table:style-name="Table12.B2" office:value-type="string">
            <text:p text:style-name="P28">California</text:p>
          </table:table-cell>
          <table:table-cell table:style-name="Table12.B2" office:value-type="string">
            <text:p text:style-name="P27">3</text:p>
          </table:table-cell>
          <table:table-cell table:style-name="Table12.B2" office:value-type="string">
            <text:p text:style-name="P27">8</text:p>
          </table:table-cell>
          <table:table-cell table:style-name="Table12.E2" office:value-type="string">
            <text:p text:style-name="P28">San Francisco</text:p>
          </table:table-cell>
        </table:table-row>
        <table:table-row table:style-name="Table12.2">
          <table:table-cell table:style-name="Table12.A2" office:value-type="string">
            <text:p text:style-name="P27">6</text:p>
          </table:table-cell>
          <table:table-cell table:style-name="Table12.B2" office:value-type="string">
            <text:p text:style-name="P28">California</text:p>
          </table:table-cell>
          <table:table-cell table:style-name="Table12.B2" office:value-type="string">
            <text:p text:style-name="P27">3</text:p>
          </table:table-cell>
          <table:table-cell table:style-name="Table12.B2" office:value-type="string">
            <text:p text:style-name="P27">7</text:p>
          </table:table-cell>
          <table:table-cell table:style-name="Table12.E2" office:value-type="string">
            <text:p text:style-name="P28">Los Angeles</text:p>
          </table:table-cell>
        </table:table-row>
        <table:table-row table:style-name="Table12.2">
          <table:table-cell table:style-name="Table12.A2" office:value-type="string">
            <text:p text:style-name="P27">7</text:p>
          </table:table-cell>
          <table:table-cell table:style-name="Table12.B2" office:value-type="string">
            <text:p text:style-name="P28">Florida</text:p>
          </table:table-cell>
          <table:table-cell table:style-name="Table12.B2" office:value-type="string">
            <text:p text:style-name="P27">3</text:p>
          </table:table-cell>
          <table:table-cell table:style-name="Table12.B2" office:value-type="string">
            <text:p text:style-name="P27">9</text:p>
          </table:table-cell>
          <table:table-cell table:style-name="Table12.E2" office:value-type="string">
            <text:p text:style-name="P28">Orlando</text:p>
          </table:table-cell>
        </table:table-row>
        <text:soft-page-break/>
        <table:table-row table:style-name="Table12.2">
          <table:table-cell table:style-name="Table12.A2" office:value-type="string">
            <text:p text:style-name="P27">7</text:p>
          </table:table-cell>
          <table:table-cell table:style-name="Table12.B2" office:value-type="string">
            <text:p text:style-name="P28">Florida</text:p>
          </table:table-cell>
          <table:table-cell table:style-name="Table12.B2" office:value-type="string">
            <text:p text:style-name="P27">3</text:p>
          </table:table-cell>
          <table:table-cell table:style-name="Table12.B2" office:value-type="string">
            <text:p text:style-name="P27">10</text:p>
          </table:table-cell>
          <table:table-cell table:style-name="Table12.E2" office:value-type="string">
            <text:p text:style-name="P28">Miami</text:p>
          </table:table-cell>
        </table:table-row>
        <table:table-row table:style-name="Table12.2">
          <table:table-cell table:style-name="Table12.A2" office:value-type="string">
            <text:p text:style-name="P27">8</text:p>
          </table:table-cell>
          <table:table-cell table:style-name="Table12.B2" office:value-type="string">
            <text:p text:style-name="P28">Toscana</text:p>
          </table:table-cell>
          <table:table-cell table:style-name="Table12.B2" office:value-type="string">
            <text:p text:style-name="P27">4</text:p>
          </table:table-cell>
          <table:table-cell table:style-name="Table12.B2" office:value-type="string">
            <text:p text:style-name="P27">11</text:p>
          </table:table-cell>
          <table:table-cell table:style-name="Table12.E2" office:value-type="string">
            <text:p text:style-name="P28">Siena</text:p>
          </table:table-cell>
        </table:table-row>
        <table:table-row table:style-name="Table12.2">
          <table:table-cell table:style-name="Table12.A2" office:value-type="string">
            <text:p text:style-name="P27">8</text:p>
          </table:table-cell>
          <table:table-cell table:style-name="Table12.B2" office:value-type="string">
            <text:p text:style-name="P28">Toscana</text:p>
          </table:table-cell>
          <table:table-cell table:style-name="Table12.B2" office:value-type="string">
            <text:p text:style-name="P27">4</text:p>
          </table:table-cell>
          <table:table-cell table:style-name="Table12.B2" office:value-type="string">
            <text:p text:style-name="P27">12</text:p>
          </table:table-cell>
          <table:table-cell table:style-name="Table12.E2" office:value-type="string">
            <text:p text:style-name="P28">Florenca</text:p>
          </table:table-cell>
        </table:table-row>
        <table:table-row table:style-name="Table12.2">
          <table:table-cell table:style-name="Table12.A2" office:value-type="string">
            <text:p text:style-name="P27">9</text:p>
          </table:table-cell>
          <table:table-cell table:style-name="Table12.B2" office:value-type="string">
            <text:p text:style-name="P28">Lombardia</text:p>
          </table:table-cell>
          <table:table-cell table:style-name="Table12.B2" office:value-type="string">
            <text:p text:style-name="P27">4</text:p>
          </table:table-cell>
          <table:table-cell table:style-name="Table12.B2" office:value-type="string">
            <text:p text:style-name="P27">13</text:p>
          </table:table-cell>
          <table:table-cell table:style-name="Table12.E2" office:value-type="string">
            <text:p text:style-name="P28">Milao</text:p>
          </table:table-cell>
        </table:table-row>
        <table:table-row table:style-name="Table12.5">
          <table:table-cell table:style-name="Table12.B2" office:value-type="string">
            <text:p text:style-name="P27">10</text:p>
          </table:table-cell>
          <table:table-cell table:style-name="Table12.B2" office:value-type="string">
            <text:p text:style-name="P28">Aquitania</text:p>
          </table:table-cell>
          <table:table-cell table:style-name="Table12.B2" office:value-type="string">
            <text:p text:style-name="P27">5</text:p>
          </table:table-cell>
          <table:table-cell table:style-name="Table12.B2" office:value-type="string">
            <text:p text:style-name="P27">Null</text:p>
          </table:table-cell>
          <table:table-cell table:style-name="Table12.E2" office:value-type="string">
            <text:p text:style-name="P28">Null</text:p>
          </table:table-cell>
        </table:table-row>
        <table:table-row table:style-name="Table12.5">
          <table:table-cell table:style-name="Table12.B2" office:value-type="string">
            <text:p text:style-name="P27">11</text:p>
          </table:table-cell>
          <table:table-cell table:style-name="Table12.B2" office:value-type="string">
            <text:p text:style-name="P28">Borgonha</text:p>
          </table:table-cell>
          <table:table-cell table:style-name="Table12.B2" office:value-type="string">
            <text:p text:style-name="P27">5</text:p>
          </table:table-cell>
          <table:table-cell table:style-name="Table12.B2" office:value-type="string">
            <text:p text:style-name="P27">Null</text:p>
          </table:table-cell>
          <table:table-cell table:style-name="Table12.E2" office:value-type="string">
            <text:p text:style-name="P28">Null</text:p>
          </table:table-cell>
        </table:table-row>
        <table:table-row table:style-name="Table12.5">
          <table:table-cell table:style-name="Table12.B2" office:value-type="string">
            <text:p text:style-name="P27">12</text:p>
          </table:table-cell>
          <table:table-cell table:style-name="Table12.B2" office:value-type="string">
            <text:p text:style-name="P28">Calabria</text:p>
          </table:table-cell>
          <table:table-cell table:style-name="Table12.B2" office:value-type="string">
            <text:p text:style-name="P27">5</text:p>
          </table:table-cell>
          <table:table-cell table:style-name="Table12.B2" office:value-type="string">
            <text:p text:style-name="P27">Null</text:p>
          </table:table-cell>
          <table:table-cell table:style-name="Table12.E2" office:value-type="string">
            <text:p text:style-name="P28">Null</text:p>
          </table:table-cell>
        </table:table-row>
        <table:table-row table:style-name="Table12.5">
          <table:table-cell table:style-name="Table12.B2" office:value-type="string">
            <text:p text:style-name="P27">13</text:p>
          </table:table-cell>
          <table:table-cell table:style-name="Table12.B2" office:value-type="string">
            <text:p text:style-name="P28">Massachussetts</text:p>
          </table:table-cell>
          <table:table-cell table:style-name="Table12.B2" office:value-type="string">
            <text:p text:style-name="P27">3</text:p>
          </table:table-cell>
          <table:table-cell table:style-name="Table12.B2" office:value-type="string">
            <text:p text:style-name="P27">Null</text:p>
          </table:table-cell>
          <table:table-cell table:style-name="Table12.E2" office:value-type="string">
            <text:p text:style-name="P28">Null</text:p>
          </table:table-cell>
        </table:table-row>
        <table:table-row table:style-name="Table12.5">
          <table:table-cell table:style-name="Table12.B2" office:value-type="string">
            <text:p text:style-name="P27">Null</text:p>
          </table:table-cell>
          <table:table-cell table:style-name="Table12.B2" office:value-type="string">
            <text:p text:style-name="P28">Null</text:p>
          </table:table-cell>
          <table:table-cell table:style-name="Table12.B2" office:value-type="string">
            <text:p text:style-name="P27">Null</text:p>
          </table:table-cell>
          <table:table-cell table:style-name="Table12.B2" office:value-type="string">
            <text:p text:style-name="P27">14</text:p>
          </table:table-cell>
          <table:table-cell table:style-name="Table12.E2" office:value-type="string">
            <text:p text:style-name="P28">Yokohama</text:p>
          </table:table-cell>
        </table:table-row>
      </table:table>
      <text:p text:style-name="Text_20_body">O uso de FULL não é nada mais que a utilização de RIGHT e LEFT juntos. Neste exemplo, foram acrescidos 5 sub-regiões que não posuem nenhum correspondente na tabela de cidade e nesta consulta apareceu a cidade de Yokohama que não possui uma sub-região.</text:p>
      <text:p text:style-name="Text_20_body">Para buscarmos todos os dados de nossas tabelas utilizando JOIN podemos usar o seguinte comando:</text:p>
      <text:p text:style-name="P7">SELECT * FROM cidade FULL JOIN (subregiao FULL JOIN pais USING (codigo_pais)) USING (codigo_subregiao)</text:p>
      <text:p text:style-name="Text_20_body">ou</text:p>
      <text:p text:style-name="P7">SELECT * FROM cidade FULL JOIN subregiao FULL JOIN pais USING (codigo_pais) USING (codigo_subregiao)</text:p>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30">codigo_<text:line-break/>subregiao</text:p>
          </table:table-cell>
          <table:table-cell table:style-name="Table13.A1" office:value-type="string">
            <text:p text:style-name="P30">codigo_<text:line-break/>cidade</text:p>
          </table:table-cell>
          <table:table-cell table:style-name="Table13.A1" office:value-type="string">
            <text:p text:style-name="P30">nome_cidade</text:p>
          </table:table-cell>
          <table:table-cell table:style-name="Table13.A1" office:value-type="string">
            <text:p text:style-name="P30">codigo_<text:line-break/>pais</text:p>
          </table:table-cell>
          <table:table-cell table:style-name="Table13.A1" office:value-type="string">
            <text:p text:style-name="P30">nome_subregiao</text:p>
          </table:table-cell>
          <table:table-cell table:style-name="Table13.F1" office:value-type="string">
            <text:p text:style-name="P30">nome_pais</text:p>
          </table:table-cell>
        </table:table-row>
        <table:table-row table:style-name="Table13.2">
          <table:table-cell table:style-name="Table13.A2" office:value-type="string">
            <text:p text:style-name="P27">1</text:p>
          </table:table-cell>
          <table:table-cell table:style-name="Table13.B2" office:value-type="string">
            <text:p text:style-name="P27">1</text:p>
          </table:table-cell>
          <table:table-cell table:style-name="Table13.B2" office:value-type="string">
            <text:p text:style-name="P28">Curitiba</text:p>
          </table:table-cell>
          <table:table-cell table:style-name="Table13.B2" office:value-type="string">
            <text:p text:style-name="P27">1</text:p>
          </table:table-cell>
          <table:table-cell table:style-name="Table13.B2" office:value-type="string">
            <text:p text:style-name="P27">Parana</text:p>
          </table:table-cell>
          <table:table-cell table:style-name="Table13.F2" office:value-type="string">
            <text:p text:style-name="P27">Brasil</text:p>
          </table:table-cell>
        </table:table-row>
        <table:table-row table:style-name="Table13.2">
          <table:table-cell table:style-name="Table13.A2" office:value-type="string">
            <text:p text:style-name="P27">2</text:p>
          </table:table-cell>
          <table:table-cell table:style-name="Table13.B2" office:value-type="string">
            <text:p text:style-name="P27">2</text:p>
          </table:table-cell>
          <table:table-cell table:style-name="Table13.B2" office:value-type="string">
            <text:p text:style-name="P28">Sao Paulo</text:p>
          </table:table-cell>
          <table:table-cell table:style-name="Table13.B2" office:value-type="string">
            <text:p text:style-name="P27">1</text:p>
          </table:table-cell>
          <table:table-cell table:style-name="Table13.B2" office:value-type="string">
            <text:p text:style-name="P27">Sao Paulo </text:p>
          </table:table-cell>
          <table:table-cell table:style-name="Table13.F2" office:value-type="string">
            <text:p text:style-name="P27">Brasil</text:p>
          </table:table-cell>
        </table:table-row>
        <table:table-row table:style-name="Table13.2">
          <table:table-cell table:style-name="Table13.A2" office:value-type="string">
            <text:p text:style-name="P27">2</text:p>
          </table:table-cell>
          <table:table-cell table:style-name="Table13.B2" office:value-type="string">
            <text:p text:style-name="P27">3</text:p>
          </table:table-cell>
          <table:table-cell table:style-name="Table13.B2" office:value-type="string">
            <text:p text:style-name="P28">Guarulhos</text:p>
          </table:table-cell>
          <table:table-cell table:style-name="Table13.B2" office:value-type="string">
            <text:p text:style-name="P27">1</text:p>
          </table:table-cell>
          <table:table-cell table:style-name="Table13.B2" office:value-type="string">
            <text:p text:style-name="P27">Sao Paulo </text:p>
          </table:table-cell>
          <table:table-cell table:style-name="Table13.F2" office:value-type="string">
            <text:p text:style-name="P27">Brasil</text:p>
          </table:table-cell>
        </table:table-row>
        <text:soft-page-break/>
        <table:table-row table:style-name="Table13.5">
          <table:table-cell table:style-name="Table13.B2" office:value-type="string">
            <text:p text:style-name="P27">3</text:p>
          </table:table-cell>
          <table:table-cell table:style-name="Table13.B2" office:value-type="string">
            <text:p text:style-name="P27">Null</text:p>
          </table:table-cell>
          <table:table-cell table:style-name="Table13.B2" office:value-type="string">
            <text:p text:style-name="P28">Null</text:p>
          </table:table-cell>
          <table:table-cell table:style-name="Table13.B2" office:value-type="string">
            <text:p text:style-name="P27">1</text:p>
          </table:table-cell>
          <table:table-cell table:style-name="Table13.B2" office:value-type="string">
            <text:p text:style-name="P27">Rio G. do Sul </text:p>
          </table:table-cell>
          <table:table-cell table:style-name="Table13.F2" office:value-type="string">
            <text:p text:style-name="P27">Brasil</text:p>
          </table:table-cell>
        </table:table-row>
        <table:table-row table:style-name="Table13.2">
          <table:table-cell table:style-name="Table13.A2" office:value-type="string">
            <text:p text:style-name="P27">4</text:p>
          </table:table-cell>
          <table:table-cell table:style-name="Table13.B2" office:value-type="string">
            <text:p text:style-name="P27">4</text:p>
          </table:table-cell>
          <table:table-cell table:style-name="Table13.B2" office:value-type="string">
            <text:p text:style-name="P28">Buenos Aires</text:p>
          </table:table-cell>
          <table:table-cell table:style-name="Table13.B2" office:value-type="string">
            <text:p text:style-name="P27">2</text:p>
          </table:table-cell>
          <table:table-cell table:style-name="Table13.B2" office:value-type="string">
            <text:p text:style-name="P27">Buenos Aires</text:p>
          </table:table-cell>
          <table:table-cell table:style-name="Table13.F2" office:value-type="string">
            <text:p text:style-name="P27">Argentina</text:p>
          </table:table-cell>
        </table:table-row>
        <table:table-row table:style-name="Table13.2">
          <table:table-cell table:style-name="Table13.A2" office:value-type="string">
            <text:p text:style-name="P27">4</text:p>
          </table:table-cell>
          <table:table-cell table:style-name="Table13.B2" office:value-type="string">
            <text:p text:style-name="P27">5</text:p>
          </table:table-cell>
          <table:table-cell table:style-name="Table13.B2" office:value-type="string">
            <text:p text:style-name="P28">La Plata</text:p>
          </table:table-cell>
          <table:table-cell table:style-name="Table13.B2" office:value-type="string">
            <text:p text:style-name="P27">2</text:p>
          </table:table-cell>
          <table:table-cell table:style-name="Table13.B2" office:value-type="string">
            <text:p text:style-name="P27">Buenos Aires </text:p>
          </table:table-cell>
          <table:table-cell table:style-name="Table13.F2" office:value-type="string">
            <text:p text:style-name="P27">Argentina</text:p>
          </table:table-cell>
        </table:table-row>
        <table:table-row table:style-name="Table13.2">
          <table:table-cell table:style-name="Table13.A2" office:value-type="string">
            <text:p text:style-name="P27">5</text:p>
          </table:table-cell>
          <table:table-cell table:style-name="Table13.B2" office:value-type="string">
            <text:p text:style-name="P27">6</text:p>
          </table:table-cell>
          <table:table-cell table:style-name="Table13.B2" office:value-type="string">
            <text:p text:style-name="P28">Cordoba</text:p>
          </table:table-cell>
          <table:table-cell table:style-name="Table13.B2" office:value-type="string">
            <text:p text:style-name="P27">2</text:p>
          </table:table-cell>
          <table:table-cell table:style-name="Table13.B2" office:value-type="string">
            <text:p text:style-name="P27">Cordoba</text:p>
          </table:table-cell>
          <table:table-cell table:style-name="Table13.F2" office:value-type="string">
            <text:p text:style-name="P27">Argentina</text:p>
          </table:table-cell>
        </table:table-row>
        <table:table-row table:style-name="Table13.2">
          <table:table-cell table:style-name="Table13.A2" office:value-type="string">
            <text:p text:style-name="P27">6</text:p>
          </table:table-cell>
          <table:table-cell table:style-name="Table13.B2" office:value-type="string">
            <text:p text:style-name="P27">8</text:p>
          </table:table-cell>
          <table:table-cell table:style-name="Table13.B2" office:value-type="string">
            <text:p text:style-name="P28">San Francisco</text:p>
          </table:table-cell>
          <table:table-cell table:style-name="Table13.B2" office:value-type="string">
            <text:p text:style-name="P27">3</text:p>
          </table:table-cell>
          <table:table-cell table:style-name="Table13.B2" office:value-type="string">
            <text:p text:style-name="P27">California</text:p>
          </table:table-cell>
          <table:table-cell table:style-name="Table13.F2" office:value-type="string">
            <text:p text:style-name="P27">Estados Unidos </text:p>
          </table:table-cell>
        </table:table-row>
        <table:table-row table:style-name="Table13.2">
          <table:table-cell table:style-name="Table13.A2" office:value-type="string">
            <text:p text:style-name="P27">6</text:p>
          </table:table-cell>
          <table:table-cell table:style-name="Table13.B2" office:value-type="string">
            <text:p text:style-name="P27">7</text:p>
          </table:table-cell>
          <table:table-cell table:style-name="Table13.B2" office:value-type="string">
            <text:p text:style-name="P28">Los Angeles</text:p>
          </table:table-cell>
          <table:table-cell table:style-name="Table13.B2" office:value-type="string">
            <text:p text:style-name="P27">3</text:p>
          </table:table-cell>
          <table:table-cell table:style-name="Table13.B2" office:value-type="string">
            <text:p text:style-name="P27">California</text:p>
          </table:table-cell>
          <table:table-cell table:style-name="Table13.F2" office:value-type="string">
            <text:p text:style-name="P27">Estados Unidos</text:p>
          </table:table-cell>
        </table:table-row>
        <table:table-row table:style-name="Table13.2">
          <table:table-cell table:style-name="Table13.A2" office:value-type="string">
            <text:p text:style-name="P27">7</text:p>
          </table:table-cell>
          <table:table-cell table:style-name="Table13.B2" office:value-type="string">
            <text:p text:style-name="P27">9</text:p>
          </table:table-cell>
          <table:table-cell table:style-name="Table13.B2" office:value-type="string">
            <text:p text:style-name="P28">Orlando</text:p>
          </table:table-cell>
          <table:table-cell table:style-name="Table13.B2" office:value-type="string">
            <text:p text:style-name="P27">3</text:p>
          </table:table-cell>
          <table:table-cell table:style-name="Table13.B2" office:value-type="string">
            <text:p text:style-name="P27">Florida</text:p>
          </table:table-cell>
          <table:table-cell table:style-name="Table13.F2" office:value-type="string">
            <text:p text:style-name="P27">Estados Unidos</text:p>
          </table:table-cell>
        </table:table-row>
        <table:table-row table:style-name="Table13.2">
          <table:table-cell table:style-name="Table13.A2" office:value-type="string">
            <text:p text:style-name="P27">7</text:p>
          </table:table-cell>
          <table:table-cell table:style-name="Table13.B2" office:value-type="string">
            <text:p text:style-name="P27">10</text:p>
          </table:table-cell>
          <table:table-cell table:style-name="Table13.B2" office:value-type="string">
            <text:p text:style-name="P28">Miami</text:p>
          </table:table-cell>
          <table:table-cell table:style-name="Table13.B2" office:value-type="string">
            <text:p text:style-name="P27">3</text:p>
          </table:table-cell>
          <table:table-cell table:style-name="Table13.B2" office:value-type="string">
            <text:p text:style-name="P27">Florida</text:p>
          </table:table-cell>
          <table:table-cell table:style-name="Table13.F2" office:value-type="string">
            <text:p text:style-name="P27">Estados Unidos</text:p>
          </table:table-cell>
        </table:table-row>
        <table:table-row table:style-name="Table13.2">
          <table:table-cell table:style-name="Table13.A2" office:value-type="string">
            <text:p text:style-name="P27">8</text:p>
          </table:table-cell>
          <table:table-cell table:style-name="Table13.B2" office:value-type="string">
            <text:p text:style-name="P27">11</text:p>
          </table:table-cell>
          <table:table-cell table:style-name="Table13.B2" office:value-type="string">
            <text:p text:style-name="P28">Siena</text:p>
          </table:table-cell>
          <table:table-cell table:style-name="Table13.B2" office:value-type="string">
            <text:p text:style-name="P27">4</text:p>
          </table:table-cell>
          <table:table-cell table:style-name="Table13.B2" office:value-type="string">
            <text:p text:style-name="P27">Toscana</text:p>
          </table:table-cell>
          <table:table-cell table:style-name="Table13.F2" office:value-type="string">
            <text:p text:style-name="P27">Itália</text:p>
          </table:table-cell>
        </table:table-row>
        <table:table-row table:style-name="Table13.2">
          <table:table-cell table:style-name="Table13.A2" office:value-type="string">
            <text:p text:style-name="P27">8</text:p>
          </table:table-cell>
          <table:table-cell table:style-name="Table13.B2" office:value-type="string">
            <text:p text:style-name="P27">12</text:p>
          </table:table-cell>
          <table:table-cell table:style-name="Table13.B2" office:value-type="string">
            <text:p text:style-name="P28">Florenca</text:p>
          </table:table-cell>
          <table:table-cell table:style-name="Table13.B2" office:value-type="string">
            <text:p text:style-name="P27">4</text:p>
          </table:table-cell>
          <table:table-cell table:style-name="Table13.B2" office:value-type="string">
            <text:p text:style-name="P27">Toscana</text:p>
          </table:table-cell>
          <table:table-cell table:style-name="Table13.F2" office:value-type="string">
            <text:p text:style-name="P27">Itália</text:p>
          </table:table-cell>
        </table:table-row>
        <table:table-row table:style-name="Table13.2">
          <table:table-cell table:style-name="Table13.A2" office:value-type="string">
            <text:p text:style-name="P27">9</text:p>
          </table:table-cell>
          <table:table-cell table:style-name="Table13.B2" office:value-type="string">
            <text:p text:style-name="P27">13</text:p>
          </table:table-cell>
          <table:table-cell table:style-name="Table13.B2" office:value-type="string">
            <text:p text:style-name="P28">Milao</text:p>
          </table:table-cell>
          <table:table-cell table:style-name="Table13.B2" office:value-type="string">
            <text:p text:style-name="P27">4</text:p>
          </table:table-cell>
          <table:table-cell table:style-name="Table13.B2" office:value-type="string">
            <text:p text:style-name="P27">Lombardia</text:p>
          </table:table-cell>
          <table:table-cell table:style-name="Table13.F2" office:value-type="string">
            <text:p text:style-name="P27">Itália</text:p>
          </table:table-cell>
        </table:table-row>
        <table:table-row table:style-name="Table13.5">
          <table:table-cell table:style-name="Table13.B2" office:value-type="string">
            <text:p text:style-name="P27">Null</text:p>
          </table:table-cell>
          <table:table-cell table:style-name="Table13.B2" office:value-type="string">
            <text:p text:style-name="P27">14</text:p>
          </table:table-cell>
          <table:table-cell table:style-name="Table13.B2" office:value-type="string">
            <text:p text:style-name="P28">Yokohama</text:p>
          </table:table-cell>
          <table:table-cell table:style-name="Table13.B2" office:value-type="string">
            <text:p text:style-name="P27">Null</text:p>
          </table:table-cell>
          <table:table-cell table:style-name="Table13.B2" office:value-type="string">
            <text:p text:style-name="P27">Null</text:p>
          </table:table-cell>
          <table:table-cell table:style-name="Table13.F2" office:value-type="string">
            <text:p text:style-name="P27">Null</text:p>
          </table:table-cell>
        </table:table-row>
        <table:table-row table:style-name="Table13.5">
          <table:table-cell table:style-name="Table13.B2" office:value-type="string">
            <text:p text:style-name="P27">10</text:p>
          </table:table-cell>
          <table:table-cell table:style-name="Table13.B2" office:value-type="string">
            <text:p text:style-name="P27">Null</text:p>
          </table:table-cell>
          <table:table-cell table:style-name="Table13.B2" office:value-type="string">
            <text:p text:style-name="P28">Null</text:p>
          </table:table-cell>
          <table:table-cell table:style-name="Table13.B2" office:value-type="string">
            <text:p text:style-name="P27">5</text:p>
          </table:table-cell>
          <table:table-cell table:style-name="Table13.B2" office:value-type="string">
            <text:p text:style-name="P27">Aquitania</text:p>
          </table:table-cell>
          <table:table-cell table:style-name="Table13.F2" office:value-type="string">
            <text:p text:style-name="P27">Franca</text:p>
          </table:table-cell>
        </table:table-row>
        <table:table-row table:style-name="Table13.5">
          <table:table-cell table:style-name="Table13.B2" office:value-type="string">
            <text:p text:style-name="P27">11</text:p>
          </table:table-cell>
          <table:table-cell table:style-name="Table13.B2" office:value-type="string">
            <text:p text:style-name="P27">Null</text:p>
          </table:table-cell>
          <table:table-cell table:style-name="Table13.B2" office:value-type="string">
            <text:p text:style-name="P28">Null</text:p>
          </table:table-cell>
          <table:table-cell table:style-name="Table13.B2" office:value-type="string">
            <text:p text:style-name="P27">5</text:p>
          </table:table-cell>
          <table:table-cell table:style-name="Table13.B2" office:value-type="string">
            <text:p text:style-name="P27">Borgonha</text:p>
          </table:table-cell>
          <table:table-cell table:style-name="Table13.F2" office:value-type="string">
            <text:p text:style-name="P27">Franca</text:p>
          </table:table-cell>
        </table:table-row>
        <table:table-row table:style-name="Table13.5">
          <table:table-cell table:style-name="Table13.B2" office:value-type="string">
            <text:p text:style-name="P27">12</text:p>
          </table:table-cell>
          <table:table-cell table:style-name="Table13.B2" office:value-type="string">
            <text:p text:style-name="P27">Null</text:p>
          </table:table-cell>
          <table:table-cell table:style-name="Table13.B2" office:value-type="string">
            <text:p text:style-name="P28">Null</text:p>
          </table:table-cell>
          <table:table-cell table:style-name="Table13.B2" office:value-type="string">
            <text:p text:style-name="P27">5</text:p>
          </table:table-cell>
          <table:table-cell table:style-name="Table13.B2" office:value-type="string">
            <text:p text:style-name="P27">Calabria</text:p>
          </table:table-cell>
          <table:table-cell table:style-name="Table13.F2" office:value-type="string">
            <text:p text:style-name="P27">Franca</text:p>
          </table:table-cell>
        </table:table-row>
        <table:table-row table:style-name="Table13.5">
          <table:table-cell table:style-name="Table13.B2" office:value-type="string">
            <text:p text:style-name="P27">13</text:p>
          </table:table-cell>
          <table:table-cell table:style-name="Table13.B2" office:value-type="string">
            <text:p text:style-name="P27">Null</text:p>
          </table:table-cell>
          <table:table-cell table:style-name="Table13.B2" office:value-type="string">
            <text:p text:style-name="P28">Null</text:p>
          </table:table-cell>
          <table:table-cell table:style-name="Table13.B2" office:value-type="string">
            <text:p text:style-name="P27">3</text:p>
          </table:table-cell>
          <table:table-cell table:style-name="Table13.B2" office:value-type="string">
            <text:p text:style-name="P27">Massachussets</text:p>
          </table:table-cell>
          <table:table-cell table:style-name="Table13.F2" office:value-type="string">
            <text:p text:style-name="P27">Estados Unidos </text:p>
          </table:table-cell>
        </table:table-row>
        <text:soft-page-break/>
        <table:table-row table:style-name="Table13.5">
          <table:table-cell table:style-name="Table13.B2" office:value-type="string">
            <text:p text:style-name="P27">14</text:p>
          </table:table-cell>
          <table:table-cell table:style-name="Table13.B2" office:value-type="string">
            <text:p text:style-name="P27">Null</text:p>
          </table:table-cell>
          <table:table-cell table:style-name="Table13.B2" office:value-type="string">
            <text:p text:style-name="P28">Null</text:p>
          </table:table-cell>
          <table:table-cell table:style-name="Table13.B2" office:value-type="string">
            <text:p text:style-name="P27">Null</text:p>
          </table:table-cell>
          <table:table-cell table:style-name="Table13.B2" office:value-type="string">
            <text:p text:style-name="P27">Chiapas</text:p>
          </table:table-cell>
          <table:table-cell table:style-name="Table13.F2" office:value-type="string">
            <text:p text:style-name="P27">Null</text:p>
          </table:table-cell>
        </table:table-row>
        <table:table-row table:style-name="Table13.5">
          <table:table-cell table:style-name="Table13.B2" office:value-type="string">
            <text:p text:style-name="P27">Null</text:p>
          </table:table-cell>
          <table:table-cell table:style-name="Table13.B2" office:value-type="string">
            <text:p text:style-name="P27">Null</text:p>
          </table:table-cell>
          <table:table-cell table:style-name="Table13.B2" office:value-type="string">
            <text:p text:style-name="P28">Null</text:p>
          </table:table-cell>
          <table:table-cell table:style-name="Table13.B2" office:value-type="string">
            <text:p text:style-name="P27">6</text:p>
          </table:table-cell>
          <table:table-cell table:style-name="Table13.B2" office:value-type="string">
            <text:p text:style-name="P27">Null</text:p>
          </table:table-cell>
          <table:table-cell table:style-name="Table13.F2" office:value-type="string">
            <text:p text:style-name="P27">Noruega</text:p>
          </table:table-cell>
        </table:table-row>
      </table:table>
      <text:p text:style-name="Text_20_body"><text:span text:style-name="Strong_20_Emphasis">Atenção nas condições da consulta</text:span></text:p>
      <text:p text:style-name="Text_20_body">Quando se usa junção externa deve-se ter muito cuidado com as condições utilizadas na consulta, pois, lembre-se que nestas consultas mesmo que a condição não satisfaça uma linha em comparação com linhas da outra tabela, elas serão retornadas acompanhadas de valores nulos. Vejam um exemplo:</text:p>
      <text:p text:style-name="Text_20_body">Se acaso quiser saber quais são as cidades registradas como sendo da região de Toscana, as consultas abaixo podem não ser as mais apropriadas:</text:p>
      <text:p text:style-name="P7">SELECT cidade.descricao, subregiao.descricao FROM cidade LEFT OUTER JOIN subregiao ON cidade.codigo_subregiao = subregiao.codigo_subregiao AND subregiao.descricao = "Toscana"</text:p>
      <table:table table:name="Table14" table:style-name="Table14">
        <table:table-column table:style-name="Table14.A"/>
        <table:table-column table:style-name="Table14.B"/>
        <table:table-row table:style-name="Table14.1">
          <table:table-cell table:style-name="Table14.A1" office:value-type="string">
            <text:p text:style-name="P30">descricao</text:p>
          </table:table-cell>
          <table:table-cell table:style-name="Table14.B1" office:value-type="string">
            <text:p text:style-name="P30">descricao_1</text:p>
          </table:table-cell>
        </table:table-row>
        <table:table-row table:style-name="Table14.2">
          <table:table-cell table:style-name="Table14.A2" office:value-type="string">
            <text:p text:style-name="P28">Curitiba</text:p>
          </table:table-cell>
          <table:table-cell table:style-name="Table14.B2" office:value-type="string">
            <text:p text:style-name="P28">Null</text:p>
          </table:table-cell>
        </table:table-row>
        <table:table-row table:style-name="Table14.2">
          <table:table-cell table:style-name="Table14.A2" office:value-type="string">
            <text:p text:style-name="P28">Sao Paulo</text:p>
          </table:table-cell>
          <table:table-cell table:style-name="Table14.B2" office:value-type="string">
            <text:p text:style-name="P28">Null</text:p>
          </table:table-cell>
        </table:table-row>
        <table:table-row table:style-name="Table14.2">
          <table:table-cell table:style-name="Table14.A2" office:value-type="string">
            <text:p text:style-name="P28">Guarulhos</text:p>
          </table:table-cell>
          <table:table-cell table:style-name="Table14.B2" office:value-type="string">
            <text:p text:style-name="P28">Null</text:p>
          </table:table-cell>
        </table:table-row>
        <table:table-row table:style-name="Table14.2">
          <table:table-cell table:style-name="Table14.A2" office:value-type="string">
            <text:p text:style-name="P28">Buenos Aires</text:p>
          </table:table-cell>
          <table:table-cell table:style-name="Table14.B2" office:value-type="string">
            <text:p text:style-name="P28">Null</text:p>
          </table:table-cell>
        </table:table-row>
        <table:table-row table:style-name="Table14.2">
          <table:table-cell table:style-name="Table14.A2" office:value-type="string">
            <text:p text:style-name="P28">La Plata</text:p>
          </table:table-cell>
          <table:table-cell table:style-name="Table14.B2" office:value-type="string">
            <text:p text:style-name="P28">Null</text:p>
          </table:table-cell>
        </table:table-row>
        <table:table-row table:style-name="Table14.2">
          <table:table-cell table:style-name="Table14.A2" office:value-type="string">
            <text:p text:style-name="P28">Cordoba</text:p>
          </table:table-cell>
          <table:table-cell table:style-name="Table14.B2" office:value-type="string">
            <text:p text:style-name="P28">Null</text:p>
          </table:table-cell>
        </table:table-row>
        <table:table-row table:style-name="Table14.2">
          <table:table-cell table:style-name="Table14.A2" office:value-type="string">
            <text:p text:style-name="P28">San Francisco</text:p>
          </table:table-cell>
          <table:table-cell table:style-name="Table14.B2" office:value-type="string">
            <text:p text:style-name="P28">Null</text:p>
          </table:table-cell>
        </table:table-row>
        <table:table-row table:style-name="Table14.2">
          <table:table-cell table:style-name="Table14.A2" office:value-type="string">
            <text:p text:style-name="P28">Los Angeles</text:p>
          </table:table-cell>
          <table:table-cell table:style-name="Table14.B2" office:value-type="string">
            <text:p text:style-name="P28">Null</text:p>
          </table:table-cell>
        </table:table-row>
        <table:table-row table:style-name="Table14.2">
          <table:table-cell table:style-name="Table14.A2" office:value-type="string">
            <text:p text:style-name="P28">Orlando</text:p>
          </table:table-cell>
          <table:table-cell table:style-name="Table14.B2" office:value-type="string">
            <text:p text:style-name="P28">Null</text:p>
          </table:table-cell>
        </table:table-row>
        <table:table-row table:style-name="Table14.2">
          <table:table-cell table:style-name="Table14.A2" office:value-type="string">
            <text:p text:style-name="P28">Miami</text:p>
          </table:table-cell>
          <table:table-cell table:style-name="Table14.B2" office:value-type="string">
            <text:p text:style-name="P28">Null</text:p>
          </table:table-cell>
        </table:table-row>
        <table:table-row table:style-name="Table14.12">
          <table:table-cell table:style-name="Table14.A2" office:value-type="string">
            <text:p text:style-name="P28">Siena</text:p>
          </table:table-cell>
          <table:table-cell table:style-name="Table14.B2" office:value-type="string">
            <text:p text:style-name="P28">Toscana<text:soft-page-break/></text:p>
          </table:table-cell>
        </table:table-row>
        <table:table-row table:style-name="Table14.12">
          <table:table-cell table:style-name="Table14.A2" office:value-type="string">
            <text:p text:style-name="P28">Florenca</text:p>
          </table:table-cell>
          <table:table-cell table:style-name="Table14.B2" office:value-type="string">
            <text:p text:style-name="P28">Toscana</text:p>
          </table:table-cell>
        </table:table-row>
        <table:table-row table:style-name="Table14.2">
          <table:table-cell table:style-name="Table14.A2" office:value-type="string">
            <text:p text:style-name="P28">Milao</text:p>
          </table:table-cell>
          <table:table-cell table:style-name="Table14.B2" office:value-type="string">
            <text:p text:style-name="P28">Null</text:p>
          </table:table-cell>
        </table:table-row>
        <table:table-row table:style-name="Table14.2">
          <table:table-cell table:style-name="Table14.A2" office:value-type="string">
            <text:p text:style-name="P28">Yokohama</text:p>
          </table:table-cell>
          <table:table-cell table:style-name="Table14.B2" office:value-type="string">
            <text:p text:style-name="P28">Null</text:p>
          </table:table-cell>
        </table:table-row>
      </table:table>
      <text:p text:style-name="P7">SELECT cidade.descricao, subregiao.descricao FROM cidade RIGHT OUTER JOIN subregiao ON cidade.codigo_subregiao = subregiao.codigo_subregiao AND subregiao.descricao = "Toscana"</text:p>
      <table:table table:name="Table15" table:style-name="Table15">
        <table:table-column table:style-name="Table15.A"/>
        <table:table-column table:style-name="Table15.B"/>
        <table:table-row table:style-name="Table15.1">
          <table:table-cell table:style-name="Table15.A1" office:value-type="string">
            <text:p text:style-name="P30">descricao</text:p>
          </table:table-cell>
          <table:table-cell table:style-name="Table15.B1" office:value-type="string">
            <text:p text:style-name="P30">descricao_1</text:p>
          </table:table-cell>
        </table:table-row>
        <table:table-row table:style-name="Table15.2">
          <table:table-cell table:style-name="Table15.A2" office:value-type="string">
            <text:p text:style-name="P28">Null</text:p>
          </table:table-cell>
          <table:table-cell table:style-name="Table15.B2" office:value-type="string">
            <text:p text:style-name="P28">Parana</text:p>
          </table:table-cell>
        </table:table-row>
        <table:table-row table:style-name="Table15.2">
          <table:table-cell table:style-name="Table15.A2" office:value-type="string">
            <text:p text:style-name="P28">Null</text:p>
          </table:table-cell>
          <table:table-cell table:style-name="Table15.B2" office:value-type="string">
            <text:p text:style-name="P28">Sao Paulo</text:p>
          </table:table-cell>
        </table:table-row>
        <table:table-row table:style-name="Table15.2">
          <table:table-cell table:style-name="Table15.A2" office:value-type="string">
            <text:p text:style-name="P28">Null</text:p>
          </table:table-cell>
          <table:table-cell table:style-name="Table15.B2" office:value-type="string">
            <text:p text:style-name="P28">Rio Grande do Sul</text:p>
          </table:table-cell>
        </table:table-row>
        <table:table-row table:style-name="Table15.2">
          <table:table-cell table:style-name="Table15.A2" office:value-type="string">
            <text:p text:style-name="P28">Null</text:p>
          </table:table-cell>
          <table:table-cell table:style-name="Table15.B2" office:value-type="string">
            <text:p text:style-name="P28">Buenos Aires</text:p>
          </table:table-cell>
        </table:table-row>
        <table:table-row table:style-name="Table15.2">
          <table:table-cell table:style-name="Table15.A2" office:value-type="string">
            <text:p text:style-name="P28">Null</text:p>
          </table:table-cell>
          <table:table-cell table:style-name="Table15.B2" office:value-type="string">
            <text:p text:style-name="P28">Cordoba</text:p>
          </table:table-cell>
        </table:table-row>
        <table:table-row table:style-name="Table15.2">
          <table:table-cell table:style-name="Table15.A2" office:value-type="string">
            <text:p text:style-name="P28">Null</text:p>
          </table:table-cell>
          <table:table-cell table:style-name="Table15.B2" office:value-type="string">
            <text:p text:style-name="P28">California</text:p>
          </table:table-cell>
        </table:table-row>
        <table:table-row table:style-name="Table15.2">
          <table:table-cell table:style-name="Table15.A2" office:value-type="string">
            <text:p text:style-name="P28">Null</text:p>
          </table:table-cell>
          <table:table-cell table:style-name="Table15.B2" office:value-type="string">
            <text:p text:style-name="P28">Florida</text:p>
          </table:table-cell>
        </table:table-row>
        <table:table-row table:style-name="Table15.9">
          <table:table-cell table:style-name="Table15.A2" office:value-type="string">
            <text:p text:style-name="P28">Siena</text:p>
          </table:table-cell>
          <table:table-cell table:style-name="Table15.B2" office:value-type="string">
            <text:p text:style-name="P28">Toscana</text:p>
          </table:table-cell>
        </table:table-row>
        <table:table-row table:style-name="Table15.9">
          <table:table-cell table:style-name="Table15.A2" office:value-type="string">
            <text:p text:style-name="P28">Florenca</text:p>
          </table:table-cell>
          <table:table-cell table:style-name="Table15.B2" office:value-type="string">
            <text:p text:style-name="P28">Toscana</text:p>
          </table:table-cell>
        </table:table-row>
        <table:table-row table:style-name="Table15.2">
          <table:table-cell table:style-name="Table15.A2" office:value-type="string">
            <text:p text:style-name="P28">Null</text:p>
          </table:table-cell>
          <table:table-cell table:style-name="Table15.B2" office:value-type="string">
            <text:p text:style-name="P28">Lombardia</text:p>
          </table:table-cell>
        </table:table-row>
        <table:table-row table:style-name="Table15.2">
          <table:table-cell table:style-name="Table15.A2" office:value-type="string">
            <text:p text:style-name="P28">Null</text:p>
          </table:table-cell>
          <table:table-cell table:style-name="Table15.B2" office:value-type="string">
            <text:p text:style-name="P28">Aquitania</text:p>
          </table:table-cell>
        </table:table-row>
        <table:table-row table:style-name="Table15.2">
          <table:table-cell table:style-name="Table15.A2" office:value-type="string">
            <text:p text:style-name="P28">Null</text:p>
          </table:table-cell>
          <table:table-cell table:style-name="Table15.B2" office:value-type="string">
            <text:p text:style-name="P28">Borgonha<text:soft-page-break/></text:p>
          </table:table-cell>
        </table:table-row>
        <table:table-row table:style-name="Table15.2">
          <table:table-cell table:style-name="Table15.A2" office:value-type="string">
            <text:p text:style-name="P28">Null</text:p>
          </table:table-cell>
          <table:table-cell table:style-name="Table15.B2" office:value-type="string">
            <text:p text:style-name="P28">Calabria</text:p>
          </table:table-cell>
        </table:table-row>
        <table:table-row table:style-name="Table15.2">
          <table:table-cell table:style-name="Table15.A2" office:value-type="string">
            <text:p text:style-name="P28">Null</text:p>
          </table:table-cell>
          <table:table-cell table:style-name="Table15.B2" office:value-type="string">
            <text:p text:style-name="P28">Massachussetts</text:p>
          </table:table-cell>
        </table:table-row>
        <table:table-row table:style-name="Table15.2">
          <table:table-cell table:style-name="Table15.A2" office:value-type="string">
            <text:p text:style-name="P28">Null</text:p>
          </table:table-cell>
          <table:table-cell table:style-name="Table15.B2" office:value-type="string">
            <text:p text:style-name="P28">Chiapas</text:p>
          </table:table-cell>
        </table:table-row>
      </table:table>
      <text:p text:style-name="Text_20_body">O mais correto para esta consulta é utilizar</text:p>
      <text:p text:style-name="P7">SELECT cidade.descricao, subregiao.descricao FROM cidade INNER JOIN subregiao USING (codigo_subregiao) WHERE subregiao.descricao = "Toscana"</text:p>
      <text:p text:style-name="Text_20_body">ou</text:p>
      <text:p text:style-name="P7">SELECT cidade.descricao, subregiao.descricao FROM cidade INNER JOIN subregiao ON cidade.codigo_subregiao = subregiao.codigo_subregiao AND subregiao.descricao = "Toscana"</text:p>
      <text:p text:style-name="Text_20_body">que retornarão o mesmo resultado:</text:p>
      <table:table table:name="Table16" table:style-name="Table16">
        <table:table-column table:style-name="Table16.A"/>
        <table:table-column table:style-name="Table16.B"/>
        <table:table-row table:style-name="Table16.1">
          <table:table-cell table:style-name="Table16.A1" office:value-type="string">
            <text:p text:style-name="P30">nome_cidade</text:p>
          </table:table-cell>
          <table:table-cell table:style-name="Table16.B1" office:value-type="string">
            <text:p text:style-name="P30">nome_subregiao</text:p>
          </table:table-cell>
        </table:table-row>
        <table:table-row table:style-name="Table16.2">
          <table:table-cell table:style-name="Table16.A2" office:value-type="string">
            <text:p text:style-name="P28">Siena</text:p>
          </table:table-cell>
          <table:table-cell table:style-name="Table16.B2" office:value-type="string">
            <text:p text:style-name="P28">Toscana</text:p>
          </table:table-cell>
        </table:table-row>
        <table:table-row table:style-name="Table16.2">
          <table:table-cell table:style-name="Table16.A2" office:value-type="string">
            <text:p text:style-name="P28">Florenca</text:p>
          </table:table-cell>
          <table:table-cell table:style-name="Table16.B2" office:value-type="string">
            <text:p text:style-name="P28">Toscana</text:p>
          </table:table-cell>
        </table:table-row>
      </table:table>
      <text:p text:style-name="Text_20_body">A utilização de JOINs pode parecer complicada, no entanto, ele existe para tornar mais fácil a elaboração das consultas. Espero que tenham compreendido e qualquer dúvida que aparecer pode entrar em contato comigo pelo meu <text:a xlink:type="simple" xlink:href="mailto:danieloslei@imastes.com.br">e-mail </text:a>. Até a próxima semana.</text:p>
      <text:p text:style-name="Standard"/>
      <text:p text:style-name="P11">EXEMPLOS DE JOINS SOFISTICADOS</text:p>
      <text:p text:style-name="Standard"/>
      <text:p text:style-name="Standard">SELECT event.name, comment.comment </text:p>
      <text:p text:style-name="Standard"><text:tab/>FROM event, comment</text:p>
      <text:p text:style-name="Standard"><text:s text:c="4"/>WHERE event.id=comment.event_id;</text:p>
      <text:p text:style-name="Standard"/>
      <text:p text:style-name="Standard">SELECT event.name, comment.comment </text:p>
      <text:p text:style-name="Standard"><text:tab/>FROM event </text:p>
      <text:p text:style-name="Standard"><text:tab/>INNER JOIN comment</text:p>
      <text:p text:style-name="Standard"><text:s text:c="4"/>ON event.id=comment.event_id;</text:p>
      <text:p text:style-name="Standard"/>
      <text:p text:style-name="Standard"/>
      <text:p text:style-name="Standard">SELECT event.name, comment.comment </text:p>
      <text:p text:style-name="Standard"><text:tab/>FROM event </text:p>
      <text:p text:style-name="Standard"><text:tab/>LEFT JOIN comment ON</text:p>
      <text:p text:style-name="Standard"><text:soft-page-break/><text:s text:c="4"/>event.id=comment.event_id;</text:p>
      <text:p text:style-name="Standard"/>
      <text:p text:style-name="Standard"/>
      <text:p text:style-name="Standard">SELECT event.name, comment.comment </text:p>
      <text:p text:style-name="Standard"><text:tab/>FROM event </text:p>
      <text:p text:style-name="Standard"><text:tab/>RIGHT JOIN comment</text:p>
      <text:p text:style-name="Standard"><text:s text:c="4"/>ON event.id=comment.event_id;</text:p>
      <text:p text:style-name="Standard"/>
      <text:p text:style-name="Standard"/>
      <text:p text:style-name="Standard">SELECT event.name, comment.comment </text:p>
      <text:p text:style-name="Standard"><text:tab/>FROM comment </text:p>
      <text:p text:style-name="Standard"><text:tab/>RIGHT JOIN event</text:p>
      <text:p text:style-name="Standard"><text:s text:c="4"/>ON event.id=comment.event_id;</text:p>
      <text:p text:style-name="Standard"/>
      <text:p text:style-name="Standard"/>
      <text:p text:style-name="P20">Join</text:p>
      <text:p text:style-name="P19"/>
      <text:p text:style-name="P19">Non-equijoin – função de unir tabelas sem campos em comun.</text:p>
      <text:p text:style-name="P19"/>
      <text:p text:style-name="P19">select a.nome, b.codigo</text:p>
      <text:p text:style-name="P19"><text:tab/>from cd a, cd, cat b</text:p>
      <text:p text:style-name="P19"><text:tab/>where a.preco between b.menor_preco and b.maior_preco;</text:p>
      <text:p text:style-name="P19"/>
      <text:p text:style-name="P19"/>
      <text:p text:style-name="P20">União Regular (inner join ou equi-join)</text:p>
      <text:p text:style-name="P19"/>
      <text:p text:style-name="P19">São os join que tem a cláusula WHERE unindo a PK com a FK das tabelas afetadas.</text:p>
      <text:p text:style-name="P19"/>
      <text:p text:style-name="P19">select cd.cod, gravadora.nome</text:p>
      <text:p text:style-name="P19"><text:tab/>from cd, gravadora</text:p>
      <text:p text:style-name="P19"><text:tab/>where cd.cod_grav = gradora.cod_grav;</text:p>
      <text:p text:style-name="P19"/>
      <text:p text:style-name="P19"/>
      <text:p text:style-name="P19">Sintaxe alternativa (quando a PK e a FK têm o mesmo nome):</text:p>
      <text:p text:style-name="P19"/>
      <text:p text:style-name="P19">select cd.cod, gravadora.nome</text:p>
      <text:p text:style-name="P19"><text:tab/>from cd natural join gravadora;</text:p>
      <text:p text:style-name="P19"/>
      <text:p text:style-name="P19"/>
      <text:p text:style-name="P20">Apelidos em Tabelas</text:p>
      <text:p text:style-name="P19"/>
      <text:p text:style-name="P19">select a.codigo, b.nome</text:p>
      <text:p text:style-name="P19"><text:tab/>from cd a, gravadora b</text:p>
      <text:p text:style-name="P19"><text:tab/>where a.codigo = b.codigo;</text:p>
      <text:p text:style-name="P19"/>
      <text:p text:style-name="P20">Unindo mais de duas Tabelas</text:p>
      <text:p text:style-name="P19"/>
      <text:p text:style-name="P19">select a.nome, b.numero, c.nome</text:p>
      <text:p text:style-name="P19"><text:soft-page-break/><text:tab/>from cd a, faixa b, musica c</text:p>
      <text:p text:style-name="P19"><text:tab/>where a.codigo in(1,2)</text:p>
      <text:p text:style-name="P19"><text:tab/>and a.codigo = b.codigo</text:p>
      <text:p text:style-name="P19"><text:tab/>and b.codigo = c.codigo;</text:p>
      <text:p text:style-name="P19"/>
      <text:p text:style-name="P19"/>
      <text:p text:style-name="P20">Outer Join no PostgreSQL (com SQL padrão):</text:p>
      <text:p text:style-name="P19"/>
      <text:p text:style-name="P38"><text:s text:c="4"/>SELECT *</text:p>
      <text:p text:style-name="P31"><text:s text:c="4"/>FROM t1 LEFT OUTER JOIN t2 ON (t1.col = t2.col);</text:p>
      <text:p text:style-name="Text_20_body">ou </text:p>
      <text:p text:style-name="Preformatted_20_Text"><text:s text:c="4"/>SELECT *</text:p>
      <text:p text:style-name="P31"><text:s text:c="4"/>FROM t1 LEFT OUTER JOIN t2 USING (col);</text:p>
      <text:p text:style-name="P19"/>
      <text:p text:style-name="Standard"/>
      <text:p text:style-name="Standard">Mais detalhes em:</text:p>
      <text:p text:style-name="Standard"><text:a xlink:type="simple" xlink:href="http://imasters.uol.com.br/artigo/6374/bancodedados/consultas_com_joins/imprimir/">http://imasters.uol.com.br/artigo/6374/bancodedados/consultas_com_joins/imprimir/</text:a></text:p>
      <text:p text:style-name="Standard"><text:a xlink:type="simple" xlink:href="http://www.imasters.com.br/artigo.php?cn=2867&amp;cc=23">http://www.imasters.com.br/artigo.php?cn=2867&amp;cc=23</text:a></text:p>
      <text:p text:style-name="Standard"><text:a xlink:type="simple" xlink:href="http://imasters.uol.com.br/artigo/2870/postgresql/juncao_entre_tabelas_no_postgresql_-_parte_02/">http://imasters.uol.com.br/artigo/2870/postgresql/juncao_entre_tabelas_no_postgresql_-_parte_02/</text:a></text:p>
      <text:p text:style-name="P9"><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Lucidasans1" svg:font-family="Lucidasans"/>
    <style:font-face style:name="Times" svg:font-family="Times"/>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32</text:page-number></text:span><text:span text:style-name="T1">/</text:span><text:span text:style-name="T1"><text:page-count>32</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ibamar FS</meta:initial-creator>
    <meta:creation-date>2008-02-25T12:21:41</meta:creation-date>
    <dc:date>2008-06-08T20:02:06</dc:date>
    <meta:editing-cycles>139</meta:editing-cycles>
    <meta:editing-duration>PT4H21M10S</meta:editing-duration>
    <meta:user-defined meta:name="Info 1"/>
    <meta:user-defined meta:name="Info 2"/>
    <meta:user-defined meta:name="Info 3"/>
    <meta:user-defined meta:name="Info 4"/>
    <meta:document-statistic meta:table-count="16" meta:image-count="1" meta:object-count="0" meta:page-count="32" meta:paragraph-count="1097" meta:word-count="5972" meta:character-count="35805"/>
  </office:meta>
</office:document-meta>
</file>